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3.55mm"/>
    </style:style>
    <style:style style:name="co2" style:family="table-column">
      <style:table-column-properties fo:break-before="auto" style:column-width="92.6mm"/>
    </style:style>
    <style:style style:name="co3" style:family="table-column">
      <style:table-column-properties fo:break-before="auto" style:column-width="16.67mm"/>
    </style:style>
    <style:style style:name="co4" style:family="table-column">
      <style:table-column-properties fo:break-before="auto" style:column-width="67.47mm"/>
    </style:style>
    <style:style style:name="co12" style:family="table-column">
      <style:table-column-properties fo:break-before="auto" style:column-width="16.14mm"/>
    </style:style>
    <style:style style:name="co6" style:family="table-column">
      <style:table-column-properties fo:break-before="auto" style:column-width="77.52mm"/>
    </style:style>
    <style:style style:name="co7" style:family="table-column">
      <style:table-column-properties fo:break-before="auto" style:column-width="32.01mm"/>
    </style:style>
    <style:style style:name="co8" style:family="table-column">
      <style:table-column-properties fo:break-before="auto" style:column-width="140.23mm"/>
    </style:style>
    <style:style style:name="co9" style:family="table-column">
      <style:table-column-properties fo:break-before="auto" style:column-width="30.69mm"/>
    </style:style>
    <style:style style:name="co10" style:family="table-column">
      <style:table-column-properties fo:break-before="auto" style:column-width="20.37mm"/>
    </style:style>
    <style:style style:name="co11" style:family="table-column">
      <style:table-column-properties fo:break-before="auto" style:column-width="21.7mm"/>
    </style:style>
    <style:style style:name="co13" style:family="table-column">
      <style:table-column-properties fo:break-before="auto" style:column-width="76.2mm"/>
    </style:style>
    <style:style style:name="ro1" style:family="table-row">
      <style:table-row-properties style:row-height="5.17mm" fo:break-before="auto" style:use-optimal-row-height="false"/>
    </style:style>
    <style:style style:name="ro2" style:family="table-row">
      <style:table-row-properties style:row-height="5.17mm" fo:break-before="auto" style:use-optimal-row-height="true"/>
    </style:style>
    <style:style style:name="ro3" style:family="table-row">
      <style:table-row-properties style:row-height="10.94mm" fo:break-before="auto" style:use-optimal-row-height="false"/>
    </style:style>
    <style:style style:name="ro4" style:family="table-row">
      <style:table-row-properties style:row-height="9.17mm" fo:break-before="auto" style:use-optimal-row-height="false"/>
    </style:style>
    <style:style style:name="ro5" style:family="table-row">
      <style:table-row-properties style:row-height="13.41mm" fo:break-before="auto" style:use-optimal-row-height="false"/>
    </style:style>
    <style:style style:name="ro6" style:family="table-row">
      <style:table-row-properties style:row-height="6.83mm" fo:break-before="auto" style:use-optimal-row-height="true"/>
    </style:style>
    <style:style style:name="ro7" style:family="table-row">
      <style:table-row-properties style:row-height="4.52mm" fo:break-before="auto" style:use-optimal-row-height="true"/>
    </style:style>
    <style:style style:name="ro8" style:family="table-row">
      <style:table-row-properties style:row-height="8.82mm" fo:break-before="auto" style:use-optimal-row-height="false"/>
    </style:style>
    <style:style style:name="ro9" style:family="table-row">
      <style:table-row-properties style:row-height="8.98mm" fo:break-before="auto" style:use-optimal-row-height="true"/>
    </style:style>
    <style:style style:name="ro10" style:family="table-row">
      <style:table-row-properties style:row-height="10.85mm" fo:break-before="auto" style:use-optimal-row-height="false"/>
    </style:style>
    <style:style style:name="ta1" style:family="table" style:master-page-name="PageStyle_5f_Instructions">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tatus">
      <style:table-properties table:display="true" style:writing-mode="lr-tb"/>
    </style:style>
    <number:text-style style:name="N100">
      <number:text-content/>
    </number:text-style>
    <style:style style:name="ce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text-position="" style:font-name="Arial"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2" style:family="table-cell" style:parent-style-name="Default">
      <style:table-cell-properties style:rotation-align="none"/>
      <style:text-properties style:use-window-font-color="true" style:text-outline="false" style:text-line-through-style="none" style:text-line-through-type="none" style:text-position=""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table-cell-properties style:rotation-align="none"/>
      <style:text-properties style:text-position=""/>
    </style:style>
    <style:style style:name="ce4" style:family="table-cell" style:parent-style-name="Default">
      <style:table-cell-properties style:rotation-align="none"/>
      <style:text-properties fo:color="#0000ff" style:text-outline="false" style:text-line-through-style="none" style:text-line-through-type="none" style:text-position=""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8" style:family="table-cell" style:parent-style-name="Default">
      <style:table-cell-properties style:rotation-align="non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 style:family="table-cell" style:parent-style-name="Default">
      <style:table-cell-properties style:rotation-align="none"/>
    </style:style>
    <style:style style:name="ce10" style:family="table-cell" style:parent-style-name="Default">
      <style:table-cell-properties style:rotation-align="none"/>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fo:background-color="#969696"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Excel_20_Built-in_20_Hyperlink">
      <style:table-cell-properties fo:background-color="#fcf30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d4" style:text-outline="false" style:text-line-through-style="none" style:text-line-through-type="none" style:font-name="Arial"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fo:background-color="#969696"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ackground-color="#808080"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table-cell-properties fo:background-color="#808080"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fo:background-color="#808080"/>
      <style:text-properties fo:font-weight="bold" style:font-weight-asian="bold" style:font-weight-complex="bold"/>
    </style:style>
    <style:style style:name="ce22" style:family="table-cell" style:parent-style-name="Default">
      <style:table-cell-properties style:rotation-align="non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 style:family="table-cell" style:parent-style-name="Default">
      <style:table-cell-properties fo:background-color="#fcf305"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969696" style:rotation-align="none"/>
    </style:style>
    <style:style style:name="ce25" style:family="table-cell" style:parent-style-name="Default">
      <style:table-cell-properties fo:background-color="#969696" style:rotation-align="non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ackground-color="#80808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666666"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fo:background-color="#969696"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Default">
      <style:table-cell-properties fo:background-color="#fcf305"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Default">
      <style:table-cell-properties fo:background-color="#969696"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3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fo:background-color="#969696"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36" style:family="table-cell" style:parent-style-name="Default">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text-align-source="fix" style:repeat-content="false" style:rotation-align="none"/>
      <style:paragraph-properties fo:text-align="center" fo:margin-left="0mm"/>
    </style:style>
    <style:style style:name="ce38" style:family="table-cell" style:parent-style-name="Default">
      <style:table-cell-properties fo:background-color="#666666" style:rotation-align="none"/>
    </style:style>
    <style:style style:name="ce39" style:family="table-cell" style:parent-style-name="Default">
      <style:table-cell-properties style:rotation-align="none"/>
      <style:text-properties style:font-name="Arial" style:font-name-asian="Noto Sans CJK SC Regular" style:font-name-complex="FreeSans"/>
    </style:style>
    <style:style style:name="ce40" style:family="table-cell" style:parent-style-name="Default">
      <style:table-cell-properties fo:background-color="#808080" style:rotation-align="none"/>
    </style:style>
    <style:style style:name="ce41" style:family="table-cell" style:parent-style-name="Default" style:data-style-name="N100">
      <style:table-cell-properties fo:background-color="#969696"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Default">
      <style:table-cell-properties fo:background-color="#969696"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justify" css3t:text-justify="auto" fo:margin-left="0mm" style:writing-mode="page"/>
    </style:style>
    <style:style style:name="ce44" style:family="table-cell" style:parent-style-name="Default" style:data-style-name="N100">
      <style:table-cell-properties fo:background-color="#969696"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Default" style:data-style-name="N100">
      <style:table-cell-properties fo:background-color="#fcf305"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 style:family="table-cell" style:parent-style-name="Default" style:data-style-name="N100">
      <style:table-cell-properties fo:background-color="#969696"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7" style:family="table-cell" style:parent-style-name="Default" style:data-style-name="N100">
      <style:table-cell-properties fo:background-color="#0066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data-style-name="N100">
      <style:table-cell-properties fo:background-color="#0066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Delayed&quot;" style:apply-style-name="ConditionalStyle_5f_1" style:base-cell-address="Status.F16"/>
      <style:map style:condition="cell-content()=&quot;Done&quot;" style:apply-style-name="ConditionalStyle_5f_2" style:base-cell-address="Status.F16"/>
      <style:map style:condition="cell-content()=&quot;Ongoing&quot;" style:apply-style-name="ConditionalStyle_5f_3" style:base-cell-address="Status.F16"/>
    </style:style>
    <style:style style:name="ce50" style:family="table-cell" style:parent-style-name="Default" style:data-style-name="N100">
      <style:table-cell-properties fo:background-color="#969696"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map style:condition="cell-content()=&quot;Delayed&quot;" style:apply-style-name="ConditionalStyle_5f_1" style:base-cell-address="Status.F18"/>
      <style:map style:condition="cell-content()=&quot;Done&quot;" style:apply-style-name="ConditionalStyle_5f_2" style:base-cell-address="Status.F18"/>
      <style:map style:condition="cell-content()=&quot;Ongoing&quot;" style:apply-style-name="ConditionalStyle_5f_3" style:base-cell-address="Status.F18"/>
    </style:style>
    <style:style style:name="ce51" style:family="table-cell" style:parent-style-name="Default">
      <style:table-cell-properties fo:background-color="#0066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data-style-name="N100">
      <style:table-cell-properties fo:background-color="#0066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data-style-name="N100">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data-style-name="N100">
      <style:table-cell-properties fo:background-color="#ff3333"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fo:background-color="#0066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Delayed&quot;" style:apply-style-name="ConditionalStyle_5f_1" style:base-cell-address="Status.F26"/>
      <style:map style:condition="cell-content()=&quot;Done&quot;" style:apply-style-name="ConditionalStyle_5f_2" style:base-cell-address="Status.F26"/>
      <style:map style:condition="cell-content()=&quot;Ongoing&quot;" style:apply-style-name="ConditionalStyle_5f_3" style:base-cell-address="Status.F26"/>
    </style:style>
    <style:style style:name="ce56" style:family="table-cell" style:parent-style-name="Default" style:data-style-name="N100">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map style:condition="cell-content()=&quot;Delayed&quot;" style:apply-style-name="ConditionalStyle_5f_1" style:base-cell-address="Status.F26"/>
      <style:map style:condition="cell-content()=&quot;Done&quot;" style:apply-style-name="ConditionalStyle_5f_2" style:base-cell-address="Status.F26"/>
      <style:map style:condition="cell-content()=&quot;Ongoing&quot;" style:apply-style-name="ConditionalStyle_5f_3" style:base-cell-address="Status.F26"/>
    </style:style>
    <style:style style:name="ce57" style:family="table-cell" style:parent-style-name="Default">
      <style:table-cell-properties fo:background-color="#0066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Delayed&quot;" style:apply-style-name="ConditionalStyle_5f_7" style:base-cell-address="Status.F29"/>
      <style:map style:condition="cell-content()=&quot;Done&quot;" style:apply-style-name="ConditionalStyle_5f_8" style:base-cell-address="Status.F29"/>
      <style:map style:condition="cell-content()=&quot;Ongoing&quot;" style:apply-style-name="ConditionalStyle_5f_9" style:base-cell-address="Status.F29"/>
    </style:style>
    <style:style style:name="ce58" style:family="table-cell" style:parent-style-name="Default" style:data-style-name="N100">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data-style-name="N100">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map style:condition="cell-content()=&quot;Delayed&quot;" style:apply-style-name="ConditionalStyle_5f_4" style:base-cell-address="Status.F33"/>
      <style:map style:condition="cell-content()=&quot;Done&quot;" style:apply-style-name="ConditionalStyle_5f_5" style:base-cell-address="Status.F33"/>
      <style:map style:condition="cell-content()=&quot;Ongoing&quot;" style:apply-style-name="ConditionalStyle_5f_6" style:base-cell-address="Status.F33"/>
    </style:style>
    <style:style style:name="ce60" style:family="table-cell" style:parent-style-name="Default" style:data-style-name="N100">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table-cell-properties fo:background-color="#006600" style:text-align-source="fix" style:repeat-content="false" style:rotation-align="none"/>
      <style:paragraph-properties fo:text-align="center" fo:margin-left="0mm"/>
    </style:style>
    <style:style style:name="ce62" style:family="table-cell" style:parent-style-name="Default">
      <style:table-cell-properties fo:background-color="#ffff66" style:text-align-source="fix" style:repeat-content="false" style:rotation-align="none"/>
      <style:paragraph-properties fo:text-align="center" fo:margin-left="0mm"/>
    </style:style>
    <style:style style:name="ce63" style:family="table-cell" style:parent-style-name="Default">
      <style:table-cell-properties fo:background-color="#ffff00" style:text-align-source="fix" style:repeat-content="false" style:rotation-align="none"/>
      <style:paragraph-properties fo:text-align="center" fo:margin-left="0mm"/>
      <style:text-properties fo:color="#000000"/>
    </style:style>
    <style:style style:name="ce64" style:family="table-cell" style:parent-style-name="Default">
      <style:table-cell-properties fo:background-color="#ffff00" style:text-align-source="fix" style:repeat-content="false" style:rotation-align="none"/>
      <style:paragraph-properties fo:text-align="center" fo:margin-left="0mm"/>
    </style:style>
    <style:style style:name="ce6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66" style:family="table-cell" style:parent-style-name="Default">
      <style:table-cell-properties fo:background-color="#999999" style:rotation-align="none"/>
    </style:style>
    <style:style style:name="ce67" style:family="table-cell" style:parent-style-name="Default" style:data-style-name="N100">
      <style:table-cell-properties fo:background-color="#999999"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8" style:family="table-cell" style:parent-style-name="Default">
      <style:table-cell-properties fo:background-color="#9999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9" style:family="table-cell" style:parent-style-name="Default">
      <style:table-cell-properties fo:background-color="#ffcc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 style:family="table-cell" style:parent-style-name="Default">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 style:family="table-cell" style:parent-style-name="Default">
      <style:table-cell-properties fo:background-color="#ffcc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7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1" style:family="text">
      <style:text-properties fo:color="#0000ff" style:text-outline="false" style:text-line-through-style="none" style:text-line-through-type="none" style:text-position="0% 100%" style:font-name="Arial"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T2" style:family="text">
      <style:text-properties style:text-outline="false" style:text-line-through-style="none" style:text-line-through-type="none" style:text-position="0% 100%"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3" style:family="text">
      <style:text-properties fo:color="#0000ff" style:font-name="Arial" fo:font-size="15pt" fo:font-weight="normal" style:text-underline-style="none" style:text-underline-color="font-color" style:text-line-through-type="none" fo:font-style="normal" style:text-outline="false" fo:text-shadow="none" style:text-position="0%" style:font-size-asian="15pt" style:font-size-complex="15pt" style:font-weight-asian="normal" style:font-weight-complex="normal" style:font-style-asian="normal" style:font-style-complex="normal"/>
    </style:style>
    <style:style style:name="T4" style:family="text">
      <style:text-properties style:font-name="Arial"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Instruction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Instruction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3"/>
        <table:table-column table:style-name="co2" table:default-cell-style-name="ce3"/>
        <table:table-column table:style-name="co3" table:number-columns-repeated="4" table:default-cell-style-name="Default"/>
        <table:table-column table:style-name="co4" table:default-cell-style-name="ce3"/>
        <table:table-column table:style-name="co3" table:number-columns-repeated="1017" table:default-cell-style-name="Default"/>
        <table:table-row table:style-name="ro1">
          <table:table-cell table:style-name="ce1" office:value-type="string" calcext:value-type="string" table:number-columns-spanned="7" table:number-rows-spanned="11">
            <text:p><text:span text:style-name="T1">Using the Status tracker </text:span></text:p>
            <text:p><text:span text:style-name="T2">- At the end of each week, update the status of all activities completed during the week.</text:span></text:p>
            <text:p><text:span text:style-name="T2">- The status tracker shown in this worksheet is an example tracker (values filled are during the middle of the week).</text:span></text:p>
            <text:p><text:span text:style-name="T2">- Fill in hours spent on each activity during the current week.</text:span></text:p>
            <text:p><text:span text:style-name="T2">- If 5 team members each spent an hour, that counts as 5 hours. </text:span></text:p>
            <text:p><text:span text:style-name="T2">- Fill in time for activities not fully completed ("ongoing") as well, then update these values during following weeks.</text:span></text:p>
            <text:p><text:span text:style-name="T2">- During the planning phases, identify the activities to be done during each week.</text:span></text:p>
            <text:p><text:span text:style-name="T2">- If you spend time on an activity not listed in the tracker, add the activity and list actual hours (need not fill in estimated hours if you didn't estimate it up front).</text:span></text:p>
            <text:p><text:span text:style-name="T2">- For new activities, identify the type of activity - documentation, coordination, estimation etc. </text:span></text:p>
            <text:p><text:span text:style-name="T2">- At the end of each week, plan ahead for the following week Identify people responsible for each activity.</text:span></text:p>
            <text:p><text:span text:style-name="T2">- Estimate the hours needed for the activity</text:span></text:p>
            <text:p><text:span text:style-name="T2">- Error in estimation is calculated using a formula that’s already applied.</text:span></text:p>
          </table:table-cell>
          <table:covered-table-cell table:number-columns-repeated="6"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3">
          <table:table-cell table:style-name="ce2" office:value-type="string" calcext:value-type="string">
            <text:p>PROJECT NUMBER</text:p>
          </table:table-cell>
          <table:table-cell table:style-name="ce4" office:value-type="float" office:value="12" calcext:value-type="float">
            <text:p>12</text:p>
          </table:table-cell>
          <table:table-cell table:number-columns-repeated="1022"/>
        </table:table-row>
        <table:table-row table:style-name="ro4">
          <table:table-cell table:style-name="ce2" office:value-type="string" calcext:value-type="string">
            <text:p>PROJECT NAME</text:p>
          </table:table-cell>
          <table:table-cell table:style-name="ce5" office:value-type="string" calcext:value-type="string">
            <text:p>IOT Dashboard and Analytics using superset</text:p>
          </table:table-cell>
          <table:table-cell table:number-columns-repeated="1022"/>
        </table:table-row>
        <table:table-row table:style-name="ro4">
          <table:table-cell table:style-name="ce2" office:value-type="string" calcext:value-type="string">
            <text:p>PROJECT MENTOR (sponsor)</text:p>
          </table:table-cell>
          <table:table-cell table:style-name="ce5" office:value-type="string" calcext:value-type="string">
            <text:p>Santosh B</text:p>
          </table:table-cell>
          <table:table-cell table:number-columns-repeated="1022"/>
        </table:table-row>
        <table:table-row table:style-name="ro5">
          <table:table-cell table:style-name="ce2" office:value-type="string" calcext:value-type="string">
            <text:p>TEAM MEMBERS</text:p>
          </table:table-cell>
          <table:table-cell table:style-name="ce6" office:value-type="string" calcext:value-type="string">
            <text:p>R.S.Subbulakshmi</text:p>
          </table:table-cell>
          <table:table-cell table:number-columns-repeated="1022"/>
        </table:table-row>
        <table:table-row table:style-name="ro2">
          <table:table-cell/>
          <table:table-cell table:style-name="ce6" office:value-type="string" calcext:value-type="string">
            <text:p>Arnav Kapoor </text:p>
          </table:table-cell>
          <table:table-cell table:number-columns-repeated="1022"/>
        </table:table-row>
        <table:table-row table:style-name="ro2">
          <table:table-cell/>
          <table:table-cell table:style-name="ce6" office:value-type="string" calcext:value-type="string">
            <text:p>Debojit Das</text:p>
          </table:table-cell>
          <table:table-cell table:number-columns-repeated="1022"/>
        </table:table-row>
        <table:table-row table:style-name="ro2">
          <table:table-cell/>
          <table:table-cell table:style-name="ce6" office:value-type="string" calcext:value-type="string">
            <text:p>Chinni Venkata Charan</text:p>
          </table:table-cell>
          <table:table-cell table:number-columns-repeated="1022"/>
        </table:table-row>
        <table:table-row table:style-name="ro2">
          <table:table-cell/>
          <table:table-cell table:style-name="ce6" office:value-type="string" calcext:value-type="string">
            <text:p>Ujwal Narayan N</text:p>
          </table:table-cell>
          <table:table-cell table:number-columns-repeated="1022"/>
        </table:table-row>
        <table:table-row table:style-name="ro6">
          <table:table-cell table:number-columns-repeated="1024"/>
        </table:table-row>
        <table:table-row table:style-name="ro2" table:number-rows-repeated="1048549">
          <table:table-cell table:number-columns-repeated="1024"/>
        </table:table-row>
        <table:table-row table:style-name="ro7" table:number-rows-repeated="6">
          <table:table-cell table:number-columns-repeated="1024"/>
        </table:table-row>
        <table:table-row table:style-name="ro7">
          <table:table-cell table:number-columns-repeated="1024"/>
        </table:table-row>
      </table:table>
      <table:table table:name="Status" table:style-name="ta4">
        <office:forms form:automatic-focus="false" form:apply-design-mode="false"/>
        <table:table-column table:style-name="co6" table:default-cell-style-name="ce9"/>
        <table:table-column table:style-name="co7" table:default-cell-style-name="ce9"/>
        <table:table-column table:style-name="co8" table:default-cell-style-name="ce31"/>
        <table:table-column table:style-name="co9" table:default-cell-style-name="ce31"/>
        <table:table-column table:style-name="co10" table:default-cell-style-name="ce31"/>
        <table:table-column table:style-name="co11" table:default-cell-style-name="ce65"/>
        <table:table-column table:style-name="co13" table:default-cell-style-name="ce9"/>
        <table:table-column table:style-name="co10" table:number-columns-repeated="2" table:default-cell-style-name="ce72"/>
        <table:table-column table:style-name="co3" table:number-columns-repeated="1015" table:default-cell-style-name="Default"/>
        <table:table-row table:style-name="ro8">
          <table:table-cell table:style-name="ce8" table:formula="of:=([$Instructions.A12])" office:value-type="string" office:string-value="PROJECT NUMBER" calcext:value-type="string">
            <text:p>PROJECT NUMBER</text:p>
          </table:table-cell>
          <table:table-cell table:style-name="ce22" office:value-type="float" office:value="12" calcext:value-type="float">
            <text:p>12</text:p>
          </table:table-cell>
          <table:table-cell table:style-name="ce9" table:number-columns-repeated="4"/>
          <table:table-cell table:style-name="Default"/>
          <table:table-cell table:style-name="ce31" table:number-columns-repeated="2"/>
          <table:table-cell table:number-columns-repeated="1015"/>
        </table:table-row>
        <table:table-row table:style-name="ro4">
          <table:table-cell table:style-name="ce8" table:formula="of:=([$Instructions.A13])" office:value-type="string" office:string-value="PROJECT NAME" calcext:value-type="string">
            <text:p>PROJECT NAME</text:p>
          </table:table-cell>
          <table:table-cell table:style-name="ce11" office:value-type="string" calcext:value-type="string">
            <text:p>IOT Dashboard and Analytics using superset</text:p>
          </table:table-cell>
          <table:table-cell table:style-name="ce9" table:number-columns-repeated="4"/>
          <table:table-cell table:style-name="Default"/>
          <table:table-cell table:style-name="ce31" table:number-columns-repeated="2"/>
          <table:table-cell table:number-columns-repeated="1015"/>
        </table:table-row>
        <table:table-row table:style-name="ro3">
          <table:table-cell table:style-name="ce8" table:formula="of:=([$Instructions.A14])" office:value-type="string" office:string-value="PROJECT MENTOR (sponsor)" calcext:value-type="string">
            <text:p>PROJECT MENTOR (sponsor)</text:p>
          </table:table-cell>
          <table:table-cell table:style-name="ce11" office:value-type="string" calcext:value-type="string">
            <text:p>Santosh B</text:p>
          </table:table-cell>
          <table:table-cell table:style-name="ce9" table:number-columns-repeated="4"/>
          <table:table-cell table:style-name="Default"/>
          <table:table-cell table:style-name="ce31" table:number-columns-repeated="2"/>
          <table:table-cell table:number-columns-repeated="1015"/>
        </table:table-row>
        <table:table-row table:style-name="ro2">
          <table:table-cell table:style-name="Default" table:number-columns-repeated="2"/>
          <table:table-cell table:style-name="ce9" table:number-columns-repeated="4"/>
          <table:table-cell table:style-name="Default"/>
          <table:table-cell table:style-name="ce31" table:number-columns-repeated="2"/>
          <table:table-cell table:number-columns-repeated="1015"/>
        </table:table-row>
        <table:table-row table:style-name="ro9">
          <table:table-cell table:style-name="ce13" office:value-type="string" calcext:value-type="string">
            <text:p>Activity Name</text:p>
          </table:table-cell>
          <table:table-cell table:style-name="ce13" table:content-validation-name="val1" office:value-type="string" calcext:value-type="string">
            <text:p>Type</text:p>
          </table:table-cell>
          <table:table-cell table:style-name="ce28" office:value-type="string" calcext:value-type="string">
            <text:p>Responsible</text:p>
          </table:table-cell>
          <table:table-cell table:style-name="ce41" office:value-type="string" calcext:value-type="string">
            <text:p>Estimated Team Hours</text:p>
          </table:table-cell>
          <table:table-cell table:style-name="ce41" office:value-type="string" calcext:value-type="string">
            <text:p>Actual Hours</text:p>
          </table:table-cell>
          <table:table-cell table:style-name="ce44" table:content-validation-name="val2" office:value-type="string" calcext:value-type="string">
            <text:p>Status</text:p>
          </table:table-cell>
          <table:table-cell table:style-name="ce13" office:value-type="string" calcext:value-type="string">
            <text:p>Comments</text:p>
          </table:table-cell>
          <table:table-cell table:style-name="ce67" office:value-type="string" calcext:value-type="string">
            <text:p>Estimation error</text:p>
          </table:table-cell>
          <table:table-cell table:style-name="ce67" office:value-type="string" calcext:value-type="string">
            <text:p>Estimation error %</text:p>
          </table:table-cell>
          <table:table-cell table:style-name="ce73" table:number-columns-repeated="1015"/>
        </table:table-row>
        <table:table-row-group>
          <table:table-row-group>
            <table:table-row table:style-name="ro10">
              <table:table-cell table:style-name="ce14" office:value-type="string" calcext:value-type="string">
                <text:p><text:a xlink:href="#Instructions.A1" xlink:type="simple">    See Instructions sheet for usage</text:a></text:p>
              </table:table-cell>
              <table:table-cell table:style-name="ce23" table:content-validation-name="val1"/>
              <table:table-cell table:style-name="ce29" table:number-columns-repeated="3"/>
              <table:table-cell table:style-name="ce45" table:content-validation-name="val2"/>
              <table:table-cell table:style-name="ce23"/>
              <table:table-cell table:style-name="ce29" table:number-columns-repeated="2"/>
              <table:table-cell table:style-name="ce74" table:number-columns-repeated="174"/>
              <table:table-cell table:style-name="ce23" table:number-columns-repeated="841"/>
            </table:table-row>
            <table:table-row table:style-name="ro7">
              <table:table-cell table:style-name="ce15" office:value-type="string" calcext:value-type="string">
                <text:p>Week 1 (August 6- <text:s/>August 12)</text:p>
              </table:table-cell>
              <table:table-cell table:style-name="ce24" table:content-validation-name="val1"/>
              <table:table-cell table:style-name="ce30"/>
              <table:table-cell table:style-name="ce42" table:number-columns-repeated="2"/>
              <table:table-cell table:style-name="ce46" table:content-validation-name="val2"/>
              <table:table-cell table:style-name="ce24"/>
              <table:table-cell table:style-name="ce68" table:formula="of:=IF(OR([.D7]=&quot;&quot;;[.E7]=&quot;&quot;);&quot;&quot;;[.D7]-[.E7])">
                <text:p/>
              </table:table-cell>
              <table:table-cell table:style-name="ce68" table:formula="of:=IF(OR([.H7]=&quot;&quot;;[.E7]=0);&quot;&quot;;ABS([.H7])/[.E7]*100)">
                <text:p/>
              </table:table-cell>
              <table:table-cell table:number-columns-repeated="1015"/>
            </table:table-row>
            <table:table-row table:style-name="ro7">
              <table:table-cell office:value-type="string" calcext:value-type="string">
                <text:p>Fix meeting with client</text:p>
              </table:table-cell>
              <table:table-cell table:style-name="ce16" table:content-validation-name="val1" office:value-type="string" calcext:value-type="string">
                <text:p>Coordination</text:p>
              </table:table-cell>
              <table:table-cell office:value-type="string" calcext:value-type="string">
                <text:p>Ujwal Narayan N</text:p>
              </table:table-cell>
              <table:table-cell office:value-type="float" office:value="0.5" calcext:value-type="float">
                <text:p>0.5</text:p>
              </table:table-cell>
              <table:table-cell office:value-type="float" office:value="0.3" calcext:value-type="float">
                <text:p>0.3</text:p>
              </table:table-cell>
              <table:table-cell table:style-name="ce47" table:content-validation-name="val2" office:value-type="string" calcext:value-type="string">
                <text:p>Done</text:p>
              </table:table-cell>
              <table:table-cell table:style-name="Default"/>
              <table:table-cell table:style-name="ce69" table:formula="of:=IF(OR([.D8]=&quot;&quot;;[.E8]=&quot;&quot;);&quot;&quot;;[.D8]-[.E8])" office:value-type="float" office:value="0.2" calcext:value-type="float">
                <text:p>0.2</text:p>
              </table:table-cell>
              <table:table-cell table:style-name="ce69" table:formula="of:=IF(OR([.H8]=&quot;&quot;;[.E8]=0);&quot;&quot;;ABS([.H8])/[.E8]*100)" office:value-type="float" office:value="66.6666666666666" calcext:value-type="float">
                <text:p>66.6666666667</text:p>
              </table:table-cell>
              <table:table-cell table:number-columns-repeated="1015"/>
            </table:table-row>
            <table:table-row table:style-name="ro7">
              <table:table-cell office:value-type="string" calcext:value-type="string">
                <text:p>GIT Repository setup</text:p>
              </table:table-cell>
              <table:table-cell table:style-name="ce16" table:content-validation-name="val1" office:value-type="string" calcext:value-type="string">
                <text:p>Preparation</text:p>
              </table:table-cell>
              <table:table-cell table:style-name="ce32" office:value-type="string" calcext:value-type="string">
                <text:p>R.S.Subbulakshmi</text:p>
              </table:table-cell>
              <table:table-cell office:value-type="float" office:value="1" calcext:value-type="float">
                <text:p>1</text:p>
              </table:table-cell>
              <table:table-cell office:value-type="float" office:value="1.5" calcext:value-type="float">
                <text:p>1.5</text:p>
              </table:table-cell>
              <table:table-cell table:style-name="ce47" table:content-validation-name="val2" office:value-type="string" calcext:value-type="string">
                <text:p>Done</text:p>
              </table:table-cell>
              <table:table-cell table:style-name="Default"/>
              <table:table-cell table:style-name="ce69" table:formula="of:=IF(OR([.D9]=&quot;&quot;;[.E9]=&quot;&quot;);&quot;&quot;;[.D9]-[.E9])" office:value-type="float" office:value="-0.5" calcext:value-type="float">
                <text:p>-0.5</text:p>
              </table:table-cell>
              <table:table-cell table:style-name="ce69" table:formula="of:=IF(OR([.H9]=&quot;&quot;;[.E9]=0);&quot;&quot;;ABS([.H9])/[.E9]*100)" office:value-type="float" office:value="33.3333333333333" calcext:value-type="float">
                <text:p>33.3333333333</text:p>
              </table:table-cell>
              <table:table-cell table:number-columns-repeated="1015"/>
            </table:table-row>
            <table:table-row table:style-name="ro7">
              <table:table-cell table:style-name="ce11" office:value-type="string" calcext:value-type="string">
                <text:p>Client meeting</text:p>
              </table:table-cell>
              <table:table-cell table:style-name="ce16" table:content-validation-name="val1" office:value-type="string" calcext:value-type="string">
                <text:p>Coordination</text:p>
              </table:table-cell>
              <table:table-cell office:value-type="string" calcext:value-type="string">
                <text:p>Ujwal Narayan N</text:p>
              </table:table-cell>
              <table:table-cell office:value-type="float" office:value="4" calcext:value-type="float">
                <text:p>4</text:p>
              </table:table-cell>
              <table:table-cell office:value-type="float" office:value="3" calcext:value-type="float">
                <text:p>3</text:p>
              </table:table-cell>
              <table:table-cell table:style-name="ce47" table:content-validation-name="val2" office:value-type="string" calcext:value-type="string">
                <text:p>Done</text:p>
              </table:table-cell>
              <table:table-cell table:style-name="Default"/>
              <table:table-cell table:style-name="ce69" table:formula="of:=IF(OR([.D10]=&quot;&quot;;[.E10]=&quot;&quot;);&quot;&quot;;[.D10]-[.E10])" office:value-type="float" office:value="1" calcext:value-type="float">
                <text:p>1</text:p>
              </table:table-cell>
              <table:table-cell table:style-name="ce69" table:formula="of:=IF(OR([.H10]=&quot;&quot;;[.E10]=0);&quot;&quot;;ABS([.H10])/[.E10]*100)" office:value-type="float" office:value="33.3333333333333" calcext:value-type="float">
                <text:p>33.3333333333</text:p>
              </table:table-cell>
              <table:table-cell table:number-columns-repeated="1015"/>
            </table:table-row>
            <table:table-row table:style-name="ro7">
              <table:table-cell table:style-name="ce11" office:value-type="string" calcext:value-type="string">
                <text:p>Learning Superset</text:p>
              </table:table-cell>
              <table:table-cell table:style-name="ce16" table:content-validation-name="val1" office:value-type="string" calcext:value-type="string">
                <text:p>Preparation</text:p>
              </table:table-cell>
              <table:table-cell office:value-type="string" calcext:value-type="string">
                <text:p>Arnav Kapoor,Chinni Venkata Charan</text:p>
              </table:table-cell>
              <table:table-cell office:value-type="float" office:value="3" calcext:value-type="float">
                <text:p>3</text:p>
              </table:table-cell>
              <table:table-cell office:value-type="float" office:value="4.5" calcext:value-type="float">
                <text:p>4.5</text:p>
              </table:table-cell>
              <table:table-cell table:style-name="ce47" table:content-validation-name="val2" office:value-type="string" calcext:value-type="string">
                <text:p>Done</text:p>
              </table:table-cell>
              <table:table-cell table:style-name="Default"/>
              <table:table-cell table:style-name="ce69" table:formula="of:=IF(OR([.D11]=&quot;&quot;;[.E11]=&quot;&quot;);&quot;&quot;;[.D11]-[.E11])" office:value-type="float" office:value="-1.5" calcext:value-type="float">
                <text:p>-1.5</text:p>
              </table:table-cell>
              <table:table-cell table:style-name="ce69" table:formula="of:=IF(OR([.H11]=&quot;&quot;;[.E11]=0);&quot;&quot;;ABS([.H11])/[.E11]*100)" office:value-type="float" office:value="33.3333333333333" calcext:value-type="float">
                <text:p>33.3333333333</text:p>
              </table:table-cell>
              <table:table-cell table:number-columns-repeated="1015"/>
            </table:table-row>
            <table:table-row table:style-name="ro7">
              <table:table-cell table:style-name="ce15" office:value-type="string" calcext:value-type="string">
                <text:p>Week 2 (August 13 - August <text:s/>19)</text:p>
              </table:table-cell>
              <table:table-cell table:style-name="ce25" table:content-validation-name="val1"/>
              <table:table-cell table:style-name="ce33" table:number-columns-repeated="2"/>
              <table:table-cell table:style-name="ce30"/>
              <table:table-cell table:style-name="ce46" table:content-validation-name="val2"/>
              <table:table-cell table:style-name="ce66"/>
              <table:table-cell table:style-name="ce68" table:formula="of:=IF(OR([.D12]=&quot;&quot;;[.E12]=&quot;&quot;);&quot;&quot;;[.D12]-[.E12])">
                <text:p/>
              </table:table-cell>
              <table:table-cell table:style-name="ce68" table:formula="of:=IF(OR([.H12]=&quot;&quot;;[.E12]=0);&quot;&quot;;ABS([.H12])/[.E12]*100)">
                <text:p/>
              </table:table-cell>
              <table:table-cell table:style-name="ce9" table:number-columns-repeated="174"/>
              <table:table-cell table:style-name="ce24" table:number-columns-repeated="841"/>
            </table:table-row>
            <table:table-row table:style-name="ro7">
              <table:table-cell office:value-type="string" calcext:value-type="string">
                <text:p>Learning Superset</text:p>
              </table:table-cell>
              <table:table-cell table:style-name="ce16" table:content-validation-name="val1" office:value-type="string" calcext:value-type="string">
                <text:p>Preparation</text:p>
              </table:table-cell>
              <table:table-cell office:value-type="string" calcext:value-type="string">
                <text:p>Debojit Das,R.S.Subbulakshmi,Ujwal Narayan N,</text:p>
              </table:table-cell>
              <table:table-cell table:number-columns-repeated="2" office:value-type="float" office:value="4" calcext:value-type="float">
                <text:p>4</text:p>
              </table:table-cell>
              <table:table-cell table:style-name="ce48" table:content-validation-name="val2" office:value-type="string" calcext:value-type="string">
                <text:p>Planned</text:p>
              </table:table-cell>
              <table:table-cell table:style-name="Default"/>
              <table:table-cell table:style-name="ce69" table:formula="of:=IF(OR([.D13]=&quot;&quot;;[.E13]=&quot;&quot;);&quot;&quot;;[.D13]-[.E13])" office:value-type="float" office:value="0" calcext:value-type="float">
                <text:p>0</text:p>
              </table:table-cell>
              <table:table-cell table:style-name="ce69" table:formula="of:=IF(OR([.H13]=&quot;&quot;;[.E13]=0);&quot;&quot;;ABS([.H13])/[.E13]*100)" office:value-type="float" office:value="0" calcext:value-type="float">
                <text:p>0</text:p>
              </table:table-cell>
              <table:table-cell table:number-columns-repeated="1015"/>
            </table:table-row>
            <table:table-row table:style-name="ro7">
              <table:table-cell office:value-type="string" calcext:value-type="string">
                <text:p>Gitlab Structure Setup</text:p>
              </table:table-cell>
              <table:table-cell table:style-name="ce16" table:content-validation-name="val1" office:value-type="string" calcext:value-type="string">
                <text:p>Preparation</text:p>
              </table:table-cell>
              <table:table-cell office:value-type="string" calcext:value-type="string">
                <text:p>R.S.Subbulakshmi</text:p>
              </table:table-cell>
              <table:table-cell table:number-columns-repeated="2" office:value-type="float" office:value="0.25" calcext:value-type="float">
                <text:p>0.25</text:p>
              </table:table-cell>
              <table:table-cell table:style-name="ce47" table:content-validation-name="val2" office:value-type="string" calcext:value-type="string">
                <text:p>Done</text:p>
              </table:table-cell>
              <table:table-cell table:style-name="Default"/>
              <table:table-cell table:style-name="ce69" table:formula="of:=IF(OR([.D14]=&quot;&quot;;[.E14]=&quot;&quot;);&quot;&quot;;[.D14]-[.E14])" office:value-type="float" office:value="0" calcext:value-type="float">
                <text:p>0</text:p>
              </table:table-cell>
              <table:table-cell table:style-name="ce69" table:formula="of:=IF(OR([.H14]=&quot;&quot;;[.E14]=0);&quot;&quot;;ABS([.H14])/[.E14]*100)" office:value-type="float" office:value="0" calcext:value-type="float">
                <text:p>0</text:p>
              </table:table-cell>
              <table:table-cell table:number-columns-repeated="1015"/>
            </table:table-row>
            <table:table-row table:style-name="ro7">
              <table:table-cell office:value-type="string" calcext:value-type="string">
                <text:p>Team Meeting</text:p>
              </table:table-cell>
              <table:table-cell table:style-name="ce16" table:content-validation-name="val1" office:value-type="string" calcext:value-type="string">
                <text:p>Coordination</text:p>
              </table:table-cell>
              <table:table-cell office:value-type="string" calcext:value-type="string">
                <text:p>Ujwal Narayan N</text:p>
              </table:table-cell>
              <table:table-cell table:number-columns-repeated="2" office:value-type="float" office:value="1" calcext:value-type="float">
                <text:p>1</text:p>
              </table:table-cell>
              <table:table-cell table:style-name="ce47" table:content-validation-name="val2" office:value-type="string" calcext:value-type="string">
                <text:p>Done</text:p>
              </table:table-cell>
              <table:table-cell table:style-name="Default"/>
              <table:table-cell table:style-name="ce69" table:formula="of:=IF(OR([.D15]=&quot;&quot;;[.E15]=&quot;&quot;);&quot;&quot;;[.D15]-[.E15])" office:value-type="float" office:value="0" calcext:value-type="float">
                <text:p>0</text:p>
              </table:table-cell>
              <table:table-cell table:style-name="ce69" table:formula="of:=IF(OR([.H15]=&quot;&quot;;[.E15]=0);&quot;&quot;;ABS([.H15])/[.E15]*100)" office:value-type="float" office:value="0" calcext:value-type="float">
                <text:p>0</text:p>
              </table:table-cell>
              <table:table-cell table:number-columns-repeated="1015"/>
            </table:table-row>
          </table:table-row-group>
        </table:table-row-group>
        <table:table-row table:style-name="ro7">
          <table:table-cell office:value-type="string" calcext:value-type="string">
            <text:p>Status tracker update</text:p>
          </table:table-cell>
          <table:table-cell table:style-name="ce16" table:content-validation-name="val1" office:value-type="string" calcext:value-type="string">
            <text:p>Documentation</text:p>
          </table:table-cell>
          <table:table-cell office:value-type="string" calcext:value-type="string">
            <text:p>Chinni Venkata Charan</text:p>
          </table:table-cell>
          <table:table-cell table:number-columns-repeated="2" office:value-type="float" office:value="0.25" calcext:value-type="float">
            <text:p>0.25</text:p>
          </table:table-cell>
          <table:table-cell table:style-name="ce49" table:content-validation-name="val2" office:value-type="string" calcext:value-type="string">
            <text:p>Done</text:p>
          </table:table-cell>
          <table:table-cell table:style-name="Default"/>
          <table:table-cell table:style-name="ce69" table:formula="of:=IF(OR([.D16]=&quot;&quot;;[.E16]=&quot;&quot;);&quot;&quot;;[.D16]-[.E16])" office:value-type="float" office:value="0" calcext:value-type="float">
            <text:p>0</text:p>
          </table:table-cell>
          <table:table-cell table:style-name="ce69" table:formula="of:=IF(OR([.H16]=&quot;&quot;;[.E16]=0);&quot;&quot;;ABS([.H16])/[.E16]*100)" office:value-type="float" office:value="0" calcext:value-type="float">
            <text:p>0</text:p>
          </table:table-cell>
          <table:table-cell table:number-columns-repeated="1015"/>
        </table:table-row>
        <table:table-row table:style-name="ro7">
          <table:table-cell office:value-type="string" calcext:value-type="string">
            <text:p>Client meeting</text:p>
          </table:table-cell>
          <table:table-cell table:style-name="ce16" table:content-validation-name="val1" office:value-type="string" calcext:value-type="string">
            <text:p>Coordination</text:p>
          </table:table-cell>
          <table:table-cell table:style-name="ce34" office:value-type="string" calcext:value-type="string">
            <text:p>Arnav Kapoor</text:p>
          </table:table-cell>
          <table:table-cell table:number-columns-repeated="2" office:value-type="float" office:value="1.5" calcext:value-type="float">
            <text:p>1.5</text:p>
          </table:table-cell>
          <table:table-cell table:style-name="ce47" table:content-validation-name="val2" office:value-type="string" calcext:value-type="string">
            <text:p>Done</text:p>
          </table:table-cell>
          <table:table-cell table:style-name="Default"/>
          <table:table-cell table:style-name="ce69" table:formula="of:=IF(OR([.D17]=&quot;&quot;;[.E17]=&quot;&quot;);&quot;&quot;;[.D17]-[.E17])" office:value-type="float" office:value="0" calcext:value-type="float">
            <text:p>0</text:p>
          </table:table-cell>
          <table:table-cell table:style-name="ce69" table:formula="of:=IF(OR([.H17]=&quot;&quot;;[.E17]=0);&quot;&quot;;ABS([.H17])/[.E17]*100)" office:value-type="float" office:value="0" calcext:value-type="float">
            <text:p>0</text:p>
          </table:table-cell>
          <table:table-cell table:number-columns-repeated="1015"/>
        </table:table-row>
        <table:table-row-group>
          <table:table-row-group>
            <table:table-row table:style-name="ro7">
              <table:table-cell table:style-name="ce15" office:value-type="string" calcext:value-type="string">
                <text:p>Week 3 (August 20 - August 26)</text:p>
              </table:table-cell>
              <table:table-cell table:style-name="ce24" table:content-validation-name="val1"/>
              <table:table-cell table:style-name="ce33" table:number-columns-repeated="2"/>
              <table:table-cell table:style-name="ce30"/>
              <table:table-cell table:style-name="ce50" table:content-validation-name="val2"/>
              <table:table-cell table:style-name="ce66"/>
              <table:table-cell table:style-name="ce68" table:formula="of:=IF(OR([.D18]=&quot;&quot;;[.E18]=&quot;&quot;);&quot;&quot;;[.D18]-[.E18])">
                <text:p/>
              </table:table-cell>
              <table:table-cell table:style-name="ce68" table:formula="of:=IF(OR([.H18]=&quot;&quot;;[.E18]=0);&quot;&quot;;ABS([.H18])/[.E18]*100)">
                <text:p/>
              </table:table-cell>
              <table:table-cell table:style-name="ce9" table:number-columns-repeated="174"/>
              <table:table-cell table:style-name="ce24" table:number-columns-repeated="841"/>
            </table:table-row>
          </table:table-row-group>
        </table:table-row-group>
        <table:table-row table:style-name="ro7">
          <table:table-cell office:value-type="string" calcext:value-type="string">
            <text:p>Learning Superset</text:p>
          </table:table-cell>
          <table:table-cell office:value-type="string" calcext:value-type="string">
            <text:p>Preparation</text:p>
          </table:table-cell>
          <table:table-cell table:style-name="ce34" office:value-type="string" calcext:value-type="string">
            <text:p>Arnav Kapoor,R.S.Subbulakshmi</text:p>
          </table:table-cell>
          <table:table-cell table:style-name="ce34" office:value-type="float" office:value="3" calcext:value-type="float">
            <text:p>3</text:p>
          </table:table-cell>
          <table:table-cell table:style-name="ce34" office:value-type="float" office:value="2.5" calcext:value-type="float">
            <text:p>2.5</text:p>
          </table:table-cell>
          <table:table-cell table:style-name="ce51" office:value-type="string" calcext:value-type="string">
            <text:p>Done</text:p>
          </table:table-cell>
          <table:table-cell table:style-name="Default"/>
          <table:table-cell table:style-name="ce69" table:formula="of:=IF(OR([.D19]=&quot;&quot;;[.E19]=&quot;&quot;);&quot;&quot;;[.D19]-[.E19])" office:value-type="float" office:value="0.5" calcext:value-type="float">
            <text:p>0.5</text:p>
          </table:table-cell>
          <table:table-cell table:style-name="ce69" table:formula="of:=IF(OR([.H19]=&quot;&quot;;[.E19]=0);&quot;&quot;;ABS([.H19])/[.E19]*100)" office:value-type="float" office:value="20" calcext:value-type="float">
            <text:p>20</text:p>
          </table:table-cell>
          <table:table-cell table:number-columns-repeated="1015"/>
        </table:table-row>
        <table:table-row table:style-name="ro7">
          <table:table-cell office:value-type="string" calcext:value-type="string">
            <text:p>Status tracker update,minutes of meeting</text:p>
          </table:table-cell>
          <table:table-cell office:value-type="string" calcext:value-type="string">
            <text:p>Documentation</text:p>
          </table:table-cell>
          <table:table-cell table:style-name="ce34" office:value-type="string" calcext:value-type="string">
            <text:p>Chinni Venkata Charan</text:p>
          </table:table-cell>
          <table:table-cell table:number-columns-repeated="2" table:style-name="ce34" office:value-type="float" office:value="0.5" calcext:value-type="float">
            <text:p>0.5</text:p>
          </table:table-cell>
          <table:table-cell table:style-name="ce51" office:value-type="string" calcext:value-type="string">
            <text:p>Done</text:p>
          </table:table-cell>
          <table:table-cell table:style-name="Default"/>
          <table:table-cell table:style-name="ce69" table:formula="of:=IF(OR([.D20]=&quot;&quot;;[.E20]=&quot;&quot;);&quot;&quot;;[.D20]-[.E20])" office:value-type="float" office:value="0" calcext:value-type="float">
            <text:p>0</text:p>
          </table:table-cell>
          <table:table-cell table:style-name="ce69" table:formula="of:=IF(OR([.H20]=&quot;&quot;;[.E20]=0);&quot;&quot;;ABS([.H20])/[.E20]*100)" office:value-type="float" office:value="0" calcext:value-type="float">
            <text:p>0</text:p>
          </table:table-cell>
          <table:table-cell table:number-columns-repeated="1015"/>
        </table:table-row>
        <table:table-row table:style-name="ro7">
          <table:table-cell table:style-name="ce16" office:value-type="string" calcext:value-type="string">
            <text:p>Project Concept Doc</text:p>
          </table:table-cell>
          <table:table-cell table:style-name="ce16" table:content-validation-name="val1" office:value-type="string" calcext:value-type="string">
            <text:p>Documentation</text:p>
          </table:table-cell>
          <table:table-cell office:value-type="string" calcext:value-type="string">
            <text:p>Debojit Das</text:p>
          </table:table-cell>
          <table:table-cell table:style-name="ce34" office:value-type="float" office:value="0.5" calcext:value-type="float">
            <text:p>0.5</text:p>
          </table:table-cell>
          <table:table-cell office:value-type="float" office:value="0.5" calcext:value-type="float">
            <text:p>0.5</text:p>
          </table:table-cell>
          <table:table-cell table:style-name="ce52" table:content-validation-name="val2" office:value-type="string" calcext:value-type="string">
            <text:p>Done</text:p>
          </table:table-cell>
          <table:table-cell table:style-name="Default"/>
          <table:table-cell table:style-name="ce69" table:formula="of:=IF(OR([.D21]=&quot;&quot;;[.E21]=&quot;&quot;);&quot;&quot;;[.D21]-[.E21])" office:value-type="float" office:value="0" calcext:value-type="float">
            <text:p>0</text:p>
          </table:table-cell>
          <table:table-cell table:style-name="ce69" table:formula="of:=IF(OR([.H21]=&quot;&quot;;[.E21]=0);&quot;&quot;;ABS([.H21])/[.E21]*100)" office:value-type="float" office:value="0" calcext:value-type="float">
            <text:p>0</text:p>
          </table:table-cell>
          <table:table-cell table:number-columns-repeated="1015"/>
        </table:table-row>
        <table:table-row table:style-name="ro7">
          <table:table-cell office:value-type="string" calcext:value-type="string">
            <text:p>Client meeting</text:p>
          </table:table-cell>
          <table:table-cell table:style-name="ce16" table:content-validation-name="val1" office:value-type="string" calcext:value-type="string">
            <text:p>Coordination</text:p>
          </table:table-cell>
          <table:table-cell office:value-type="string" calcext:value-type="string">
            <text:p>Ujwal Narayan N</text:p>
          </table:table-cell>
          <table:table-cell office:value-type="float" office:value="1" calcext:value-type="float">
            <text:p>1</text:p>
          </table:table-cell>
          <table:table-cell office:value-type="float" office:value="1.5" calcext:value-type="float">
            <text:p>1.5</text:p>
          </table:table-cell>
          <table:table-cell table:style-name="ce52" table:content-validation-name="val2" office:value-type="string" calcext:value-type="string">
            <text:p>Done</text:p>
          </table:table-cell>
          <table:table-cell table:style-name="Default"/>
          <table:table-cell table:style-name="ce69" table:formula="of:=IF(OR([.D22]=&quot;&quot;;[.E22]=&quot;&quot;);&quot;&quot;;[.D22]-[.E22])" office:value-type="float" office:value="-0.5" calcext:value-type="float">
            <text:p>-0.5</text:p>
          </table:table-cell>
          <table:table-cell table:style-name="ce69" table:formula="of:=IF(OR([.H22]=&quot;&quot;;[.E22]=0);&quot;&quot;;ABS([.H22])/[.E22]*100)" office:value-type="float" office:value="33.3333333333333" calcext:value-type="float">
            <text:p>33.3333333333</text:p>
          </table:table-cell>
          <table:table-cell table:number-columns-repeated="1015"/>
        </table:table-row>
        <table:table-row table:style-name="ro7">
          <table:table-cell table:style-name="ce17" office:value-type="string" calcext:value-type="string">
            <text:p>Week 4 (August 27 -September 2)</text:p>
          </table:table-cell>
          <table:table-cell table:style-name="ce26" table:content-validation-name="val1"/>
          <table:table-cell table:style-name="ce35" table:number-columns-repeated="3"/>
          <table:table-cell table:style-name="ce53" table:content-validation-name="val2"/>
          <table:table-cell table:style-name="ce40"/>
          <table:table-cell table:style-name="ce70" table:formula="of:=IF(OR([.D23]=&quot;&quot;;[.E23]=&quot;&quot;);&quot;&quot;;[.D23]-[.E23])">
            <text:p/>
          </table:table-cell>
          <table:table-cell table:style-name="ce70" table:formula="of:=IF(OR([.H23]=&quot;&quot;;[.E23]=0);&quot;&quot;;ABS([.H23])/[.E23]*100)">
            <text:p/>
          </table:table-cell>
          <table:table-cell table:number-columns-repeated="1015"/>
        </table:table-row>
        <table:table-row table:style-name="ro7">
          <table:table-cell office:value-type="string" calcext:value-type="string">
            <text:p>Status tracker update</text:p>
          </table:table-cell>
          <table:table-cell table:style-name="ce16" table:content-validation-name="val1" office:value-type="string" calcext:value-type="string">
            <text:p>Documentation</text:p>
          </table:table-cell>
          <table:table-cell office:value-type="string" calcext:value-type="string">
            <text:p>Chinni Venkata Charan</text:p>
          </table:table-cell>
          <table:table-cell office:value-type="float" office:value="1.5" calcext:value-type="float">
            <text:p>1.5</text:p>
          </table:table-cell>
          <table:table-cell office:value-type="float" office:value="2" calcext:value-type="float">
            <text:p>2</text:p>
          </table:table-cell>
          <table:table-cell table:style-name="ce54" table:content-validation-name="val2" office:value-type="string" calcext:value-type="string">
            <text:p>Delayed</text:p>
          </table:table-cell>
          <table:table-cell office:value-type="string" calcext:value-type="string">
            <text:p>Mid Sems</text:p>
          </table:table-cell>
          <table:table-cell table:style-name="ce69" table:formula="of:=IF(OR([.D24]=&quot;&quot;;[.E24]=&quot;&quot;);&quot;&quot;;[.D24]-[.E24])" office:value-type="float" office:value="-0.5" calcext:value-type="float">
            <text:p>-0.5</text:p>
          </table:table-cell>
          <table:table-cell table:style-name="ce69" table:formula="of:=IF(OR([.H24]=&quot;&quot;;[.E24]=0);&quot;&quot;;ABS([.H24])/[.E24]*100)" office:value-type="float" office:value="25" calcext:value-type="float">
            <text:p>25</text:p>
          </table:table-cell>
          <table:table-cell table:number-columns-repeated="1015"/>
        </table:table-row>
        <table:table-row table:style-name="ro7">
          <table:table-cell office:value-type="string" calcext:value-type="string">
            <text:p>Learning Superset</text:p>
          </table:table-cell>
          <table:table-cell table:style-name="ce16" table:content-validation-name="val1" office:value-type="string" calcext:value-type="string">
            <text:p>Preparation</text:p>
          </table:table-cell>
          <table:table-cell office:value-type="string" calcext:value-type="string">
            <text:p>R.S.Subbulakshmi,Arnav Kapoor,Chinni Venkata Charan</text:p>
          </table:table-cell>
          <table:table-cell office:value-type="float" office:value="4" calcext:value-type="float">
            <text:p>4</text:p>
          </table:table-cell>
          <table:table-cell office:value-type="float" office:value="3.5" calcext:value-type="float">
            <text:p>3.5</text:p>
          </table:table-cell>
          <table:table-cell table:style-name="ce47" table:content-validation-name="val2" office:value-type="string" calcext:value-type="string">
            <text:p>Done</text:p>
          </table:table-cell>
          <table:table-cell office:value-type="string" calcext:value-type="string">
            <text:p>Mid Sems</text:p>
          </table:table-cell>
          <table:table-cell table:style-name="ce69" table:formula="of:=IF(OR([.D25]=&quot;&quot;;[.E25]=&quot;&quot;);&quot;&quot;;[.D25]-[.E25])" office:value-type="float" office:value="0.5" calcext:value-type="float">
            <text:p>0.5</text:p>
          </table:table-cell>
          <table:table-cell table:style-name="ce69" table:formula="of:=IF(OR([.H25]=&quot;&quot;;[.E25]=0);&quot;&quot;;ABS([.H25])/[.E25]*100)" office:value-type="float" office:value="14.2857142857143" calcext:value-type="float">
            <text:p>14.2857142857</text:p>
          </table:table-cell>
          <table:table-cell table:number-columns-repeated="1015"/>
        </table:table-row>
        <table:table-row table:style-name="ro7">
          <table:table-cell office:value-type="string" calcext:value-type="string">
            <text:p>SRS Draft,minutes of meeting</text:p>
          </table:table-cell>
          <table:table-cell table:style-name="ce16" table:content-validation-name="val1" office:value-type="string" calcext:value-type="string">
            <text:p>Documentation</text:p>
          </table:table-cell>
          <table:table-cell office:value-type="string" calcext:value-type="string">
            <text:p>Ujwal Narayan N</text:p>
          </table:table-cell>
          <table:table-cell table:number-columns-repeated="2" office:value-type="float" office:value="1.5" calcext:value-type="float">
            <text:p>1.5</text:p>
          </table:table-cell>
          <table:table-cell table:style-name="ce55" table:content-validation-name="val2" office:value-type="string" calcext:value-type="string">
            <text:p>Done</text:p>
          </table:table-cell>
          <table:table-cell table:style-name="Default"/>
          <table:table-cell table:style-name="ce69" table:formula="of:=IF(OR([.D26]=&quot;&quot;;[.E26]=&quot;&quot;);&quot;&quot;;[.D26]-[.E26])" office:value-type="float" office:value="0" calcext:value-type="float">
            <text:p>0</text:p>
          </table:table-cell>
          <table:table-cell table:style-name="ce69" table:formula="of:=IF(OR([.H26]=&quot;&quot;;[.E26]=0);&quot;&quot;;ABS([.H26])/[.E26]*100)" office:value-type="float" office:value="0" calcext:value-type="float">
            <text:p>0</text:p>
          </table:table-cell>
          <table:table-cell table:number-columns-repeated="1015"/>
        </table:table-row>
        <table:table-row table:style-name="ro7">
          <table:table-cell office:value-type="string" calcext:value-type="string">
            <text:p>Fix meeting with client,Learning Superset</text:p>
          </table:table-cell>
          <table:table-cell table:style-name="ce16" table:content-validation-name="val1" office:value-type="string" calcext:value-type="string">
            <text:p>Coordination</text:p>
          </table:table-cell>
          <table:table-cell office:value-type="string" calcext:value-type="string">
            <text:p>Debojit Das</text:p>
          </table:table-cell>
          <table:table-cell table:number-columns-repeated="2" office:value-type="float" office:value="0.25" calcext:value-type="float">
            <text:p>0.25</text:p>
          </table:table-cell>
          <table:table-cell table:style-name="ce55" table:content-validation-name="val2" office:value-type="string" calcext:value-type="string">
            <text:p>Done</text:p>
          </table:table-cell>
          <table:table-cell table:style-name="Default"/>
          <table:table-cell table:style-name="ce69" table:number-columns-repeated="2"/>
          <table:table-cell table:number-columns-repeated="1015"/>
        </table:table-row>
        <table:table-row table:style-name="ro7">
          <table:table-cell table:style-name="ce18" office:value-type="string" calcext:value-type="string">
            <text:p>Week 5 ( September 10 – September 16)</text:p>
          </table:table-cell>
          <table:table-cell table:style-name="ce26" table:content-validation-name="val1"/>
          <table:table-cell table:style-name="ce35" table:number-columns-repeated="3"/>
          <table:table-cell table:style-name="ce56" table:content-validation-name="val2"/>
          <table:table-cell table:style-name="ce40"/>
          <table:table-cell table:style-name="ce70" table:formula="of:=IF(OR([.D28]=&quot;&quot;;[.E28]=&quot;&quot;);&quot;&quot;;[.D28]-[.E28])">
            <text:p/>
          </table:table-cell>
          <table:table-cell table:style-name="ce70" table:formula="of:=IF(OR([.H28]=&quot;&quot;;[.E28]=0);&quot;&quot;;ABS([.H28])/[.E28]*100)">
            <text:p/>
          </table:table-cell>
          <table:table-cell table:number-columns-repeated="1015"/>
        </table:table-row>
        <table:table-row table:style-name="ro7">
          <table:table-cell table:style-name="ce16" office:value-type="string" calcext:value-type="string">
            <text:p>Creating Example Dashboards</text:p>
          </table:table-cell>
          <table:table-cell table:style-name="ce16" table:content-validation-name="val1" office:value-type="string" calcext:value-type="string">
            <text:p>Development</text:p>
          </table:table-cell>
          <table:table-cell table:style-name="ce34" office:value-type="string" calcext:value-type="string">
            <text:p>Debojit Das,R.S.Subbulakshmi,Chinni Venkata Charan</text:p>
          </table:table-cell>
          <table:table-cell table:style-name="ce34" office:value-type="float" office:value="4" calcext:value-type="float">
            <text:p>4</text:p>
          </table:table-cell>
          <table:table-cell office:value-type="float" office:value="4" calcext:value-type="float">
            <text:p>4</text:p>
          </table:table-cell>
          <table:table-cell table:style-name="ce57" table:content-validation-name="val2" office:value-type="string" calcext:value-type="string">
            <text:p>Done</text:p>
          </table:table-cell>
          <table:table-cell office:value-type="string" calcext:value-type="string">
            <text:p>Got an overview on how to create dashboards</text:p>
          </table:table-cell>
          <table:table-cell table:style-name="ce69" table:formula="of:=IF(OR([.D29]=&quot;&quot;;[.E29]=&quot;&quot;);&quot;&quot;;[.D29]-[.E29])" office:value-type="float" office:value="0" calcext:value-type="float">
            <text:p>0</text:p>
          </table:table-cell>
          <table:table-cell table:style-name="ce69" table:formula="of:=IF(OR([.H29]=&quot;&quot;;[.E29]=0);&quot;&quot;;ABS([.H29])/[.E29]*100)" office:value-type="float" office:value="0" calcext:value-type="float">
            <text:p>0</text:p>
          </table:table-cell>
          <table:table-cell table:number-columns-repeated="1015"/>
        </table:table-row>
        <table:table-row table:style-name="ro7">
          <table:table-cell office:value-type="string" calcext:value-type="string">
            <text:p>Team Meeting</text:p>
          </table:table-cell>
          <table:table-cell table:style-name="ce16" table:content-validation-name="val1" office:value-type="string" calcext:value-type="string">
            <text:p>Coordination</text:p>
          </table:table-cell>
          <table:table-cell office:value-type="string" calcext:value-type="string">
            <text:p>Debojit Das</text:p>
          </table:table-cell>
          <table:table-cell table:number-columns-repeated="2" office:value-type="float" office:value="0.5" calcext:value-type="float">
            <text:p>0.5</text:p>
          </table:table-cell>
          <table:table-cell table:style-name="ce47" table:content-validation-name="val2" office:value-type="string" calcext:value-type="string">
            <text:p>Done</text:p>
          </table:table-cell>
          <table:table-cell table:style-name="Default"/>
          <table:table-cell table:style-name="ce69" table:formula="of:=IF(OR([.D30]=&quot;&quot;;[.E30]=&quot;&quot;);&quot;&quot;;[.D30]-[.E30])" office:value-type="float" office:value="0" calcext:value-type="float">
            <text:p>0</text:p>
          </table:table-cell>
          <table:table-cell table:style-name="ce69" table:formula="of:=IF(OR([.H30]=&quot;&quot;;[.E30]=0);&quot;&quot;;ABS([.H30])/[.E30]*100)" office:value-type="float" office:value="0" calcext:value-type="float">
            <text:p>0</text:p>
          </table:table-cell>
          <table:table-cell table:number-columns-repeated="1015"/>
        </table:table-row>
        <table:table-row table:style-name="ro7">
          <table:table-cell office:value-type="string" calcext:value-type="string">
            <text:p>Status tracker update</text:p>
          </table:table-cell>
          <table:table-cell table:style-name="ce16" table:content-validation-name="val1" office:value-type="string" calcext:value-type="string">
            <text:p>Documentation</text:p>
          </table:table-cell>
          <table:table-cell office:value-type="string" calcext:value-type="string">
            <text:p>Chinni Venkata Charan</text:p>
          </table:table-cell>
          <table:table-cell table:number-columns-repeated="2" table:style-name="ce34" office:value-type="float" office:value="0.5" calcext:value-type="float">
            <text:p>0.5</text:p>
          </table:table-cell>
          <table:table-cell table:style-name="ce52" table:content-validation-name="val2" office:value-type="string" calcext:value-type="string">
            <text:p>Done</text:p>
          </table:table-cell>
          <table:table-cell table:style-name="Default"/>
          <table:table-cell table:style-name="ce69" table:formula="of:=IF(OR([.D31]=&quot;&quot;;[.E31]=&quot;&quot;);&quot;&quot;;[.D31]-[.E31])" office:value-type="float" office:value="0" calcext:value-type="float">
            <text:p>0</text:p>
          </table:table-cell>
          <table:table-cell table:style-name="ce69" table:formula="of:=IF(OR([.H31]=&quot;&quot;;[.E31]=0);&quot;&quot;;ABS([.H31])/[.E31]*100)" office:value-type="float" office:value="0" calcext:value-type="float">
            <text:p>0</text:p>
          </table:table-cell>
          <table:table-cell table:number-columns-repeated="1015"/>
        </table:table-row>
        <table:table-row table:style-name="ro7">
          <table:table-cell office:value-type="string" calcext:value-type="string">
            <text:p>Login and signup</text:p>
          </table:table-cell>
          <table:table-cell table:style-name="ce16" table:content-validation-name="val1" office:value-type="string" calcext:value-type="string">
            <text:p>Development</text:p>
          </table:table-cell>
          <table:table-cell office:value-type="string" calcext:value-type="string">
            <text:p>Arnav Kapoor,Ujwal Narayan N</text:p>
          </table:table-cell>
          <table:table-cell table:number-columns-repeated="2" office:value-type="float" office:value="4" calcext:value-type="float">
            <text:p>4</text:p>
          </table:table-cell>
          <table:table-cell table:style-name="ce58" table:content-validation-name="val2" office:value-type="string" calcext:value-type="string">
            <text:p>Ongoing</text:p>
          </table:table-cell>
          <table:table-cell table:style-name="Default"/>
          <table:table-cell table:style-name="ce69" table:formula="of:=IF(OR([.D32]=&quot;&quot;;[.E32]=&quot;&quot;);&quot;&quot;;[.D32]-[.E32])" office:value-type="float" office:value="0" calcext:value-type="float">
            <text:p>0</text:p>
          </table:table-cell>
          <table:table-cell table:style-name="ce69" table:formula="of:=IF(OR([.H32]=&quot;&quot;;[.E32]=0);&quot;&quot;;ABS([.H32])/[.E32]*100)" office:value-type="float" office:value="0" calcext:value-type="float">
            <text:p>0</text:p>
          </table:table-cell>
          <table:table-cell table:number-columns-repeated="1015"/>
        </table:table-row>
        <table:table-row table:style-name="ro7">
          <table:table-cell table:style-name="ce19" office:value-type="string" calcext:value-type="string">
            <text:p>Week 6 (September 17 – September 23)</text:p>
          </table:table-cell>
          <table:table-cell table:style-name="ce26" table:content-validation-name="val1"/>
          <table:table-cell table:style-name="ce36" table:number-columns-repeated="2"/>
          <table:table-cell table:style-name="ce35"/>
          <table:table-cell table:style-name="ce59" table:content-validation-name="val2"/>
          <table:table-cell table:style-name="ce40"/>
          <table:table-cell table:style-name="ce70" table:formula="of:=IF(OR([.D33]=&quot;&quot;;[.E33]=&quot;&quot;);&quot;&quot;;[.D33]-[.E33])">
            <text:p/>
          </table:table-cell>
          <table:table-cell table:style-name="ce70" table:formula="of:=IF(OR([.H33]=&quot;&quot;;[.E33]=0);&quot;&quot;;ABS([.H33])/[.E33]*100)">
            <text:p/>
          </table:table-cell>
          <table:table-cell table:number-columns-repeated="1015"/>
        </table:table-row>
        <table:table-row table:style-name="ro7">
          <table:table-cell office:value-type="string" calcext:value-type="string">
            <text:p>Quering different kind of databases</text:p>
          </table:table-cell>
          <table:table-cell table:style-name="ce16" table:content-validation-name="val1" office:value-type="string" calcext:value-type="string">
            <text:p>Development</text:p>
          </table:table-cell>
          <table:table-cell office:value-type="string" calcext:value-type="string">
            <text:p>R.S.Subbulakshmi,Chinni Venkata Charan</text:p>
          </table:table-cell>
          <table:table-cell office:value-type="float" office:value="4" calcext:value-type="float">
            <text:p>4</text:p>
          </table:table-cell>
          <table:table-cell office:value-type="float" office:value="3" calcext:value-type="float">
            <text:p>3</text:p>
          </table:table-cell>
          <table:table-cell table:style-name="ce47" table:content-validation-name="val2" office:value-type="string" calcext:value-type="string">
            <text:p>Done</text:p>
          </table:table-cell>
          <table:table-cell office:value-type="string" calcext:value-type="string">
            <text:p>Assignments</text:p>
          </table:table-cell>
          <table:table-cell table:style-name="ce69" table:formula="of:=IF(OR([.D34]=&quot;&quot;;[.E34]=&quot;&quot;);&quot;&quot;;[.D34]-[.E34])" office:value-type="float" office:value="1" calcext:value-type="float">
            <text:p>1</text:p>
          </table:table-cell>
          <table:table-cell table:style-name="ce69" table:formula="of:=IF(OR([.H34]=&quot;&quot;;[.E34]=0);&quot;&quot;;ABS([.H34])/[.E34]*100)" office:value-type="float" office:value="33.3333333333333" calcext:value-type="float">
            <text:p>33.3333333333</text:p>
          </table:table-cell>
          <table:table-cell table:number-columns-repeated="1015"/>
        </table:table-row>
        <table:table-row table:style-name="ro7">
          <table:table-cell office:value-type="string" calcext:value-type="string">
            <text:p>Project Plan Docx,statustracker update</text:p>
          </table:table-cell>
          <table:table-cell table:style-name="ce16" table:content-validation-name="val1" office:value-type="string" calcext:value-type="string">
            <text:p>Documentation</text:p>
          </table:table-cell>
          <table:table-cell office:value-type="string" calcext:value-type="string">
            <text:p>Chinni Venkata Charan</text:p>
          </table:table-cell>
          <table:table-cell table:number-columns-repeated="2" office:value-type="float" office:value="2.5" calcext:value-type="float">
            <text:p>2.5</text:p>
          </table:table-cell>
          <table:table-cell table:style-name="ce47" table:content-validation-name="val2" office:value-type="string" calcext:value-type="string">
            <text:p>Done</text:p>
          </table:table-cell>
          <table:table-cell table:style-name="Default"/>
          <table:table-cell table:style-name="ce69" table:formula="of:=IF(OR([.D35]=&quot;&quot;;[.E35]=&quot;&quot;);&quot;&quot;;[.D35]-[.E35])" office:value-type="float" office:value="0" calcext:value-type="float">
            <text:p>0</text:p>
          </table:table-cell>
          <table:table-cell table:style-name="ce69" table:formula="of:=IF(OR([.H35]=&quot;&quot;;[.E35]=0);&quot;&quot;;ABS([.H35])/[.E35]*100)" office:value-type="float" office:value="0" calcext:value-type="float">
            <text:p>0</text:p>
          </table:table-cell>
          <table:table-cell table:number-columns-repeated="1015"/>
        </table:table-row>
        <table:table-row table:style-name="ro7">
          <table:table-cell office:value-type="string" calcext:value-type="string">
            <text:p>Team Meeting</text:p>
          </table:table-cell>
          <table:table-cell table:style-name="ce16" table:content-validation-name="val1" office:value-type="string" calcext:value-type="string">
            <text:p>Coordination</text:p>
          </table:table-cell>
          <table:table-cell office:value-type="string" calcext:value-type="string">
            <text:p>R.S.Subbulakshmi</text:p>
          </table:table-cell>
          <table:table-cell office:value-type="float" office:value="1" calcext:value-type="float">
            <text:p>1</text:p>
          </table:table-cell>
          <table:table-cell office:value-type="float" office:value="0.5" calcext:value-type="float">
            <text:p>0.5</text:p>
          </table:table-cell>
          <table:table-cell table:style-name="ce47" table:content-validation-name="val2" office:value-type="string" calcext:value-type="string">
            <text:p>Done</text:p>
          </table:table-cell>
          <table:table-cell table:style-name="Default"/>
          <table:table-cell table:style-name="ce69" table:formula="of:=IF(OR([.D36]=&quot;&quot;;[.E36]=&quot;&quot;);&quot;&quot;;[.D36]-[.E36])" office:value-type="float" office:value="0.5" calcext:value-type="float">
            <text:p>0.5</text:p>
          </table:table-cell>
          <table:table-cell table:style-name="ce69" table:formula="of:=IF(OR([.H36]=&quot;&quot;;[.E36]=0);&quot;&quot;;ABS([.H36])/[.E36]*100)" office:value-type="float" office:value="100" calcext:value-type="float">
            <text:p>100</text:p>
          </table:table-cell>
          <table:table-cell table:number-columns-repeated="1015"/>
        </table:table-row>
        <table:table-row table:style-name="ro7">
          <table:table-cell office:value-type="string" calcext:value-type="string">
            <text:p>Client meeting,Creating Charts</text:p>
          </table:table-cell>
          <table:table-cell table:style-name="ce16" table:content-validation-name="val1" office:value-type="string" calcext:value-type="string">
            <text:p>Coordination</text:p>
          </table:table-cell>
          <table:table-cell office:value-type="string" calcext:value-type="string">
            <text:p>Debojit Das</text:p>
          </table:table-cell>
          <table:table-cell table:number-columns-repeated="2" office:value-type="float" office:value="1" calcext:value-type="float">
            <text:p>1</text:p>
          </table:table-cell>
          <table:table-cell table:style-name="ce47" table:content-validation-name="val2" office:value-type="string" calcext:value-type="string">
            <text:p>Done</text:p>
          </table:table-cell>
          <table:table-cell table:style-name="Default"/>
          <table:table-cell table:style-name="ce69" table:number-columns-repeated="2"/>
          <table:table-cell table:number-columns-repeated="1015"/>
        </table:table-row>
        <table:table-row table:style-name="ro7">
          <table:table-cell office:value-type="string" calcext:value-type="string">
            <text:p>Login and signup</text:p>
          </table:table-cell>
          <table:table-cell table:style-name="ce16" table:content-validation-name="val1" office:value-type="string" calcext:value-type="string">
            <text:p>Development</text:p>
          </table:table-cell>
          <table:table-cell office:value-type="string" calcext:value-type="string">
            <text:p>Ujwal Narayan N,Arnav Kapoor</text:p>
          </table:table-cell>
          <table:table-cell table:number-columns-repeated="2" office:value-type="float" office:value="4" calcext:value-type="float">
            <text:p>4</text:p>
          </table:table-cell>
          <table:table-cell table:style-name="ce58" table:content-validation-name="val2" office:value-type="string" calcext:value-type="string">
            <text:p>Ongoing</text:p>
          </table:table-cell>
          <table:table-cell table:style-name="Default"/>
          <table:table-cell table:style-name="ce69" table:formula="of:=IF(OR([.D38]=&quot;&quot;;[.E38]=&quot;&quot;);&quot;&quot;;[.D38]-[.E38])" office:value-type="float" office:value="0" calcext:value-type="float">
            <text:p>0</text:p>
          </table:table-cell>
          <table:table-cell table:style-name="ce69" table:formula="of:=IF(OR([.H38]=&quot;&quot;;[.E38]=0);&quot;&quot;;ABS([.H38])/[.E38]*100)" office:value-type="float" office:value="0" calcext:value-type="float">
            <text:p>0</text:p>
          </table:table-cell>
          <table:table-cell table:number-columns-repeated="1015"/>
        </table:table-row>
        <table:table-row table:style-name="ro7">
          <table:table-cell table:style-name="ce18" office:value-type="string" calcext:value-type="string">
            <text:p>Week 7 (September 24 -September 30)</text:p>
          </table:table-cell>
          <table:table-cell table:style-name="ce26" table:content-validation-name="val1"/>
          <table:table-cell table:style-name="ce35" table:number-columns-repeated="3"/>
          <table:table-cell table:style-name="ce53" table:content-validation-name="val2"/>
          <table:table-cell table:style-name="ce40"/>
          <table:table-cell table:style-name="ce70" table:formula="of:=IF(OR([.D39]=&quot;&quot;;[.E39]=&quot;&quot;);&quot;&quot;;[.D39]-[.E39])">
            <text:p/>
          </table:table-cell>
          <table:table-cell table:style-name="ce70" table:formula="of:=IF(OR([.H39]=&quot;&quot;;[.E39]=0);&quot;&quot;;ABS([.H39])/[.E39]*100)">
            <text:p/>
          </table:table-cell>
          <table:table-cell table:number-columns-repeated="1015"/>
        </table:table-row>
        <table:table-row table:style-name="ro7">
          <table:table-cell office:value-type="string" calcext:value-type="string">
            <text:p>Visualizing databases</text:p>
          </table:table-cell>
          <table:table-cell table:style-name="ce16" table:content-validation-name="val1" office:value-type="string" calcext:value-type="string">
            <text:p>Development</text:p>
          </table:table-cell>
          <table:table-cell office:value-type="string" calcext:value-type="string">
            <text:p>Chinni Venkata Charan</text:p>
          </table:table-cell>
          <table:table-cell table:number-columns-repeated="2" table:style-name="ce9" office:value-type="float" office:value="1" calcext:value-type="float">
            <text:p>1</text:p>
          </table:table-cell>
          <table:table-cell table:style-name="ce47" table:content-validation-name="val2" office:value-type="string" calcext:value-type="string">
            <text:p>Done</text:p>
          </table:table-cell>
          <table:table-cell table:style-name="Default"/>
          <table:table-cell table:style-name="ce69" table:formula="of:=IF(OR([.D40]=&quot;&quot;;[.E40]=&quot;&quot;);&quot;&quot;;[.D40]-[.E40])" office:value-type="float" office:value="0" calcext:value-type="float">
            <text:p>0</text:p>
          </table:table-cell>
          <table:table-cell table:style-name="ce69" table:formula="of:=IF(OR([.H40]=&quot;&quot;;[.E40]=0);&quot;&quot;;ABS([.H40])/[.E40]*100)" office:value-type="float" office:value="0" calcext:value-type="float">
            <text:p>0</text:p>
          </table:table-cell>
          <table:table-cell table:number-columns-repeated="1015"/>
        </table:table-row>
        <table:table-row table:style-name="ro7">
          <table:table-cell office:value-type="string" calcext:value-type="string">
            <text:p>Project Plan Docx,statustracker update</text:p>
          </table:table-cell>
          <table:table-cell table:style-name="ce16" table:content-validation-name="val1" office:value-type="string" calcext:value-type="string">
            <text:p>Documentation</text:p>
          </table:table-cell>
          <table:table-cell office:value-type="string" calcext:value-type="string">
            <text:p>Chinni Venkata Charan,R.S.Subbulakshmi</text:p>
          </table:table-cell>
          <table:table-cell table:number-columns-repeated="2" table:style-name="ce9" office:value-type="float" office:value="1" calcext:value-type="float">
            <text:p>1</text:p>
          </table:table-cell>
          <table:table-cell table:style-name="ce47" table:content-validation-name="val2" office:value-type="string" calcext:value-type="string">
            <text:p>Done</text:p>
          </table:table-cell>
          <table:table-cell table:style-name="Default"/>
          <table:table-cell table:style-name="ce69" table:formula="of:=IF(OR([.D41]=&quot;&quot;;[.E41]=&quot;&quot;);&quot;&quot;;[.D41]-[.E41])" office:value-type="float" office:value="0" calcext:value-type="float">
            <text:p>0</text:p>
          </table:table-cell>
          <table:table-cell table:style-name="ce69" table:formula="of:=IF(OR([.H41]=&quot;&quot;;[.E41]=0);&quot;&quot;;ABS([.H41])/[.E41]*100)" office:value-type="float" office:value="0" calcext:value-type="float">
            <text:p>0</text:p>
          </table:table-cell>
          <table:table-cell table:number-columns-repeated="1015"/>
        </table:table-row>
        <table:table-row table:style-name="ro7">
          <table:table-cell table:style-name="ce20" office:value-type="string" calcext:value-type="string">
            <text:p>Team Meeting</text:p>
          </table:table-cell>
          <table:table-cell table:style-name="ce16" table:content-validation-name="val1" office:value-type="string" calcext:value-type="string">
            <text:p>Coordination</text:p>
          </table:table-cell>
          <table:table-cell office:value-type="string" calcext:value-type="string">
            <text:p>R.S.Subbulakshmi</text:p>
          </table:table-cell>
          <table:table-cell table:number-columns-repeated="2" table:style-name="ce9" office:value-type="float" office:value="1" calcext:value-type="float">
            <text:p>1</text:p>
          </table:table-cell>
          <table:table-cell table:style-name="ce47" table:content-validation-name="val2" office:value-type="string" calcext:value-type="string">
            <text:p>Done</text:p>
          </table:table-cell>
          <table:table-cell table:style-name="Default"/>
          <table:table-cell table:style-name="ce69" table:formula="of:=IF(OR([.D42]=&quot;&quot;;[.E42]=&quot;&quot;);&quot;&quot;;[.D42]-[.E42])" office:value-type="float" office:value="0" calcext:value-type="float">
            <text:p>0</text:p>
          </table:table-cell>
          <table:table-cell table:style-name="ce69" table:formula="of:=IF(OR([.H42]=&quot;&quot;;[.E42]=0);&quot;&quot;;ABS([.H42])/[.E42]*100)" office:value-type="float" office:value="0" calcext:value-type="float">
            <text:p>0</text:p>
          </table:table-cell>
          <table:table-cell table:number-columns-repeated="1015"/>
        </table:table-row>
        <table:table-row table:style-name="ro7">
          <table:table-cell office:value-type="string" calcext:value-type="string">
            <text:p>Created roles and user </text:p>
          </table:table-cell>
          <table:table-cell table:style-name="ce16" table:content-validation-name="val1" office:value-type="string" calcext:value-type="string">
            <text:p>Development</text:p>
          </table:table-cell>
          <table:table-cell office:value-type="string" calcext:value-type="string">
            <text:p>R.S.Subbulakshmi</text:p>
          </table:table-cell>
          <table:table-cell table:style-name="ce43" office:value-type="float" office:value="2" calcext:value-type="float">
            <text:p>2</text:p>
          </table:table-cell>
          <table:table-cell table:style-name="ce9" office:value-type="float" office:value="2" calcext:value-type="float">
            <text:p>2</text:p>
          </table:table-cell>
          <table:table-cell table:style-name="ce47" table:content-validation-name="val2" office:value-type="string" calcext:value-type="string">
            <text:p>Done</text:p>
          </table:table-cell>
          <table:table-cell table:style-name="Default"/>
          <table:table-cell table:style-name="ce69" table:formula="of:=IF(OR([.D43]=&quot;&quot;;[.E43]=&quot;&quot;);&quot;&quot;;[.D43]-[.E43])" office:value-type="float" office:value="0" calcext:value-type="float">
            <text:p>0</text:p>
          </table:table-cell>
          <table:table-cell table:style-name="ce69" table:formula="of:=IF(OR([.H43]=&quot;&quot;;[.E43]=0);&quot;&quot;;ABS([.H43])/[.E43]*100)" office:value-type="float" office:value="0" calcext:value-type="float">
            <text:p>0</text:p>
          </table:table-cell>
          <table:table-cell table:number-columns-repeated="1015"/>
        </table:table-row>
        <table:table-row table:style-name="ro2">
          <table:table-cell office:value-type="string" calcext:value-type="string">
            <text:p>Single login</text:p>
          </table:table-cell>
          <table:table-cell table:style-name="ce16" table:content-validation-name="val1" office:value-type="string" calcext:value-type="string">
            <text:p>Development</text:p>
          </table:table-cell>
          <table:table-cell office:value-type="string" calcext:value-type="string">
            <text:p>Ujwal Narayan N</text:p>
          </table:table-cell>
          <table:table-cell table:number-columns-repeated="2" table:style-name="ce9" office:value-type="float" office:value="1" calcext:value-type="float">
            <text:p>1</text:p>
          </table:table-cell>
          <table:table-cell table:style-name="ce48" table:content-validation-name="val2" office:value-type="string" calcext:value-type="string">
            <text:p>Ongoing</text:p>
          </table:table-cell>
          <table:table-cell table:style-name="Default"/>
          <table:table-cell table:style-name="ce69" table:formula="of:=IF(OR([.D44]=&quot;&quot;;[.E44]=&quot;&quot;);&quot;&quot;;[.D44]-[.E44])" office:value-type="float" office:value="0" calcext:value-type="float">
            <text:p>0</text:p>
          </table:table-cell>
          <table:table-cell table:style-name="ce69" table:formula="of:=IF(OR([.H44]=&quot;&quot;;[.E44]=0);&quot;&quot;;ABS([.H44])/[.E44]*100)" office:value-type="float" office:value="0" calcext:value-type="float">
            <text:p>0</text:p>
          </table:table-cell>
          <table:table-cell table:number-columns-repeated="1015"/>
        </table:table-row>
        <table:table-row table:style-name="ro7">
          <table:table-cell table:style-name="ce18" office:value-type="string" calcext:value-type="string">
            <text:p>Week 8 (October 1 – October 7)</text:p>
          </table:table-cell>
          <table:table-cell table:style-name="ce26" table:content-validation-name="val1"/>
          <table:table-cell table:style-name="ce35" table:number-columns-repeated="3"/>
          <table:table-cell table:style-name="ce53" table:content-validation-name="val2"/>
          <table:table-cell table:style-name="ce40"/>
          <table:table-cell table:style-name="ce70" table:formula="of:=IF(OR([.D45]=&quot;&quot;;[.E45]=&quot;&quot;);&quot;&quot;;[.D45]-[.E45])">
            <text:p/>
          </table:table-cell>
          <table:table-cell table:style-name="ce70" table:formula="of:=IF(OR([.H45]=&quot;&quot;;[.E45]=0);&quot;&quot;;ABS([.H45])/[.E45]*100)">
            <text:p/>
          </table:table-cell>
          <table:table-cell table:number-columns-repeated="1015"/>
        </table:table-row>
        <table:table-row table:style-name="ro7">
          <table:table-cell office:value-type="string" calcext:value-type="string">
            <text:p>Project Plan Docx,statustracker update</text:p>
          </table:table-cell>
          <table:table-cell table:style-name="ce16" table:content-validation-name="val1" office:value-type="string" calcext:value-type="string">
            <text:p>Documentation</text:p>
          </table:table-cell>
          <table:table-cell table:style-name="ce34" office:value-type="string" calcext:value-type="string">
            <text:p>Debojit Das,R.S.Subbulakshmi,Chinni Venkata Charan</text:p>
          </table:table-cell>
          <table:table-cell table:number-columns-repeated="2" table:style-name="ce9" office:value-type="float" office:value="1" calcext:value-type="float">
            <text:p>1</text:p>
          </table:table-cell>
          <table:table-cell table:style-name="ce47" table:content-validation-name="val2" office:value-type="string" calcext:value-type="string">
            <text:p>Done</text:p>
          </table:table-cell>
          <table:table-cell table:style-name="Default"/>
          <table:table-cell table:style-name="ce69" table:formula="of:=IF(OR([.D46]=&quot;&quot;;[.E46]=&quot;&quot;);&quot;&quot;;[.D46]-[.E46])" office:value-type="float" office:value="0" calcext:value-type="float">
            <text:p>0</text:p>
          </table:table-cell>
          <table:table-cell table:style-name="ce69" table:formula="of:=IF(OR([.H46]=&quot;&quot;;[.E46]=0);&quot;&quot;;ABS([.H46])/[.E46]*100)" office:value-type="float" office:value="0" calcext:value-type="float">
            <text:p>0</text:p>
          </table:table-cell>
          <table:table-cell table:number-columns-repeated="1015"/>
        </table:table-row>
        <table:table-row table:style-name="ro7">
          <table:table-cell office:value-type="string" calcext:value-type="string">
            <text:p>Created ppt and demo video</text:p>
          </table:table-cell>
          <table:table-cell table:style-name="ce16" table:content-validation-name="val1" office:value-type="string" calcext:value-type="string">
            <text:p>Documentation</text:p>
          </table:table-cell>
          <table:table-cell office:value-type="string" calcext:value-type="string">
            <text:p>Debojit Das,R.S.Subbulakshmi,Chinni Venkata Charan,Arnav Kapoor ,Ujwal Narayan</text:p>
          </table:table-cell>
          <table:table-cell table:style-name="ce9" office:value-type="float" office:value="2" calcext:value-type="float">
            <text:p>2</text:p>
          </table:table-cell>
          <table:table-cell table:style-name="ce9"/>
          <table:table-cell table:style-name="ce60" table:content-validation-name="val2" office:value-type="string" calcext:value-type="string">
            <text:p>Ongoing</text:p>
          </table:table-cell>
          <table:table-cell table:style-name="Default"/>
          <table:table-cell table:style-name="ce69" table:formula="of:=IF(OR([.D47]=&quot;&quot;;[.E47]=&quot;&quot;);&quot;&quot;;[.D47]-[.E47])">
            <text:p/>
          </table:table-cell>
          <table:table-cell table:style-name="ce69" table:formula="of:=IF(OR([.H47]=&quot;&quot;;[.E47]=0);&quot;&quot;;ABS([.H47])/[.E47]*100)">
            <text:p/>
          </table:table-cell>
          <table:table-cell table:number-columns-repeated="1015"/>
        </table:table-row>
        <table:table-row table:style-name="ro7">
          <table:table-cell office:value-type="string" calcext:value-type="string">
            <text:p>Team Meeting</text:p>
          </table:table-cell>
          <table:table-cell table:style-name="ce16" table:content-validation-name="val1" office:value-type="string" calcext:value-type="string">
            <text:p>Coordination</text:p>
          </table:table-cell>
          <table:table-cell office:value-type="string" calcext:value-type="string">
            <text:p>R.S.Subbulakshmi</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47" table:content-validation-name="val2" office:value-type="string" calcext:value-type="string">
            <text:p>Done</text:p>
          </table:table-cell>
          <table:table-cell table:style-name="Default"/>
          <table:table-cell table:style-name="ce69" table:formula="of:=IF(OR([.D48]=&quot;&quot;;[.E48]=&quot;&quot;);&quot;&quot;;[.D48]-[.E48])" office:value-type="float" office:value="-1" calcext:value-type="float">
            <text:p>-1</text:p>
          </table:table-cell>
          <table:table-cell table:style-name="ce69" table:formula="of:=IF(OR([.H48]=&quot;&quot;;[.E48]=0);&quot;&quot;;ABS([.H48])/[.E48]*100)" office:value-type="float" office:value="33.3333333333333" calcext:value-type="float">
            <text:p>33.3333333333</text:p>
          </table:table-cell>
          <table:table-cell table:number-columns-repeated="1015"/>
        </table:table-row>
        <table:table-row table:style-name="ro7">
          <table:table-cell office:value-type="string" calcext:value-type="string">
            <text:p>Created seperate permissions for different roles</text:p>
          </table:table-cell>
          <table:table-cell table:style-name="ce16" table:content-validation-name="val1" office:value-type="string" calcext:value-type="string">
            <text:p>Development</text:p>
          </table:table-cell>
          <table:table-cell office:value-type="string" calcext:value-type="string">
            <text:p>R.S.Subbulakshmi</text:p>
          </table:table-cell>
          <table:table-cell table:style-name="ce9" office:value-type="float" office:value="2" calcext:value-type="float">
            <text:p>2</text:p>
          </table:table-cell>
          <table:table-cell table:style-name="ce9" office:value-type="float" office:value="4" calcext:value-type="float">
            <text:p>4</text:p>
          </table:table-cell>
          <table:table-cell table:style-name="ce60" table:content-validation-name="val2" office:value-type="string" calcext:value-type="string">
            <text:p>Ongoing</text:p>
          </table:table-cell>
          <table:table-cell table:style-name="Default"/>
          <table:table-cell table:style-name="ce69" table:formula="of:=IF(OR([.D49]=&quot;&quot;;[.E49]=&quot;&quot;);&quot;&quot;;[.D49]-[.E49])" office:value-type="float" office:value="-2" calcext:value-type="float">
            <text:p>-2</text:p>
          </table:table-cell>
          <table:table-cell table:style-name="ce69" table:formula="of:=IF(OR([.H49]=&quot;&quot;;[.E49]=0);&quot;&quot;;ABS([.H49])/[.E49]*100)" office:value-type="float" office:value="50" calcext:value-type="float">
            <text:p>50</text:p>
          </table:table-cell>
          <table:table-cell table:number-columns-repeated="1015"/>
        </table:table-row>
        <table:table-row table:style-name="ro7">
          <table:table-cell office:value-type="string" calcext:value-type="string">
            <text:p>Single login</text:p>
          </table:table-cell>
          <table:table-cell table:style-name="ce16" table:content-validation-name="val1" office:value-type="string" calcext:value-type="string">
            <text:p>Development</text:p>
          </table:table-cell>
          <table:table-cell office:value-type="string" calcext:value-type="string">
            <text:p>Ujwal Narayan N</text:p>
          </table:table-cell>
          <table:table-cell table:number-columns-repeated="2" table:style-name="ce9" office:value-type="float" office:value="1" calcext:value-type="float">
            <text:p>1</text:p>
          </table:table-cell>
          <table:table-cell table:style-name="ce60" table:content-validation-name="val2" office:value-type="string" calcext:value-type="string">
            <text:p>Ongoing</text:p>
          </table:table-cell>
          <table:table-cell table:style-name="Default"/>
          <table:table-cell table:style-name="ce69" table:formula="of:=IF(OR([.D50]=&quot;&quot;;[.E50]=&quot;&quot;);&quot;&quot;;[.D50]-[.E50])" office:value-type="float" office:value="0" calcext:value-type="float">
            <text:p>0</text:p>
          </table:table-cell>
          <table:table-cell table:style-name="ce69" table:formula="of:=IF(OR([.H50]=&quot;&quot;;[.E50]=0);&quot;&quot;;ABS([.H50])/[.E50]*100)" office:value-type="float" office:value="0" calcext:value-type="float">
            <text:p>0</text:p>
          </table:table-cell>
          <table:table-cell table:number-columns-repeated="1015"/>
        </table:table-row>
        <table:table-row table:style-name="ro7">
          <table:table-cell table:style-name="ce18" office:value-type="string" calcext:value-type="string">
            <text:p>Week 9(October 22 – October 28)</text:p>
          </table:table-cell>
          <table:table-cell table:style-name="ce27" table:content-validation-name="val1"/>
          <table:table-cell table:style-name="ce35" table:number-columns-repeated="3"/>
          <table:table-cell table:style-name="ce53" table:content-validation-name="val2"/>
          <table:table-cell table:style-name="ce40"/>
          <table:table-cell table:style-name="ce70" table:formula="of:=IF(OR([.D51]=&quot;&quot;;[.E51]=&quot;&quot;);&quot;&quot;;[.D51]-[.E51])">
            <text:p/>
          </table:table-cell>
          <table:table-cell table:style-name="ce70" table:formula="of:=IF(OR([.H51]=&quot;&quot;;[.E51]=0);&quot;&quot;;ABS([.H51])/[.E51]*100)">
            <text:p/>
          </table:table-cell>
          <table:table-cell table:number-columns-repeated="1015"/>
        </table:table-row>
        <table:table-row table:style-name="ro7">
          <table:table-cell table:style-name="Default" office:value-type="string" calcext:value-type="string">
            <text:p>Design Document</text:p>
          </table:table-cell>
          <table:table-cell table:style-name="ce16" table:content-validation-name="val1" office:value-type="string" calcext:value-type="string">
            <text:p>Documentation</text:p>
          </table:table-cell>
          <table:table-cell table:style-name="ce37" office:value-type="string" calcext:value-type="string">
            <text:p>Chinni Venkata Charan</text:p>
          </table:table-cell>
          <table:table-cell table:number-columns-repeated="2" table:style-name="ce9" office:value-type="float" office:value="3" calcext:value-type="float">
            <text:p>3</text:p>
          </table:table-cell>
          <table:table-cell table:style-name="ce47" table:content-validation-name="val2" office:value-type="string" calcext:value-type="string">
            <text:p>Done</text:p>
          </table:table-cell>
          <table:table-cell office:value-type="string" calcext:value-type="string">
            <text:p>There was an error in the Design Rationale part</text:p>
          </table:table-cell>
          <table:table-cell table:style-name="ce69" table:formula="of:=IF(OR([.D52]=&quot;&quot;;[.E52]=&quot;&quot;);&quot;&quot;;[.D52]-[.E52])" office:value-type="float" office:value="0" calcext:value-type="float">
            <text:p>0</text:p>
          </table:table-cell>
          <table:table-cell table:style-name="ce69" table:formula="of:=IF(OR([.H52]=&quot;&quot;;[.E52]=0);&quot;&quot;;ABS([.H52])/[.E52]*100)" office:value-type="float" office:value="0" calcext:value-type="float">
            <text:p>0</text:p>
          </table:table-cell>
          <table:table-cell table:number-columns-repeated="1015"/>
        </table:table-row>
        <table:table-row table:style-name="ro7">
          <table:table-cell table:style-name="ce20" office:value-type="string" calcext:value-type="string">
            <text:p>Client meeting</text:p>
          </table:table-cell>
          <table:table-cell table:style-name="ce16" table:content-validation-name="val1" office:value-type="string" calcext:value-type="string">
            <text:p>Coordination</text:p>
          </table:table-cell>
          <table:table-cell table:style-name="ce37" office:value-type="string" calcext:value-type="string">
            <text:p>Ujwal Narayan N,Arnav Kapoor</text:p>
          </table:table-cell>
          <table:table-cell table:number-columns-repeated="2" table:style-name="ce9" office:value-type="float" office:value="3" calcext:value-type="float">
            <text:p>3</text:p>
          </table:table-cell>
          <table:table-cell table:style-name="ce47" table:content-validation-name="val2" office:value-type="string" calcext:value-type="string">
            <text:p>Done</text:p>
          </table:table-cell>
          <table:table-cell office:value-type="string" calcext:value-type="string">
            <text:p>We talked about the scope once again</text:p>
          </table:table-cell>
          <table:table-cell table:style-name="ce69" table:formula="of:=IF(OR([.D53]=&quot;&quot;;[.E53]=&quot;&quot;);&quot;&quot;;[.D53]-[.E53])" office:value-type="float" office:value="0" calcext:value-type="float">
            <text:p>0</text:p>
          </table:table-cell>
          <table:table-cell table:style-name="ce69" table:formula="of:=IF(OR([.H53]=&quot;&quot;;[.E53]=0);&quot;&quot;;ABS([.H53])/[.E53]*100)" office:value-type="float" office:value="0" calcext:value-type="float">
            <text:p>0</text:p>
          </table:table-cell>
          <table:table-cell table:number-columns-repeated="1015"/>
        </table:table-row>
        <table:table-row table:style-name="ro7">
          <table:table-cell table:style-name="Default" office:value-type="string" calcext:value-type="string">
            <text:p>Team Meeting</text:p>
          </table:table-cell>
          <table:table-cell table:style-name="ce16" table:content-validation-name="val1" office:value-type="string" calcext:value-type="string">
            <text:p>Coordination</text:p>
          </table:table-cell>
          <table:table-cell table:style-name="ce37" office:value-type="string" calcext:value-type="string">
            <text:p>Debojit Das,R.S.Subbulakshmi</text:p>
          </table:table-cell>
          <table:table-cell table:number-columns-repeated="2" table:style-name="ce9" office:value-type="float" office:value="0.5" calcext:value-type="float">
            <text:p>0.5</text:p>
          </table:table-cell>
          <table:table-cell table:style-name="ce61" office:value-type="string" calcext:value-type="string">
            <text:p>Done</text:p>
          </table:table-cell>
          <table:table-cell/>
          <table:table-cell table:style-name="ce69" table:formula="of:=IF(OR([.D54]=&quot;&quot;;[.E54]=&quot;&quot;);&quot;&quot;;[.D54]-[.E54])" office:value-type="float" office:value="0" calcext:value-type="float">
            <text:p>0</text:p>
          </table:table-cell>
          <table:table-cell table:style-name="ce69" table:formula="of:=IF(OR([.H54]=&quot;&quot;;[.E54]=0);&quot;&quot;;ABS([.H54])/[.E54]*100)" office:value-type="float" office:value="0" calcext:value-type="float">
            <text:p>0</text:p>
          </table:table-cell>
          <table:table-cell table:number-columns-repeated="1015"/>
        </table:table-row>
        <table:table-row table:style-name="ro7">
          <table:table-cell table:style-name="Default" office:value-type="string" calcext:value-type="string">
            <text:p>Status tracker update</text:p>
          </table:table-cell>
          <table:table-cell table:style-name="ce16" table:content-validation-name="val1" office:value-type="string" calcext:value-type="string">
            <text:p>Documentation</text:p>
          </table:table-cell>
          <table:table-cell table:style-name="ce37" office:value-type="string" calcext:value-type="string">
            <text:p>Chinni Venkata Charan</text:p>
          </table:table-cell>
          <table:table-cell table:number-columns-repeated="2" table:style-name="ce9" office:value-type="float" office:value="0.25" calcext:value-type="float">
            <text:p>0.25</text:p>
          </table:table-cell>
          <table:table-cell table:style-name="ce61" office:value-type="string" calcext:value-type="string">
            <text:p>Done</text:p>
          </table:table-cell>
          <table:table-cell/>
          <table:table-cell table:style-name="ce69" table:number-columns-repeated="2"/>
          <table:table-cell table:number-columns-repeated="1015"/>
        </table:table-row>
        <table:table-row table:style-name="ro7">
          <table:table-cell table:style-name="Default" office:value-type="string" calcext:value-type="string">
            <text:p>Worked on Accessing the Database</text:p>
          </table:table-cell>
          <table:table-cell table:style-name="ce16" table:content-validation-name="val1" office:value-type="string" calcext:value-type="string">
            <text:p>Development</text:p>
          </table:table-cell>
          <table:table-cell office:value-type="string" calcext:value-type="string">
            <text:p>Debojit Das,R.S.Subbulakshmi,Chinni Venkata Charan,Arnav Kapoor ,Ujwal Narayan</text:p>
          </table:table-cell>
          <table:table-cell table:number-columns-repeated="2" table:style-name="ce9" office:value-type="float" office:value="2" calcext:value-type="float">
            <text:p>2</text:p>
          </table:table-cell>
          <table:table-cell table:style-name="ce62" office:value-type="string" calcext:value-type="string">
            <text:p>Ongoing</text:p>
          </table:table-cell>
          <table:table-cell/>
          <table:table-cell table:style-name="ce69" table:formula="of:=IF(OR([.D56]=&quot;&quot;;[.E56]=&quot;&quot;);&quot;&quot;;[.D56]-[.E56])" office:value-type="float" office:value="0" calcext:value-type="float">
            <text:p>0</text:p>
          </table:table-cell>
          <table:table-cell table:style-name="ce69" table:formula="of:=IF(OR([.H56]=&quot;&quot;;[.E56]=0);&quot;&quot;;ABS([.H56])/[.E56]*100)" office:value-type="float" office:value="0" calcext:value-type="float">
            <text:p>0</text:p>
          </table:table-cell>
          <table:table-cell table:number-columns-repeated="1015"/>
        </table:table-row>
        <table:table-row table:style-name="ro7">
          <table:table-cell table:style-name="ce21" office:value-type="string" calcext:value-type="string">
            <text:p>Week 10(October 29-November 4)</text:p>
          </table:table-cell>
          <table:table-cell table:style-name="ce27" table:content-validation-name="val1"/>
          <table:table-cell table:style-name="ce38" table:number-columns-repeated="5"/>
          <table:table-cell table:style-name="ce71" table:formula="of:=IF(OR([.D57]=&quot;&quot;;[.E57]=&quot;&quot;);&quot;&quot;;[.D57]-[.E57])">
            <text:p/>
          </table:table-cell>
          <table:table-cell table:style-name="ce71" table:formula="of:=IF(OR([.H57]=&quot;&quot;;[.E57]=0);&quot;&quot;;ABS([.H57])/[.E57]*100)">
            <text:p/>
          </table:table-cell>
          <table:table-cell table:number-columns-repeated="1015"/>
        </table:table-row>
        <table:table-row table:style-name="ro7">
          <table:table-cell table:style-name="Default" office:value-type="string" calcext:value-type="string">
            <text:p>Status tracker update</text:p>
          </table:table-cell>
          <table:table-cell table:style-name="ce16" table:content-validation-name="val1" office:value-type="string" calcext:value-type="string">
            <text:p>Documentation</text:p>
          </table:table-cell>
          <table:table-cell table:style-name="ce37" office:value-type="string" calcext:value-type="string">
            <text:p>Chinni Venkata Charan</text:p>
          </table:table-cell>
          <table:table-cell table:number-columns-repeated="2" table:style-name="ce9" office:value-type="float" office:value="0.25" calcext:value-type="float">
            <text:p>0.25</text:p>
          </table:table-cell>
          <table:table-cell table:style-name="ce63" office:value-type="string" calcext:value-type="string">
            <text:p>Ongoing</text:p>
          </table:table-cell>
          <table:table-cell/>
          <table:table-cell table:style-name="ce69" table:formula="of:=IF(OR([.D58]=&quot;&quot;;[.E58]=&quot;&quot;);&quot;&quot;;[.D58]-[.E58])" office:value-type="float" office:value="0" calcext:value-type="float">
            <text:p>0</text:p>
          </table:table-cell>
          <table:table-cell table:style-name="ce69" table:formula="of:=IF(OR([.H58]=&quot;&quot;;[.E58]=0);&quot;&quot;;ABS([.H58])/[.E58]*100)" office:value-type="float" office:value="0" calcext:value-type="float">
            <text:p>0</text:p>
          </table:table-cell>
          <table:table-cell table:number-columns-repeated="1015"/>
        </table:table-row>
        <table:table-row table:style-name="ro7">
          <table:table-cell table:style-name="Default" office:value-type="string" calcext:value-type="string">
            <text:p>Creating the Template</text:p>
          </table:table-cell>
          <table:table-cell table:style-name="ce16" table:content-validation-name="val1" office:value-type="string" calcext:value-type="string">
            <text:p>Development</text:p>
          </table:table-cell>
          <table:table-cell table:style-name="ce39" office:value-type="string" calcext:value-type="string">
            <text:p>Debojit Das,R.S.Subbulakshmi,Chinni Venkata Charan,Arnav Kapoor ,Ujwal Narayan</text:p>
          </table:table-cell>
          <table:table-cell table:number-columns-repeated="2" table:style-name="ce9" office:value-type="float" office:value="4" calcext:value-type="float">
            <text:p>4</text:p>
          </table:table-cell>
          <table:table-cell table:style-name="ce64" office:value-type="string" calcext:value-type="string">
            <text:p>Ongoing</text:p>
          </table:table-cell>
          <table:table-cell office:value-type="string" calcext:value-type="string">
            <text:p>There was a delay in database connection for creation of template</text:p>
          </table:table-cell>
          <table:table-cell table:style-name="ce69" table:formula="of:=IF(OR([.D59]=&quot;&quot;;[.E59]=&quot;&quot;);&quot;&quot;;[.D59]-[.E59])" office:value-type="float" office:value="0" calcext:value-type="float">
            <text:p>0</text:p>
          </table:table-cell>
          <table:table-cell table:style-name="ce69" table:formula="of:=IF(OR([.H59]=&quot;&quot;;[.E59]=0);&quot;&quot;;ABS([.H59])/[.E59]*100)" office:value-type="float" office:value="0" calcext:value-type="float">
            <text:p>0</text:p>
          </table:table-cell>
          <table:table-cell table:number-columns-repeated="1015"/>
        </table:table-row>
        <table:table-row table:style-name="ro7">
          <table:table-cell table:style-name="Default" office:value-type="string" calcext:value-type="string">
            <text:p>Team Meeting</text:p>
          </table:table-cell>
          <table:table-cell table:style-name="ce16" table:content-validation-name="val1" office:value-type="string" calcext:value-type="string">
            <text:p>Coordination</text:p>
          </table:table-cell>
          <table:table-cell table:style-name="ce37" office:value-type="string" calcext:value-type="string">
            <text:p>Debojit Das</text:p>
          </table:table-cell>
          <table:table-cell table:number-columns-repeated="2" table:style-name="ce9" office:value-type="float" office:value="0.5" calcext:value-type="float">
            <text:p>0.5</text:p>
          </table:table-cell>
          <table:table-cell table:style-name="ce61" office:value-type="string" calcext:value-type="string">
            <text:p>Done</text:p>
          </table:table-cell>
          <table:table-cell/>
          <table:table-cell table:style-name="ce69" table:formula="of:=IF(OR([.D60]=&quot;&quot;;[.E60]=&quot;&quot;);&quot;&quot;;[.D60]-[.E60])" office:value-type="float" office:value="0" calcext:value-type="float">
            <text:p>0</text:p>
          </table:table-cell>
          <table:table-cell table:style-name="ce69" table:formula="of:=IF(OR([.H60]=&quot;&quot;;[.E60]=0);&quot;&quot;;ABS([.H60])/[.E60]*100)" office:value-type="float" office:value="0" calcext:value-type="float">
            <text:p>0</text:p>
          </table:table-cell>
          <table:table-cell table:number-columns-repeated="1015"/>
        </table:table-row>
        <table:table-row table:style-name="ro7">
          <table:table-cell table:style-name="ce21" office:value-type="string" calcext:value-type="string">
            <text:p>Week 11 (November 5 - <text:s/>November <text:s/>11)</text:p>
          </table:table-cell>
          <table:table-cell table:style-name="ce26" table:content-validation-name="val1"/>
          <table:table-cell table:style-name="ce40" table:number-columns-repeated="5"/>
          <table:table-cell table:style-name="ce70" table:formula="of:=IF(OR([.D61]=&quot;&quot;;[.E61]=&quot;&quot;);&quot;&quot;;[.D61]-[.E61])">
            <text:p/>
          </table:table-cell>
          <table:table-cell table:style-name="ce70" table:formula="of:=IF(OR([.H61]=&quot;&quot;;[.E61]=0);&quot;&quot;;ABS([.H61])/[.E61]*100)">
            <text:p/>
          </table:table-cell>
          <table:table-cell table:number-columns-repeated="1015"/>
        </table:table-row>
        <table:table-row table:style-name="ro2">
          <table:table-cell table:style-name="Default"/>
          <table:table-cell table:style-name="ce16" table:content-validation-name="val1"/>
          <table:table-cell table:style-name="ce9" table:number-columns-repeated="4"/>
          <table:table-cell/>
          <table:table-cell table:style-name="ce69" table:formula="of:=IF(OR([.D62]=&quot;&quot;;[.E62]=&quot;&quot;);&quot;&quot;;[.D62]-[.E62])">
            <text:p/>
          </table:table-cell>
          <table:table-cell table:style-name="ce69" table:formula="of:=IF(OR([.H62]=&quot;&quot;;[.E62]=0);&quot;&quot;;ABS([.H62])/[.E62]*100)">
            <text:p/>
          </table:table-cell>
          <table:table-cell table:number-columns-repeated="1015"/>
        </table:table-row>
        <table:table-row table:style-name="ro2">
          <table:table-cell table:style-name="Default"/>
          <table:table-cell table:style-name="ce16" table:content-validation-name="val1"/>
          <table:table-cell table:style-name="ce9" table:number-columns-repeated="4"/>
          <table:table-cell/>
          <table:table-cell table:style-name="ce69" table:formula="of:=IF(OR([.D63]=&quot;&quot;;[.E63]=&quot;&quot;);&quot;&quot;;[.D63]-[.E63])">
            <text:p/>
          </table:table-cell>
          <table:table-cell table:style-name="ce69" table:formula="of:=IF(OR([.H63]=&quot;&quot;;[.E63]=0);&quot;&quot;;ABS([.H63])/[.E63]*100)">
            <text:p/>
          </table:table-cell>
          <table:table-cell table:number-columns-repeated="1015"/>
        </table:table-row>
        <table:table-row table:style-name="ro2">
          <table:table-cell table:style-name="Default"/>
          <table:table-cell table:style-name="ce16" table:content-validation-name="val1"/>
          <table:table-cell table:style-name="ce9" table:number-columns-repeated="4"/>
          <table:table-cell/>
          <table:table-cell table:style-name="ce69" table:formula="of:=IF(OR([.D64]=&quot;&quot;;[.E64]=&quot;&quot;);&quot;&quot;;[.D64]-[.E64])">
            <text:p/>
          </table:table-cell>
          <table:table-cell table:style-name="ce69" table:formula="of:=IF(OR([.H64]=&quot;&quot;;[.E64]=0);&quot;&quot;;ABS([.H64])/[.E64]*100)">
            <text:p/>
          </table:table-cell>
          <table:table-cell table:number-columns-repeated="1015"/>
        </table:table-row>
        <table:table-row table:style-name="ro2">
          <table:table-cell table:style-name="ce20"/>
          <table:table-cell table:style-name="ce16" table:content-validation-name="val1"/>
          <table:table-cell table:style-name="ce9" table:number-columns-repeated="3"/>
          <table:table-cell table:style-name="ce48" table:content-validation-name="val2"/>
          <table:table-cell/>
          <table:table-cell table:style-name="ce69" table:formula="of:=IF(OR([.D65]=&quot;&quot;;[.E65]=&quot;&quot;);&quot;&quot;;[.D65]-[.E65])">
            <text:p/>
          </table:table-cell>
          <table:table-cell table:style-name="ce69" table:formula="of:=IF(OR([.H65]=&quot;&quot;;[.E65]=0);&quot;&quot;;ABS([.H65])/[.E65]*100)">
            <text:p/>
          </table:table-cell>
          <table:table-cell table:number-columns-repeated="1015"/>
        </table:table-row>
        <table:table-row table:style-name="ro2">
          <table:table-cell table:style-name="Default" table:number-columns-repeated="2"/>
          <table:table-cell table:style-name="ce9" table:number-columns-repeated="4"/>
          <table:table-cell/>
          <table:table-cell table:style-name="ce69" table:formula="of:=IF(OR([.D66]=&quot;&quot;;[.E66]=&quot;&quot;);&quot;&quot;;[.D66]-[.E66])">
            <text:p/>
          </table:table-cell>
          <table:table-cell table:style-name="ce69" table:formula="of:=IF(OR([.H66]=&quot;&quot;;[.E66]=0);&quot;&quot;;ABS([.H66])/[.E66]*100)">
            <text:p/>
          </table:table-cell>
          <table:table-cell table:number-columns-repeated="1015"/>
        </table:table-row>
        <table:table-row table:style-name="ro2">
          <table:table-cell table:style-name="Default" table:number-columns-repeated="2"/>
          <table:table-cell table:style-name="ce9" table:number-columns-repeated="4"/>
          <table:table-cell/>
          <table:table-cell table:style-name="ce69" table:formula="of:=IF(OR([.D67]=&quot;&quot;;[.E67]=&quot;&quot;);&quot;&quot;;[.D67]-[.E67])">
            <text:p/>
          </table:table-cell>
          <table:table-cell table:style-name="ce69" table:formula="of:=IF(OR([.H67]=&quot;&quot;;[.E67]=0);&quot;&quot;;ABS([.H67])/[.E67]*100)">
            <text:p/>
          </table:table-cell>
          <table:table-cell table:number-columns-repeated="1015"/>
        </table:table-row>
        <table:table-row table:style-name="ro2">
          <table:table-cell table:style-name="Default" table:number-columns-repeated="2"/>
          <table:table-cell table:style-name="ce9" table:number-columns-repeated="4"/>
          <table:table-cell/>
          <table:table-cell table:style-name="ce69" table:formula="of:=IF(OR([.D68]=&quot;&quot;;[.E68]=&quot;&quot;);&quot;&quot;;[.D68]-[.E68])">
            <text:p/>
          </table:table-cell>
          <table:table-cell table:style-name="ce69" table:formula="of:=IF(OR([.H68]=&quot;&quot;;[.E68]=0);&quot;&quot;;ABS([.H68])/[.E68]*100)">
            <text:p/>
          </table:table-cell>
          <table:table-cell table:number-columns-repeated="1015"/>
        </table:table-row>
        <table:table-row table:style-name="ro2">
          <table:table-cell table:style-name="Default" table:number-columns-repeated="2"/>
          <table:table-cell table:style-name="ce9" table:number-columns-repeated="4"/>
          <table:table-cell/>
          <table:table-cell table:style-name="ce69" table:formula="of:=IF(OR([.D69]=&quot;&quot;;[.E69]=&quot;&quot;);&quot;&quot;;[.D69]-[.E69])">
            <text:p/>
          </table:table-cell>
          <table:table-cell table:style-name="ce69" table:formula="of:=IF(OR([.H69]=&quot;&quot;;[.E69]=0);&quot;&quot;;ABS([.H69])/[.E69]*100)">
            <text:p/>
          </table:table-cell>
          <table:table-cell table:number-columns-repeated="1015"/>
        </table:table-row>
        <table:table-row table:style-name="ro2">
          <table:table-cell table:style-name="Default" table:number-columns-repeated="2"/>
          <table:table-cell table:style-name="ce9" table:number-columns-repeated="4"/>
          <table:table-cell/>
          <table:table-cell table:style-name="ce69" table:formula="of:=IF(OR([.D70]=&quot;&quot;;[.E70]=&quot;&quot;);&quot;&quot;;[.D70]-[.E70])">
            <text:p/>
          </table:table-cell>
          <table:table-cell table:style-name="ce69" table:formula="of:=IF(OR([.H70]=&quot;&quot;;[.E70]=0);&quot;&quot;;ABS([.H70])/[.E70]*100)">
            <text:p/>
          </table:table-cell>
          <table:table-cell table:number-columns-repeated="1015"/>
        </table:table-row>
        <table:table-row table:style-name="ro2">
          <table:table-cell table:style-name="ce20"/>
          <table:table-cell table:style-name="ce16" table:content-validation-name="val1"/>
          <table:table-cell table:style-name="ce9" table:number-columns-repeated="3"/>
          <table:table-cell table:style-name="ce48" table:content-validation-name="val2"/>
          <table:table-cell/>
          <table:table-cell table:style-name="ce69" table:formula="of:=IF(OR([.D71]=&quot;&quot;;[.E71]=&quot;&quot;);&quot;&quot;;[.D71]-[.E71])">
            <text:p/>
          </table:table-cell>
          <table:table-cell table:style-name="ce69" table:formula="of:=IF(OR([.H71]=&quot;&quot;;[.E71]=0);&quot;&quot;;ABS([.H71])/[.E71]*100)">
            <text:p/>
          </table:table-cell>
          <table:table-cell table:number-columns-repeated="1015"/>
        </table:table-row>
        <table:table-row table:style-name="ro2">
          <table:table-cell table:style-name="Default" table:number-columns-repeated="2"/>
          <table:table-cell table:style-name="ce9" table:number-columns-repeated="4"/>
          <table:table-cell/>
          <table:table-cell table:style-name="ce69" table:formula="of:=IF(OR([.D72]=&quot;&quot;;[.E72]=&quot;&quot;);&quot;&quot;;[.D72]-[.E72])">
            <text:p/>
          </table:table-cell>
          <table:table-cell table:style-name="ce69" table:formula="of:=IF(OR([.H72]=&quot;&quot;;[.E72]=0);&quot;&quot;;ABS([.H72])/[.E72]*100)">
            <text:p/>
          </table:table-cell>
          <table:table-cell table:number-columns-repeated="1015"/>
        </table:table-row>
        <table:table-row table:style-name="ro2">
          <table:table-cell table:style-name="Default" table:number-columns-repeated="2"/>
          <table:table-cell table:style-name="ce9" table:number-columns-repeated="4"/>
          <table:table-cell/>
          <table:table-cell table:style-name="ce69" table:formula="of:=IF(OR([.D73]=&quot;&quot;;[.E73]=&quot;&quot;);&quot;&quot;;[.D73]-[.E73])">
            <text:p/>
          </table:table-cell>
          <table:table-cell table:style-name="ce69" table:formula="of:=IF(OR([.H73]=&quot;&quot;;[.E73]=0);&quot;&quot;;ABS([.H73])/[.E73]*100)">
            <text:p/>
          </table:table-cell>
          <table:table-cell table:number-columns-repeated="1015"/>
        </table:table-row>
        <table:table-row table:style-name="ro2">
          <table:table-cell table:style-name="Default" table:number-columns-repeated="2"/>
          <table:table-cell table:style-name="ce9" table:number-columns-repeated="4"/>
          <table:table-cell/>
          <table:table-cell table:style-name="ce69" table:formula="of:=IF(OR([.D74]=&quot;&quot;;[.E74]=&quot;&quot;);&quot;&quot;;[.D74]-[.E74])">
            <text:p/>
          </table:table-cell>
          <table:table-cell table:style-name="ce69" table:formula="of:=IF(OR([.H74]=&quot;&quot;;[.E74]=0);&quot;&quot;;ABS([.H74])/[.E74]*100)">
            <text:p/>
          </table:table-cell>
          <table:table-cell table:number-columns-repeated="1015"/>
        </table:table-row>
        <table:table-row table:style-name="ro2">
          <table:table-cell table:style-name="Default" table:number-columns-repeated="2"/>
          <table:table-cell table:style-name="ce9" table:number-columns-repeated="4"/>
          <table:table-cell/>
          <table:table-cell table:style-name="ce69" table:formula="of:=IF(OR([.D75]=&quot;&quot;;[.E75]=&quot;&quot;);&quot;&quot;;[.D75]-[.E75])">
            <text:p/>
          </table:table-cell>
          <table:table-cell table:style-name="ce69" table:formula="of:=IF(OR([.H75]=&quot;&quot;;[.E75]=0);&quot;&quot;;ABS([.H75])/[.E75]*100)">
            <text:p/>
          </table:table-cell>
          <table:table-cell table:number-columns-repeated="1015"/>
        </table:table-row>
        <table:table-row table:style-name="ro2">
          <table:table-cell table:style-name="Default" table:number-columns-repeated="2"/>
          <table:table-cell table:style-name="ce9" table:number-columns-repeated="4"/>
          <table:table-cell/>
          <table:table-cell table:style-name="ce69" table:formula="of:=IF(OR([.D76]=&quot;&quot;;[.E76]=&quot;&quot;);&quot;&quot;;[.D76]-[.E76])">
            <text:p/>
          </table:table-cell>
          <table:table-cell table:style-name="ce69" table:formula="of:=IF(OR([.H76]=&quot;&quot;;[.E76]=0);&quot;&quot;;ABS([.H76])/[.E76]*100)">
            <text:p/>
          </table:table-cell>
          <table:table-cell table:number-columns-repeated="1015"/>
        </table:table-row>
        <table:table-row table:style-name="ro2">
          <table:table-cell table:style-name="Default" table:number-columns-repeated="2"/>
          <table:table-cell table:style-name="ce9" table:number-columns-repeated="4"/>
          <table:table-cell/>
          <table:table-cell table:style-name="ce69" table:formula="of:=IF(OR([.D77]=&quot;&quot;;[.E77]=&quot;&quot;);&quot;&quot;;[.D77]-[.E77])">
            <text:p/>
          </table:table-cell>
          <table:table-cell table:style-name="ce69" table:formula="of:=IF(OR([.H77]=&quot;&quot;;[.E77]=0);&quot;&quot;;ABS([.H77])/[.E77]*100)">
            <text:p/>
          </table:table-cell>
          <table:table-cell table:number-columns-repeated="1015"/>
        </table:table-row>
        <table:table-row table:style-name="ro2">
          <table:table-cell table:style-name="ce20"/>
          <table:table-cell table:style-name="ce16" table:content-validation-name="val1"/>
          <table:table-cell table:style-name="ce9" table:number-columns-repeated="3"/>
          <table:table-cell table:style-name="ce48" table:content-validation-name="val2"/>
          <table:table-cell/>
          <table:table-cell table:style-name="ce69" table:formula="of:=IF(OR([.D78]=&quot;&quot;;[.E78]=&quot;&quot;);&quot;&quot;;[.D78]-[.E78])">
            <text:p/>
          </table:table-cell>
          <table:table-cell table:style-name="ce69" table:formula="of:=IF(OR([.H78]=&quot;&quot;;[.E78]=0);&quot;&quot;;ABS([.H78])/[.E78]*100)">
            <text:p/>
          </table:table-cell>
          <table:table-cell table:number-columns-repeated="1015"/>
        </table:table-row>
        <table:table-row table:style-name="ro2">
          <table:table-cell/>
          <table:table-cell table:style-name="Default"/>
          <table:table-cell table:style-name="ce9" table:number-columns-repeated="4"/>
          <table:table-cell/>
          <table:table-cell table:style-name="ce69" table:formula="of:=IF(OR([.D79]=&quot;&quot;;[.E79]=&quot;&quot;);&quot;&quot;;[.D79]-[.E79])">
            <text:p/>
          </table:table-cell>
          <table:table-cell table:style-name="ce69" table:formula="of:=IF(OR([.H79]=&quot;&quot;;[.E79]=0);&quot;&quot;;ABS([.H79])/[.E79]*100)">
            <text:p/>
          </table:table-cell>
          <table:table-cell table:number-columns-repeated="1015"/>
        </table:table-row>
        <table:table-row table:style-name="ro2">
          <table:table-cell/>
          <table:table-cell table:style-name="Default"/>
          <table:table-cell table:style-name="ce9" table:number-columns-repeated="4"/>
          <table:table-cell/>
          <table:table-cell table:style-name="ce69" table:formula="of:=IF(OR([.D80]=&quot;&quot;;[.E80]=&quot;&quot;);&quot;&quot;;[.D80]-[.E80])">
            <text:p/>
          </table:table-cell>
          <table:table-cell table:style-name="ce69" table:formula="of:=IF(OR([.H80]=&quot;&quot;;[.E80]=0);&quot;&quot;;ABS([.H80])/[.E80]*100)">
            <text:p/>
          </table:table-cell>
          <table:table-cell table:number-columns-repeated="1015"/>
        </table:table-row>
        <table:table-row table:style-name="ro2">
          <table:table-cell/>
          <table:table-cell table:style-name="Default"/>
          <table:table-cell table:style-name="ce9" table:number-columns-repeated="4"/>
          <table:table-cell/>
          <table:table-cell table:style-name="ce69" table:formula="of:=IF(OR([.D81]=&quot;&quot;;[.E81]=&quot;&quot;);&quot;&quot;;[.D81]-[.E81])">
            <text:p/>
          </table:table-cell>
          <table:table-cell table:style-name="ce69" table:formula="of:=IF(OR([.H81]=&quot;&quot;;[.E81]=0);&quot;&quot;;ABS([.H81])/[.E81]*100)">
            <text:p/>
          </table:table-cell>
          <table:table-cell table:number-columns-repeated="1015"/>
        </table:table-row>
        <table:table-row table:style-name="ro2">
          <table:table-cell/>
          <table:table-cell table:style-name="Default"/>
          <table:table-cell table:style-name="ce9" table:number-columns-repeated="4"/>
          <table:table-cell/>
          <table:table-cell table:style-name="ce69" table:formula="of:=IF(OR([.D82]=&quot;&quot;;[.E82]=&quot;&quot;);&quot;&quot;;[.D82]-[.E82])">
            <text:p/>
          </table:table-cell>
          <table:table-cell table:style-name="ce69" table:formula="of:=IF(OR([.H82]=&quot;&quot;;[.E82]=0);&quot;&quot;;ABS([.H82])/[.E82]*100)">
            <text:p/>
          </table:table-cell>
          <table:table-cell table:number-columns-repeated="1015"/>
        </table:table-row>
        <table:table-row table:style-name="ro2">
          <table:table-cell/>
          <table:table-cell table:style-name="Default"/>
          <table:table-cell table:style-name="ce9" table:number-columns-repeated="4"/>
          <table:table-cell/>
          <table:table-cell table:style-name="ce69" table:formula="of:=IF(OR([.D83]=&quot;&quot;;[.E83]=&quot;&quot;);&quot;&quot;;[.D83]-[.E83])">
            <text:p/>
          </table:table-cell>
          <table:table-cell table:style-name="ce69" table:formula="of:=IF(OR([.H83]=&quot;&quot;;[.E83]=0);&quot;&quot;;ABS([.H83])/[.E83]*100)">
            <text:p/>
          </table:table-cell>
          <table:table-cell table:number-columns-repeated="1015"/>
        </table:table-row>
        <table:table-row table:style-name="ro2">
          <table:table-cell/>
          <table:table-cell table:style-name="Default"/>
          <table:table-cell table:style-name="ce9" table:number-columns-repeated="4"/>
          <table:table-cell/>
          <table:table-cell table:style-name="ce69" table:formula="of:=IF(OR([.D84]=&quot;&quot;;[.E84]=&quot;&quot;);&quot;&quot;;[.D84]-[.E84])">
            <text:p/>
          </table:table-cell>
          <table:table-cell table:style-name="ce69" table:formula="of:=IF(OR([.H84]=&quot;&quot;;[.E84]=0);&quot;&quot;;ABS([.H84])/[.E84]*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85]=&quot;&quot;;[.E85]=&quot;&quot;);&quot;&quot;;[.D85]-[.E85])">
            <text:p/>
          </table:table-cell>
          <table:table-cell table:style-name="ce69" table:formula="of:=IF(OR([.H85]=&quot;&quot;;[.E85]=0);&quot;&quot;;ABS([.H85])/[.E85]*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86]=&quot;&quot;;[.E86]=&quot;&quot;);&quot;&quot;;[.D86]-[.E86])">
            <text:p/>
          </table:table-cell>
          <table:table-cell table:style-name="ce69" table:formula="of:=IF(OR([.H86]=&quot;&quot;;[.E86]=0);&quot;&quot;;ABS([.H86])/[.E86]*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87]=&quot;&quot;;[.E87]=&quot;&quot;);&quot;&quot;;[.D87]-[.E87])">
            <text:p/>
          </table:table-cell>
          <table:table-cell table:style-name="ce69" table:formula="of:=IF(OR([.H87]=&quot;&quot;;[.E87]=0);&quot;&quot;;ABS([.H87])/[.E87]*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88]=&quot;&quot;;[.E88]=&quot;&quot;);&quot;&quot;;[.D88]-[.E88])">
            <text:p/>
          </table:table-cell>
          <table:table-cell table:style-name="ce69" table:formula="of:=IF(OR([.H88]=&quot;&quot;;[.E88]=0);&quot;&quot;;ABS([.H88])/[.E88]*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89]=&quot;&quot;;[.E89]=&quot;&quot;);&quot;&quot;;[.D89]-[.E89])">
            <text:p/>
          </table:table-cell>
          <table:table-cell table:style-name="ce69" table:formula="of:=IF(OR([.H89]=&quot;&quot;;[.E89]=0);&quot;&quot;;ABS([.H89])/[.E89]*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90]=&quot;&quot;;[.E90]=&quot;&quot;);&quot;&quot;;[.D90]-[.E90])">
            <text:p/>
          </table:table-cell>
          <table:table-cell table:style-name="ce69" table:formula="of:=IF(OR([.H90]=&quot;&quot;;[.E90]=0);&quot;&quot;;ABS([.H90])/[.E90]*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91]=&quot;&quot;;[.E91]=&quot;&quot;);&quot;&quot;;[.D91]-[.E91])">
            <text:p/>
          </table:table-cell>
          <table:table-cell table:style-name="ce69" table:formula="of:=IF(OR([.H91]=&quot;&quot;;[.E91]=0);&quot;&quot;;ABS([.H91])/[.E91]*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92]=&quot;&quot;;[.E92]=&quot;&quot;);&quot;&quot;;[.D92]-[.E92])">
            <text:p/>
          </table:table-cell>
          <table:table-cell table:style-name="ce69" table:formula="of:=IF(OR([.H92]=&quot;&quot;;[.E92]=0);&quot;&quot;;ABS([.H92])/[.E92]*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93]=&quot;&quot;;[.E93]=&quot;&quot;);&quot;&quot;;[.D93]-[.E93])">
            <text:p/>
          </table:table-cell>
          <table:table-cell table:style-name="ce69" table:formula="of:=IF(OR([.H93]=&quot;&quot;;[.E93]=0);&quot;&quot;;ABS([.H93])/[.E93]*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94]=&quot;&quot;;[.E94]=&quot;&quot;);&quot;&quot;;[.D94]-[.E94])">
            <text:p/>
          </table:table-cell>
          <table:table-cell table:style-name="ce69" table:formula="of:=IF(OR([.H94]=&quot;&quot;;[.E94]=0);&quot;&quot;;ABS([.H94])/[.E94]*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95]=&quot;&quot;;[.E95]=&quot;&quot;);&quot;&quot;;[.D95]-[.E95])">
            <text:p/>
          </table:table-cell>
          <table:table-cell table:style-name="ce69" table:formula="of:=IF(OR([.H95]=&quot;&quot;;[.E95]=0);&quot;&quot;;ABS([.H95])/[.E95]*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96]=&quot;&quot;;[.E96]=&quot;&quot;);&quot;&quot;;[.D96]-[.E96])">
            <text:p/>
          </table:table-cell>
          <table:table-cell table:style-name="ce69" table:formula="of:=IF(OR([.H96]=&quot;&quot;;[.E96]=0);&quot;&quot;;ABS([.H96])/[.E96]*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97]=&quot;&quot;;[.E97]=&quot;&quot;);&quot;&quot;;[.D97]-[.E97])">
            <text:p/>
          </table:table-cell>
          <table:table-cell table:style-name="ce69" table:formula="of:=IF(OR([.H97]=&quot;&quot;;[.E97]=0);&quot;&quot;;ABS([.H97])/[.E97]*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98]=&quot;&quot;;[.E98]=&quot;&quot;);&quot;&quot;;[.D98]-[.E98])">
            <text:p/>
          </table:table-cell>
          <table:table-cell table:style-name="ce69" table:formula="of:=IF(OR([.H98]=&quot;&quot;;[.E98]=0);&quot;&quot;;ABS([.H98])/[.E98]*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99]=&quot;&quot;;[.E99]=&quot;&quot;);&quot;&quot;;[.D99]-[.E99])">
            <text:p/>
          </table:table-cell>
          <table:table-cell table:style-name="ce69" table:formula="of:=IF(OR([.H99]=&quot;&quot;;[.E99]=0);&quot;&quot;;ABS([.H99])/[.E99]*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100]=&quot;&quot;;[.E100]=&quot;&quot;);&quot;&quot;;[.D100]-[.E100])">
            <text:p/>
          </table:table-cell>
          <table:table-cell table:style-name="ce69" table:formula="of:=IF(OR([.H100]=&quot;&quot;;[.E100]=0);&quot;&quot;;ABS([.H100])/[.E100]*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101]=&quot;&quot;;[.E101]=&quot;&quot;);&quot;&quot;;[.D101]-[.E101])">
            <text:p/>
          </table:table-cell>
          <table:table-cell table:style-name="ce69" table:formula="of:=IF(OR([.H101]=&quot;&quot;;[.E101]=0);&quot;&quot;;ABS([.H101])/[.E101]*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102]=&quot;&quot;;[.E102]=&quot;&quot;);&quot;&quot;;[.D102]-[.E102])">
            <text:p/>
          </table:table-cell>
          <table:table-cell table:style-name="ce69" table:formula="of:=IF(OR([.H102]=&quot;&quot;;[.E102]=0);&quot;&quot;;ABS([.H102])/[.E102]*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103]=&quot;&quot;;[.E103]=&quot;&quot;);&quot;&quot;;[.D103]-[.E103])">
            <text:p/>
          </table:table-cell>
          <table:table-cell table:style-name="ce69" table:formula="of:=IF(OR([.H103]=&quot;&quot;;[.E103]=0);&quot;&quot;;ABS([.H103])/[.E103]*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104]=&quot;&quot;;[.E104]=&quot;&quot;);&quot;&quot;;[.D104]-[.E104])">
            <text:p/>
          </table:table-cell>
          <table:table-cell table:style-name="ce69" table:formula="of:=IF(OR([.H104]=&quot;&quot;;[.E104]=0);&quot;&quot;;ABS([.H104])/[.E104]*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105]=&quot;&quot;;[.E105]=&quot;&quot;);&quot;&quot;;[.D105]-[.E105])">
            <text:p/>
          </table:table-cell>
          <table:table-cell table:style-name="ce69" table:formula="of:=IF(OR([.H105]=&quot;&quot;;[.E105]=0);&quot;&quot;;ABS([.H105])/[.E105]*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106]=&quot;&quot;;[.E106]=&quot;&quot;);&quot;&quot;;[.D106]-[.E106])">
            <text:p/>
          </table:table-cell>
          <table:table-cell table:style-name="ce69" table:formula="of:=IF(OR([.H106]=&quot;&quot;;[.E106]=0);&quot;&quot;;ABS([.H106])/[.E106]*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107]=&quot;&quot;;[.E107]=&quot;&quot;);&quot;&quot;;[.D107]-[.E107])">
            <text:p/>
          </table:table-cell>
          <table:table-cell table:style-name="ce69" table:formula="of:=IF(OR([.H107]=&quot;&quot;;[.E107]=0);&quot;&quot;;ABS([.H107])/[.E107]*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108]=&quot;&quot;;[.E108]=&quot;&quot;);&quot;&quot;;[.D108]-[.E108])">
            <text:p/>
          </table:table-cell>
          <table:table-cell table:style-name="ce69" table:formula="of:=IF(OR([.H108]=&quot;&quot;;[.E108]=0);&quot;&quot;;ABS([.H108])/[.E108]*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109]=&quot;&quot;;[.E109]=&quot;&quot;);&quot;&quot;;[.D109]-[.E109])">
            <text:p/>
          </table:table-cell>
          <table:table-cell table:style-name="ce69" table:formula="of:=IF(OR([.H109]=&quot;&quot;;[.E109]=0);&quot;&quot;;ABS([.H109])/[.E109]*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110]=&quot;&quot;;[.E110]=&quot;&quot;);&quot;&quot;;[.D110]-[.E110])">
            <text:p/>
          </table:table-cell>
          <table:table-cell table:style-name="ce69" table:formula="of:=IF(OR([.H110]=&quot;&quot;;[.E110]=0);&quot;&quot;;ABS([.H110])/[.E110]*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111]=&quot;&quot;;[.E111]=&quot;&quot;);&quot;&quot;;[.D111]-[.E111])">
            <text:p/>
          </table:table-cell>
          <table:table-cell table:style-name="ce69" table:formula="of:=IF(OR([.H111]=&quot;&quot;;[.E111]=0);&quot;&quot;;ABS([.H111])/[.E111]*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112]=&quot;&quot;;[.E112]=&quot;&quot;);&quot;&quot;;[.D112]-[.E112])">
            <text:p/>
          </table:table-cell>
          <table:table-cell table:style-name="ce69" table:formula="of:=IF(OR([.H112]=&quot;&quot;;[.E112]=0);&quot;&quot;;ABS([.H112])/[.E112]*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113]=&quot;&quot;;[.E113]=&quot;&quot;);&quot;&quot;;[.D113]-[.E113])">
            <text:p/>
          </table:table-cell>
          <table:table-cell table:style-name="ce69" table:formula="of:=IF(OR([.H113]=&quot;&quot;;[.E113]=0);&quot;&quot;;ABS([.H113])/[.E113]*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114]=&quot;&quot;;[.E114]=&quot;&quot;);&quot;&quot;;[.D114]-[.E114])">
            <text:p/>
          </table:table-cell>
          <table:table-cell table:style-name="ce69" table:formula="of:=IF(OR([.H114]=&quot;&quot;;[.E114]=0);&quot;&quot;;ABS([.H114])/[.E114]*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115]=&quot;&quot;;[.E115]=&quot;&quot;);&quot;&quot;;[.D115]-[.E115])">
            <text:p/>
          </table:table-cell>
          <table:table-cell table:style-name="ce69" table:formula="of:=IF(OR([.H115]=&quot;&quot;;[.E115]=0);&quot;&quot;;ABS([.H115])/[.E115]*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116]=&quot;&quot;;[.E116]=&quot;&quot;);&quot;&quot;;[.D116]-[.E116])">
            <text:p/>
          </table:table-cell>
          <table:table-cell table:style-name="ce69" table:formula="of:=IF(OR([.H116]=&quot;&quot;;[.E116]=0);&quot;&quot;;ABS([.H116])/[.E116]*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117]=&quot;&quot;;[.E117]=&quot;&quot;);&quot;&quot;;[.D117]-[.E117])">
            <text:p/>
          </table:table-cell>
          <table:table-cell table:style-name="ce69" table:formula="of:=IF(OR([.H117]=&quot;&quot;;[.E117]=0);&quot;&quot;;ABS([.H117])/[.E117]*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118]=&quot;&quot;;[.E118]=&quot;&quot;);&quot;&quot;;[.D118]-[.E118])">
            <text:p/>
          </table:table-cell>
          <table:table-cell table:style-name="ce69" table:formula="of:=IF(OR([.H118]=&quot;&quot;;[.E118]=0);&quot;&quot;;ABS([.H118])/[.E118]*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119]=&quot;&quot;;[.E119]=&quot;&quot;);&quot;&quot;;[.D119]-[.E119])">
            <text:p/>
          </table:table-cell>
          <table:table-cell table:style-name="ce69" table:formula="of:=IF(OR([.H119]=&quot;&quot;;[.E119]=0);&quot;&quot;;ABS([.H119])/[.E119]*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120]=&quot;&quot;;[.E120]=&quot;&quot;);&quot;&quot;;[.D120]-[.E120])">
            <text:p/>
          </table:table-cell>
          <table:table-cell table:style-name="ce69" table:formula="of:=IF(OR([.H120]=&quot;&quot;;[.E120]=0);&quot;&quot;;ABS([.H120])/[.E120]*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121]=&quot;&quot;;[.E121]=&quot;&quot;);&quot;&quot;;[.D121]-[.E121])">
            <text:p/>
          </table:table-cell>
          <table:table-cell table:style-name="ce69" table:formula="of:=IF(OR([.H121]=&quot;&quot;;[.E121]=0);&quot;&quot;;ABS([.H121])/[.E121]*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122]=&quot;&quot;;[.E122]=&quot;&quot;);&quot;&quot;;[.D122]-[.E122])">
            <text:p/>
          </table:table-cell>
          <table:table-cell table:style-name="ce69" table:formula="of:=IF(OR([.H122]=&quot;&quot;;[.E122]=0);&quot;&quot;;ABS([.H122])/[.E122]*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123]=&quot;&quot;;[.E123]=&quot;&quot;);&quot;&quot;;[.D123]-[.E123])">
            <text:p/>
          </table:table-cell>
          <table:table-cell table:style-name="ce69" table:formula="of:=IF(OR([.H123]=&quot;&quot;;[.E123]=0);&quot;&quot;;ABS([.H123])/[.E123]*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124]=&quot;&quot;;[.E124]=&quot;&quot;);&quot;&quot;;[.D124]-[.E124])">
            <text:p/>
          </table:table-cell>
          <table:table-cell table:style-name="ce69" table:formula="of:=IF(OR([.H124]=&quot;&quot;;[.E124]=0);&quot;&quot;;ABS([.H124])/[.E124]*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125]=&quot;&quot;;[.E125]=&quot;&quot;);&quot;&quot;;[.D125]-[.E125])">
            <text:p/>
          </table:table-cell>
          <table:table-cell table:style-name="ce69" table:formula="of:=IF(OR([.H125]=&quot;&quot;;[.E125]=0);&quot;&quot;;ABS([.H125])/[.E125]*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126]=&quot;&quot;;[.E126]=&quot;&quot;);&quot;&quot;;[.D126]-[.E126])">
            <text:p/>
          </table:table-cell>
          <table:table-cell table:style-name="ce69" table:formula="of:=IF(OR([.H126]=&quot;&quot;;[.E126]=0);&quot;&quot;;ABS([.H126])/[.E126]*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127]=&quot;&quot;;[.E127]=&quot;&quot;);&quot;&quot;;[.D127]-[.E127])">
            <text:p/>
          </table:table-cell>
          <table:table-cell table:style-name="ce69" table:formula="of:=IF(OR([.H127]=&quot;&quot;;[.E127]=0);&quot;&quot;;ABS([.H127])/[.E127]*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128]=&quot;&quot;;[.E128]=&quot;&quot;);&quot;&quot;;[.D128]-[.E128])">
            <text:p/>
          </table:table-cell>
          <table:table-cell table:style-name="ce69" table:formula="of:=IF(OR([.H128]=&quot;&quot;;[.E128]=0);&quot;&quot;;ABS([.H128])/[.E128]*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129]=&quot;&quot;;[.E129]=&quot;&quot;);&quot;&quot;;[.D129]-[.E129])">
            <text:p/>
          </table:table-cell>
          <table:table-cell table:style-name="ce69" table:formula="of:=IF(OR([.H129]=&quot;&quot;;[.E129]=0);&quot;&quot;;ABS([.H129])/[.E129]*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130]=&quot;&quot;;[.E130]=&quot;&quot;);&quot;&quot;;[.D130]-[.E130])">
            <text:p/>
          </table:table-cell>
          <table:table-cell table:style-name="ce69" table:formula="of:=IF(OR([.H130]=&quot;&quot;;[.E130]=0);&quot;&quot;;ABS([.H130])/[.E130]*100)">
            <text:p/>
          </table:table-cell>
          <table:table-cell table:number-columns-repeated="1015"/>
        </table:table-row>
        <table:table-row table:style-name="ro2">
          <table:table-cell/>
          <table:table-cell table:style-name="ce16" table:content-validation-name="val1"/>
          <table:table-cell table:number-columns-repeated="3"/>
          <table:table-cell table:style-name="ce48" table:content-validation-name="val2"/>
          <table:table-cell/>
          <table:table-cell table:style-name="ce69" table:formula="of:=IF(OR([.D131]=&quot;&quot;;[.E131]=&quot;&quot;);&quot;&quot;;[.D131]-[.E131])">
            <text:p/>
          </table:table-cell>
          <table:table-cell table:style-name="ce69" table:formula="of:=IF(OR([.H131]=&quot;&quot;;[.E131]=0);&quot;&quot;;ABS([.H131])/[.E131]*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32]=&quot;&quot;;[.E132]=&quot;&quot;);&quot;&quot;;[.D132]-[.E132])">
            <text:p/>
          </table:table-cell>
          <table:table-cell table:style-name="ce69" table:formula="of:=IF(OR([.H132]=&quot;&quot;;[.E132]=0);&quot;&quot;;ABS([.H132])/[.E132]*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33]=&quot;&quot;;[.E133]=&quot;&quot;);&quot;&quot;;[.D133]-[.E133])">
            <text:p/>
          </table:table-cell>
          <table:table-cell table:style-name="ce69" table:formula="of:=IF(OR([.H133]=&quot;&quot;;[.E133]=0);&quot;&quot;;ABS([.H133])/[.E133]*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34]=&quot;&quot;;[.E134]=&quot;&quot;);&quot;&quot;;[.D134]-[.E134])">
            <text:p/>
          </table:table-cell>
          <table:table-cell table:style-name="ce69" table:formula="of:=IF(OR([.H134]=&quot;&quot;;[.E134]=0);&quot;&quot;;ABS([.H134])/[.E134]*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35]=&quot;&quot;;[.E135]=&quot;&quot;);&quot;&quot;;[.D135]-[.E135])">
            <text:p/>
          </table:table-cell>
          <table:table-cell table:style-name="ce69" table:formula="of:=IF(OR([.H135]=&quot;&quot;;[.E135]=0);&quot;&quot;;ABS([.H135])/[.E135]*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36]=&quot;&quot;;[.E136]=&quot;&quot;);&quot;&quot;;[.D136]-[.E136])">
            <text:p/>
          </table:table-cell>
          <table:table-cell table:style-name="ce69" table:formula="of:=IF(OR([.H136]=&quot;&quot;;[.E136]=0);&quot;&quot;;ABS([.H136])/[.E136]*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37]=&quot;&quot;;[.E137]=&quot;&quot;);&quot;&quot;;[.D137]-[.E137])">
            <text:p/>
          </table:table-cell>
          <table:table-cell table:style-name="ce69" table:formula="of:=IF(OR([.H137]=&quot;&quot;;[.E137]=0);&quot;&quot;;ABS([.H137])/[.E137]*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38]=&quot;&quot;;[.E138]=&quot;&quot;);&quot;&quot;;[.D138]-[.E138])">
            <text:p/>
          </table:table-cell>
          <table:table-cell table:style-name="ce69" table:formula="of:=IF(OR([.H138]=&quot;&quot;;[.E138]=0);&quot;&quot;;ABS([.H138])/[.E138]*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39]=&quot;&quot;;[.E139]=&quot;&quot;);&quot;&quot;;[.D139]-[.E139])">
            <text:p/>
          </table:table-cell>
          <table:table-cell table:style-name="ce69" table:formula="of:=IF(OR([.H139]=&quot;&quot;;[.E139]=0);&quot;&quot;;ABS([.H139])/[.E139]*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40]=&quot;&quot;;[.E140]=&quot;&quot;);&quot;&quot;;[.D140]-[.E140])">
            <text:p/>
          </table:table-cell>
          <table:table-cell table:style-name="ce69" table:formula="of:=IF(OR([.H140]=&quot;&quot;;[.E140]=0);&quot;&quot;;ABS([.H140])/[.E140]*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41]=&quot;&quot;;[.E141]=&quot;&quot;);&quot;&quot;;[.D141]-[.E141])">
            <text:p/>
          </table:table-cell>
          <table:table-cell table:style-name="ce69" table:formula="of:=IF(OR([.H141]=&quot;&quot;;[.E141]=0);&quot;&quot;;ABS([.H141])/[.E141]*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42]=&quot;&quot;;[.E142]=&quot;&quot;);&quot;&quot;;[.D142]-[.E142])">
            <text:p/>
          </table:table-cell>
          <table:table-cell table:style-name="ce69" table:formula="of:=IF(OR([.H142]=&quot;&quot;;[.E142]=0);&quot;&quot;;ABS([.H142])/[.E142]*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43]=&quot;&quot;;[.E143]=&quot;&quot;);&quot;&quot;;[.D143]-[.E143])">
            <text:p/>
          </table:table-cell>
          <table:table-cell table:style-name="ce69" table:formula="of:=IF(OR([.H143]=&quot;&quot;;[.E143]=0);&quot;&quot;;ABS([.H143])/[.E143]*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44]=&quot;&quot;;[.E144]=&quot;&quot;);&quot;&quot;;[.D144]-[.E144])">
            <text:p/>
          </table:table-cell>
          <table:table-cell table:style-name="ce69" table:formula="of:=IF(OR([.H144]=&quot;&quot;;[.E144]=0);&quot;&quot;;ABS([.H144])/[.E144]*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45]=&quot;&quot;;[.E145]=&quot;&quot;);&quot;&quot;;[.D145]-[.E145])">
            <text:p/>
          </table:table-cell>
          <table:table-cell table:style-name="ce69" table:formula="of:=IF(OR([.H145]=&quot;&quot;;[.E145]=0);&quot;&quot;;ABS([.H145])/[.E145]*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46]=&quot;&quot;;[.E146]=&quot;&quot;);&quot;&quot;;[.D146]-[.E146])">
            <text:p/>
          </table:table-cell>
          <table:table-cell table:style-name="ce69" table:formula="of:=IF(OR([.H146]=&quot;&quot;;[.E146]=0);&quot;&quot;;ABS([.H146])/[.E146]*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47]=&quot;&quot;;[.E147]=&quot;&quot;);&quot;&quot;;[.D147]-[.E147])">
            <text:p/>
          </table:table-cell>
          <table:table-cell table:style-name="ce69" table:formula="of:=IF(OR([.H147]=&quot;&quot;;[.E147]=0);&quot;&quot;;ABS([.H147])/[.E147]*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48]=&quot;&quot;;[.E148]=&quot;&quot;);&quot;&quot;;[.D148]-[.E148])">
            <text:p/>
          </table:table-cell>
          <table:table-cell table:style-name="ce69" table:formula="of:=IF(OR([.H148]=&quot;&quot;;[.E148]=0);&quot;&quot;;ABS([.H148])/[.E148]*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49]=&quot;&quot;;[.E149]=&quot;&quot;);&quot;&quot;;[.D149]-[.E149])">
            <text:p/>
          </table:table-cell>
          <table:table-cell table:style-name="ce69" table:formula="of:=IF(OR([.H149]=&quot;&quot;;[.E149]=0);&quot;&quot;;ABS([.H149])/[.E149]*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50]=&quot;&quot;;[.E150]=&quot;&quot;);&quot;&quot;;[.D150]-[.E150])">
            <text:p/>
          </table:table-cell>
          <table:table-cell table:style-name="ce69" table:formula="of:=IF(OR([.H150]=&quot;&quot;;[.E150]=0);&quot;&quot;;ABS([.H150])/[.E150]*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51]=&quot;&quot;;[.E151]=&quot;&quot;);&quot;&quot;;[.D151]-[.E151])">
            <text:p/>
          </table:table-cell>
          <table:table-cell table:style-name="ce69" table:formula="of:=IF(OR([.H151]=&quot;&quot;;[.E151]=0);&quot;&quot;;ABS([.H151])/[.E151]*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52]=&quot;&quot;;[.E152]=&quot;&quot;);&quot;&quot;;[.D152]-[.E152])">
            <text:p/>
          </table:table-cell>
          <table:table-cell table:style-name="ce69" table:formula="of:=IF(OR([.H152]=&quot;&quot;;[.E152]=0);&quot;&quot;;ABS([.H152])/[.E152]*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53]=&quot;&quot;;[.E153]=&quot;&quot;);&quot;&quot;;[.D153]-[.E153])">
            <text:p/>
          </table:table-cell>
          <table:table-cell table:style-name="ce69" table:formula="of:=IF(OR([.H153]=&quot;&quot;;[.E153]=0);&quot;&quot;;ABS([.H153])/[.E153]*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54]=&quot;&quot;;[.E154]=&quot;&quot;);&quot;&quot;;[.D154]-[.E154])">
            <text:p/>
          </table:table-cell>
          <table:table-cell table:style-name="ce69" table:formula="of:=IF(OR([.H154]=&quot;&quot;;[.E154]=0);&quot;&quot;;ABS([.H154])/[.E154]*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55]=&quot;&quot;;[.E155]=&quot;&quot;);&quot;&quot;;[.D155]-[.E155])">
            <text:p/>
          </table:table-cell>
          <table:table-cell table:style-name="ce69" table:formula="of:=IF(OR([.H155]=&quot;&quot;;[.E155]=0);&quot;&quot;;ABS([.H155])/[.E155]*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56]=&quot;&quot;;[.E156]=&quot;&quot;);&quot;&quot;;[.D156]-[.E156])">
            <text:p/>
          </table:table-cell>
          <table:table-cell table:style-name="ce69" table:formula="of:=IF(OR([.H156]=&quot;&quot;;[.E156]=0);&quot;&quot;;ABS([.H156])/[.E156]*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57]=&quot;&quot;;[.E157]=&quot;&quot;);&quot;&quot;;[.D157]-[.E157])">
            <text:p/>
          </table:table-cell>
          <table:table-cell table:style-name="ce69" table:formula="of:=IF(OR([.H157]=&quot;&quot;;[.E157]=0);&quot;&quot;;ABS([.H157])/[.E157]*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58]=&quot;&quot;;[.E158]=&quot;&quot;);&quot;&quot;;[.D158]-[.E158])">
            <text:p/>
          </table:table-cell>
          <table:table-cell table:style-name="ce69" table:formula="of:=IF(OR([.H158]=&quot;&quot;;[.E158]=0);&quot;&quot;;ABS([.H158])/[.E158]*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59]=&quot;&quot;;[.E159]=&quot;&quot;);&quot;&quot;;[.D159]-[.E159])">
            <text:p/>
          </table:table-cell>
          <table:table-cell table:style-name="ce69" table:formula="of:=IF(OR([.H159]=&quot;&quot;;[.E159]=0);&quot;&quot;;ABS([.H159])/[.E159]*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60]=&quot;&quot;;[.E160]=&quot;&quot;);&quot;&quot;;[.D160]-[.E160])">
            <text:p/>
          </table:table-cell>
          <table:table-cell table:style-name="ce69" table:formula="of:=IF(OR([.H160]=&quot;&quot;;[.E160]=0);&quot;&quot;;ABS([.H160])/[.E160]*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61]=&quot;&quot;;[.E161]=&quot;&quot;);&quot;&quot;;[.D161]-[.E161])">
            <text:p/>
          </table:table-cell>
          <table:table-cell table:style-name="ce69" table:formula="of:=IF(OR([.H161]=&quot;&quot;;[.E161]=0);&quot;&quot;;ABS([.H161])/[.E161]*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62]=&quot;&quot;;[.E162]=&quot;&quot;);&quot;&quot;;[.D162]-[.E162])">
            <text:p/>
          </table:table-cell>
          <table:table-cell table:style-name="ce69" table:formula="of:=IF(OR([.H162]=&quot;&quot;;[.E162]=0);&quot;&quot;;ABS([.H162])/[.E162]*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63]=&quot;&quot;;[.E163]=&quot;&quot;);&quot;&quot;;[.D163]-[.E163])">
            <text:p/>
          </table:table-cell>
          <table:table-cell table:style-name="ce69" table:formula="of:=IF(OR([.H163]=&quot;&quot;;[.E163]=0);&quot;&quot;;ABS([.H163])/[.E163]*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64]=&quot;&quot;;[.E164]=&quot;&quot;);&quot;&quot;;[.D164]-[.E164])">
            <text:p/>
          </table:table-cell>
          <table:table-cell table:style-name="ce69" table:formula="of:=IF(OR([.H164]=&quot;&quot;;[.E164]=0);&quot;&quot;;ABS([.H164])/[.E164]*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65]=&quot;&quot;;[.E165]=&quot;&quot;);&quot;&quot;;[.D165]-[.E165])">
            <text:p/>
          </table:table-cell>
          <table:table-cell table:style-name="ce69" table:formula="of:=IF(OR([.H165]=&quot;&quot;;[.E165]=0);&quot;&quot;;ABS([.H165])/[.E165]*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66]=&quot;&quot;;[.E166]=&quot;&quot;);&quot;&quot;;[.D166]-[.E166])">
            <text:p/>
          </table:table-cell>
          <table:table-cell table:style-name="ce69" table:formula="of:=IF(OR([.H166]=&quot;&quot;;[.E166]=0);&quot;&quot;;ABS([.H166])/[.E166]*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67]=&quot;&quot;;[.E167]=&quot;&quot;);&quot;&quot;;[.D167]-[.E167])">
            <text:p/>
          </table:table-cell>
          <table:table-cell table:style-name="ce69" table:formula="of:=IF(OR([.H167]=&quot;&quot;;[.E167]=0);&quot;&quot;;ABS([.H167])/[.E167]*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68]=&quot;&quot;;[.E168]=&quot;&quot;);&quot;&quot;;[.D168]-[.E168])">
            <text:p/>
          </table:table-cell>
          <table:table-cell table:style-name="ce69" table:formula="of:=IF(OR([.H168]=&quot;&quot;;[.E168]=0);&quot;&quot;;ABS([.H168])/[.E168]*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69]=&quot;&quot;;[.E169]=&quot;&quot;);&quot;&quot;;[.D169]-[.E169])">
            <text:p/>
          </table:table-cell>
          <table:table-cell table:style-name="ce69" table:formula="of:=IF(OR([.H169]=&quot;&quot;;[.E169]=0);&quot;&quot;;ABS([.H169])/[.E169]*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70]=&quot;&quot;;[.E170]=&quot;&quot;);&quot;&quot;;[.D170]-[.E170])">
            <text:p/>
          </table:table-cell>
          <table:table-cell table:style-name="ce69" table:formula="of:=IF(OR([.H170]=&quot;&quot;;[.E170]=0);&quot;&quot;;ABS([.H170])/[.E170]*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71]=&quot;&quot;;[.E171]=&quot;&quot;);&quot;&quot;;[.D171]-[.E171])">
            <text:p/>
          </table:table-cell>
          <table:table-cell table:style-name="ce69" table:formula="of:=IF(OR([.H171]=&quot;&quot;;[.E171]=0);&quot;&quot;;ABS([.H171])/[.E171]*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72]=&quot;&quot;;[.E172]=&quot;&quot;);&quot;&quot;;[.D172]-[.E172])">
            <text:p/>
          </table:table-cell>
          <table:table-cell table:style-name="ce69" table:formula="of:=IF(OR([.H172]=&quot;&quot;;[.E172]=0);&quot;&quot;;ABS([.H172])/[.E172]*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73]=&quot;&quot;;[.E173]=&quot;&quot;);&quot;&quot;;[.D173]-[.E173])">
            <text:p/>
          </table:table-cell>
          <table:table-cell table:style-name="ce69" table:formula="of:=IF(OR([.H173]=&quot;&quot;;[.E173]=0);&quot;&quot;;ABS([.H173])/[.E173]*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74]=&quot;&quot;;[.E174]=&quot;&quot;);&quot;&quot;;[.D174]-[.E174])">
            <text:p/>
          </table:table-cell>
          <table:table-cell table:style-name="ce69" table:formula="of:=IF(OR([.H174]=&quot;&quot;;[.E174]=0);&quot;&quot;;ABS([.H174])/[.E174]*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75]=&quot;&quot;;[.E175]=&quot;&quot;);&quot;&quot;;[.D175]-[.E175])">
            <text:p/>
          </table:table-cell>
          <table:table-cell table:style-name="ce69" table:formula="of:=IF(OR([.H175]=&quot;&quot;;[.E175]=0);&quot;&quot;;ABS([.H175])/[.E175]*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76]=&quot;&quot;;[.E176]=&quot;&quot;);&quot;&quot;;[.D176]-[.E176])">
            <text:p/>
          </table:table-cell>
          <table:table-cell table:style-name="ce69" table:formula="of:=IF(OR([.H176]=&quot;&quot;;[.E176]=0);&quot;&quot;;ABS([.H176])/[.E176]*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77]=&quot;&quot;;[.E177]=&quot;&quot;);&quot;&quot;;[.D177]-[.E177])">
            <text:p/>
          </table:table-cell>
          <table:table-cell table:style-name="ce69" table:formula="of:=IF(OR([.H177]=&quot;&quot;;[.E177]=0);&quot;&quot;;ABS([.H177])/[.E177]*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78]=&quot;&quot;;[.E178]=&quot;&quot;);&quot;&quot;;[.D178]-[.E178])">
            <text:p/>
          </table:table-cell>
          <table:table-cell table:style-name="ce69" table:formula="of:=IF(OR([.H178]=&quot;&quot;;[.E178]=0);&quot;&quot;;ABS([.H178])/[.E178]*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79]=&quot;&quot;;[.E179]=&quot;&quot;);&quot;&quot;;[.D179]-[.E179])">
            <text:p/>
          </table:table-cell>
          <table:table-cell table:style-name="ce69" table:formula="of:=IF(OR([.H179]=&quot;&quot;;[.E179]=0);&quot;&quot;;ABS([.H179])/[.E179]*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80]=&quot;&quot;;[.E180]=&quot;&quot;);&quot;&quot;;[.D180]-[.E180])">
            <text:p/>
          </table:table-cell>
          <table:table-cell table:style-name="ce69" table:formula="of:=IF(OR([.H180]=&quot;&quot;;[.E180]=0);&quot;&quot;;ABS([.H180])/[.E180]*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81]=&quot;&quot;;[.E181]=&quot;&quot;);&quot;&quot;;[.D181]-[.E181])">
            <text:p/>
          </table:table-cell>
          <table:table-cell table:style-name="ce69" table:formula="of:=IF(OR([.H181]=&quot;&quot;;[.E181]=0);&quot;&quot;;ABS([.H181])/[.E181]*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82]=&quot;&quot;;[.E182]=&quot;&quot;);&quot;&quot;;[.D182]-[.E182])">
            <text:p/>
          </table:table-cell>
          <table:table-cell table:style-name="ce69" table:formula="of:=IF(OR([.H182]=&quot;&quot;;[.E182]=0);&quot;&quot;;ABS([.H182])/[.E182]*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83]=&quot;&quot;;[.E183]=&quot;&quot;);&quot;&quot;;[.D183]-[.E183])">
            <text:p/>
          </table:table-cell>
          <table:table-cell table:style-name="ce69" table:formula="of:=IF(OR([.H183]=&quot;&quot;;[.E183]=0);&quot;&quot;;ABS([.H183])/[.E183]*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84]=&quot;&quot;;[.E184]=&quot;&quot;);&quot;&quot;;[.D184]-[.E184])">
            <text:p/>
          </table:table-cell>
          <table:table-cell table:style-name="ce69" table:formula="of:=IF(OR([.H184]=&quot;&quot;;[.E184]=0);&quot;&quot;;ABS([.H184])/[.E184]*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85]=&quot;&quot;;[.E185]=&quot;&quot;);&quot;&quot;;[.D185]-[.E185])">
            <text:p/>
          </table:table-cell>
          <table:table-cell table:style-name="ce69" table:formula="of:=IF(OR([.H185]=&quot;&quot;;[.E185]=0);&quot;&quot;;ABS([.H185])/[.E185]*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86]=&quot;&quot;;[.E186]=&quot;&quot;);&quot;&quot;;[.D186]-[.E186])">
            <text:p/>
          </table:table-cell>
          <table:table-cell table:style-name="ce69" table:formula="of:=IF(OR([.H186]=&quot;&quot;;[.E186]=0);&quot;&quot;;ABS([.H186])/[.E186]*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87]=&quot;&quot;;[.E187]=&quot;&quot;);&quot;&quot;;[.D187]-[.E187])">
            <text:p/>
          </table:table-cell>
          <table:table-cell table:style-name="ce69" table:formula="of:=IF(OR([.H187]=&quot;&quot;;[.E187]=0);&quot;&quot;;ABS([.H187])/[.E187]*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88]=&quot;&quot;;[.E188]=&quot;&quot;);&quot;&quot;;[.D188]-[.E188])">
            <text:p/>
          </table:table-cell>
          <table:table-cell table:style-name="ce69" table:formula="of:=IF(OR([.H188]=&quot;&quot;;[.E188]=0);&quot;&quot;;ABS([.H188])/[.E188]*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89]=&quot;&quot;;[.E189]=&quot;&quot;);&quot;&quot;;[.D189]-[.E189])">
            <text:p/>
          </table:table-cell>
          <table:table-cell table:style-name="ce69" table:formula="of:=IF(OR([.H189]=&quot;&quot;;[.E189]=0);&quot;&quot;;ABS([.H189])/[.E189]*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90]=&quot;&quot;;[.E190]=&quot;&quot;);&quot;&quot;;[.D190]-[.E190])">
            <text:p/>
          </table:table-cell>
          <table:table-cell table:style-name="ce69" table:formula="of:=IF(OR([.H190]=&quot;&quot;;[.E190]=0);&quot;&quot;;ABS([.H190])/[.E190]*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91]=&quot;&quot;;[.E191]=&quot;&quot;);&quot;&quot;;[.D191]-[.E191])">
            <text:p/>
          </table:table-cell>
          <table:table-cell table:style-name="ce69" table:formula="of:=IF(OR([.H191]=&quot;&quot;;[.E191]=0);&quot;&quot;;ABS([.H191])/[.E191]*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92]=&quot;&quot;;[.E192]=&quot;&quot;);&quot;&quot;;[.D192]-[.E192])">
            <text:p/>
          </table:table-cell>
          <table:table-cell table:style-name="ce69" table:formula="of:=IF(OR([.H192]=&quot;&quot;;[.E192]=0);&quot;&quot;;ABS([.H192])/[.E192]*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93]=&quot;&quot;;[.E193]=&quot;&quot;);&quot;&quot;;[.D193]-[.E193])">
            <text:p/>
          </table:table-cell>
          <table:table-cell table:style-name="ce69" table:formula="of:=IF(OR([.H193]=&quot;&quot;;[.E193]=0);&quot;&quot;;ABS([.H193])/[.E193]*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94]=&quot;&quot;;[.E194]=&quot;&quot;);&quot;&quot;;[.D194]-[.E194])">
            <text:p/>
          </table:table-cell>
          <table:table-cell table:style-name="ce69" table:formula="of:=IF(OR([.H194]=&quot;&quot;;[.E194]=0);&quot;&quot;;ABS([.H194])/[.E194]*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95]=&quot;&quot;;[.E195]=&quot;&quot;);&quot;&quot;;[.D195]-[.E195])">
            <text:p/>
          </table:table-cell>
          <table:table-cell table:style-name="ce69" table:formula="of:=IF(OR([.H195]=&quot;&quot;;[.E195]=0);&quot;&quot;;ABS([.H195])/[.E195]*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96]=&quot;&quot;;[.E196]=&quot;&quot;);&quot;&quot;;[.D196]-[.E196])">
            <text:p/>
          </table:table-cell>
          <table:table-cell table:style-name="ce69" table:formula="of:=IF(OR([.H196]=&quot;&quot;;[.E196]=0);&quot;&quot;;ABS([.H196])/[.E196]*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97]=&quot;&quot;;[.E197]=&quot;&quot;);&quot;&quot;;[.D197]-[.E197])">
            <text:p/>
          </table:table-cell>
          <table:table-cell table:style-name="ce69" table:formula="of:=IF(OR([.H197]=&quot;&quot;;[.E197]=0);&quot;&quot;;ABS([.H197])/[.E197]*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98]=&quot;&quot;;[.E198]=&quot;&quot;);&quot;&quot;;[.D198]-[.E198])">
            <text:p/>
          </table:table-cell>
          <table:table-cell table:style-name="ce69" table:formula="of:=IF(OR([.H198]=&quot;&quot;;[.E198]=0);&quot;&quot;;ABS([.H198])/[.E198]*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199]=&quot;&quot;;[.E199]=&quot;&quot;);&quot;&quot;;[.D199]-[.E199])">
            <text:p/>
          </table:table-cell>
          <table:table-cell table:style-name="ce69" table:formula="of:=IF(OR([.H199]=&quot;&quot;;[.E199]=0);&quot;&quot;;ABS([.H199])/[.E199]*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00]=&quot;&quot;;[.E200]=&quot;&quot;);&quot;&quot;;[.D200]-[.E200])">
            <text:p/>
          </table:table-cell>
          <table:table-cell table:style-name="ce69" table:formula="of:=IF(OR([.H200]=&quot;&quot;;[.E200]=0);&quot;&quot;;ABS([.H200])/[.E200]*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01]=&quot;&quot;;[.E201]=&quot;&quot;);&quot;&quot;;[.D201]-[.E201])">
            <text:p/>
          </table:table-cell>
          <table:table-cell table:style-name="ce69" table:formula="of:=IF(OR([.H201]=&quot;&quot;;[.E201]=0);&quot;&quot;;ABS([.H201])/[.E201]*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02]=&quot;&quot;;[.E202]=&quot;&quot;);&quot;&quot;;[.D202]-[.E202])">
            <text:p/>
          </table:table-cell>
          <table:table-cell table:style-name="ce69" table:formula="of:=IF(OR([.H202]=&quot;&quot;;[.E202]=0);&quot;&quot;;ABS([.H202])/[.E202]*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03]=&quot;&quot;;[.E203]=&quot;&quot;);&quot;&quot;;[.D203]-[.E203])">
            <text:p/>
          </table:table-cell>
          <table:table-cell table:style-name="ce69" table:formula="of:=IF(OR([.H203]=&quot;&quot;;[.E203]=0);&quot;&quot;;ABS([.H203])/[.E203]*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04]=&quot;&quot;;[.E204]=&quot;&quot;);&quot;&quot;;[.D204]-[.E204])">
            <text:p/>
          </table:table-cell>
          <table:table-cell table:style-name="ce69" table:formula="of:=IF(OR([.H204]=&quot;&quot;;[.E204]=0);&quot;&quot;;ABS([.H204])/[.E204]*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05]=&quot;&quot;;[.E205]=&quot;&quot;);&quot;&quot;;[.D205]-[.E205])">
            <text:p/>
          </table:table-cell>
          <table:table-cell table:style-name="ce69" table:formula="of:=IF(OR([.H205]=&quot;&quot;;[.E205]=0);&quot;&quot;;ABS([.H205])/[.E205]*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06]=&quot;&quot;;[.E206]=&quot;&quot;);&quot;&quot;;[.D206]-[.E206])">
            <text:p/>
          </table:table-cell>
          <table:table-cell table:style-name="ce69" table:formula="of:=IF(OR([.H206]=&quot;&quot;;[.E206]=0);&quot;&quot;;ABS([.H206])/[.E206]*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07]=&quot;&quot;;[.E207]=&quot;&quot;);&quot;&quot;;[.D207]-[.E207])">
            <text:p/>
          </table:table-cell>
          <table:table-cell table:style-name="ce69" table:formula="of:=IF(OR([.H207]=&quot;&quot;;[.E207]=0);&quot;&quot;;ABS([.H207])/[.E207]*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08]=&quot;&quot;;[.E208]=&quot;&quot;);&quot;&quot;;[.D208]-[.E208])">
            <text:p/>
          </table:table-cell>
          <table:table-cell table:style-name="ce69" table:formula="of:=IF(OR([.H208]=&quot;&quot;;[.E208]=0);&quot;&quot;;ABS([.H208])/[.E208]*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09]=&quot;&quot;;[.E209]=&quot;&quot;);&quot;&quot;;[.D209]-[.E209])">
            <text:p/>
          </table:table-cell>
          <table:table-cell table:style-name="ce69" table:formula="of:=IF(OR([.H209]=&quot;&quot;;[.E209]=0);&quot;&quot;;ABS([.H209])/[.E209]*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10]=&quot;&quot;;[.E210]=&quot;&quot;);&quot;&quot;;[.D210]-[.E210])">
            <text:p/>
          </table:table-cell>
          <table:table-cell table:style-name="ce69" table:formula="of:=IF(OR([.H210]=&quot;&quot;;[.E210]=0);&quot;&quot;;ABS([.H210])/[.E210]*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11]=&quot;&quot;;[.E211]=&quot;&quot;);&quot;&quot;;[.D211]-[.E211])">
            <text:p/>
          </table:table-cell>
          <table:table-cell table:style-name="ce69" table:formula="of:=IF(OR([.H211]=&quot;&quot;;[.E211]=0);&quot;&quot;;ABS([.H211])/[.E211]*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12]=&quot;&quot;;[.E212]=&quot;&quot;);&quot;&quot;;[.D212]-[.E212])">
            <text:p/>
          </table:table-cell>
          <table:table-cell table:style-name="ce69" table:formula="of:=IF(OR([.H212]=&quot;&quot;;[.E212]=0);&quot;&quot;;ABS([.H212])/[.E212]*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13]=&quot;&quot;;[.E213]=&quot;&quot;);&quot;&quot;;[.D213]-[.E213])">
            <text:p/>
          </table:table-cell>
          <table:table-cell table:style-name="ce69" table:formula="of:=IF(OR([.H213]=&quot;&quot;;[.E213]=0);&quot;&quot;;ABS([.H213])/[.E213]*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14]=&quot;&quot;;[.E214]=&quot;&quot;);&quot;&quot;;[.D214]-[.E214])">
            <text:p/>
          </table:table-cell>
          <table:table-cell table:style-name="ce69" table:formula="of:=IF(OR([.H214]=&quot;&quot;;[.E214]=0);&quot;&quot;;ABS([.H214])/[.E214]*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15]=&quot;&quot;;[.E215]=&quot;&quot;);&quot;&quot;;[.D215]-[.E215])">
            <text:p/>
          </table:table-cell>
          <table:table-cell table:style-name="ce69" table:formula="of:=IF(OR([.H215]=&quot;&quot;;[.E215]=0);&quot;&quot;;ABS([.H215])/[.E215]*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16]=&quot;&quot;;[.E216]=&quot;&quot;);&quot;&quot;;[.D216]-[.E216])">
            <text:p/>
          </table:table-cell>
          <table:table-cell table:style-name="ce69" table:formula="of:=IF(OR([.H216]=&quot;&quot;;[.E216]=0);&quot;&quot;;ABS([.H216])/[.E216]*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17]=&quot;&quot;;[.E217]=&quot;&quot;);&quot;&quot;;[.D217]-[.E217])">
            <text:p/>
          </table:table-cell>
          <table:table-cell table:style-name="ce69" table:formula="of:=IF(OR([.H217]=&quot;&quot;;[.E217]=0);&quot;&quot;;ABS([.H217])/[.E217]*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18]=&quot;&quot;;[.E218]=&quot;&quot;);&quot;&quot;;[.D218]-[.E218])">
            <text:p/>
          </table:table-cell>
          <table:table-cell table:style-name="ce69" table:formula="of:=IF(OR([.H218]=&quot;&quot;;[.E218]=0);&quot;&quot;;ABS([.H218])/[.E218]*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19]=&quot;&quot;;[.E219]=&quot;&quot;);&quot;&quot;;[.D219]-[.E219])">
            <text:p/>
          </table:table-cell>
          <table:table-cell table:style-name="ce69" table:formula="of:=IF(OR([.H219]=&quot;&quot;;[.E219]=0);&quot;&quot;;ABS([.H219])/[.E219]*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20]=&quot;&quot;;[.E220]=&quot;&quot;);&quot;&quot;;[.D220]-[.E220])">
            <text:p/>
          </table:table-cell>
          <table:table-cell table:style-name="ce69" table:formula="of:=IF(OR([.H220]=&quot;&quot;;[.E220]=0);&quot;&quot;;ABS([.H220])/[.E220]*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21]=&quot;&quot;;[.E221]=&quot;&quot;);&quot;&quot;;[.D221]-[.E221])">
            <text:p/>
          </table:table-cell>
          <table:table-cell table:style-name="ce69" table:formula="of:=IF(OR([.H221]=&quot;&quot;;[.E221]=0);&quot;&quot;;ABS([.H221])/[.E221]*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22]=&quot;&quot;;[.E222]=&quot;&quot;);&quot;&quot;;[.D222]-[.E222])">
            <text:p/>
          </table:table-cell>
          <table:table-cell table:style-name="ce69" table:formula="of:=IF(OR([.H222]=&quot;&quot;;[.E222]=0);&quot;&quot;;ABS([.H222])/[.E222]*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23]=&quot;&quot;;[.E223]=&quot;&quot;);&quot;&quot;;[.D223]-[.E223])">
            <text:p/>
          </table:table-cell>
          <table:table-cell table:style-name="ce69" table:formula="of:=IF(OR([.H223]=&quot;&quot;;[.E223]=0);&quot;&quot;;ABS([.H223])/[.E223]*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24]=&quot;&quot;;[.E224]=&quot;&quot;);&quot;&quot;;[.D224]-[.E224])">
            <text:p/>
          </table:table-cell>
          <table:table-cell table:style-name="ce69" table:formula="of:=IF(OR([.H224]=&quot;&quot;;[.E224]=0);&quot;&quot;;ABS([.H224])/[.E224]*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25]=&quot;&quot;;[.E225]=&quot;&quot;);&quot;&quot;;[.D225]-[.E225])">
            <text:p/>
          </table:table-cell>
          <table:table-cell table:style-name="ce69" table:formula="of:=IF(OR([.H225]=&quot;&quot;;[.E225]=0);&quot;&quot;;ABS([.H225])/[.E225]*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26]=&quot;&quot;;[.E226]=&quot;&quot;);&quot;&quot;;[.D226]-[.E226])">
            <text:p/>
          </table:table-cell>
          <table:table-cell table:style-name="ce69" table:formula="of:=IF(OR([.H226]=&quot;&quot;;[.E226]=0);&quot;&quot;;ABS([.H226])/[.E226]*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27]=&quot;&quot;;[.E227]=&quot;&quot;);&quot;&quot;;[.D227]-[.E227])">
            <text:p/>
          </table:table-cell>
          <table:table-cell table:style-name="ce69" table:formula="of:=IF(OR([.H227]=&quot;&quot;;[.E227]=0);&quot;&quot;;ABS([.H227])/[.E227]*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28]=&quot;&quot;;[.E228]=&quot;&quot;);&quot;&quot;;[.D228]-[.E228])">
            <text:p/>
          </table:table-cell>
          <table:table-cell table:style-name="ce69" table:formula="of:=IF(OR([.H228]=&quot;&quot;;[.E228]=0);&quot;&quot;;ABS([.H228])/[.E228]*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29]=&quot;&quot;;[.E229]=&quot;&quot;);&quot;&quot;;[.D229]-[.E229])">
            <text:p/>
          </table:table-cell>
          <table:table-cell table:style-name="ce69" table:formula="of:=IF(OR([.H229]=&quot;&quot;;[.E229]=0);&quot;&quot;;ABS([.H229])/[.E229]*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30]=&quot;&quot;;[.E230]=&quot;&quot;);&quot;&quot;;[.D230]-[.E230])">
            <text:p/>
          </table:table-cell>
          <table:table-cell table:style-name="ce69" table:formula="of:=IF(OR([.H230]=&quot;&quot;;[.E230]=0);&quot;&quot;;ABS([.H230])/[.E230]*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31]=&quot;&quot;;[.E231]=&quot;&quot;);&quot;&quot;;[.D231]-[.E231])">
            <text:p/>
          </table:table-cell>
          <table:table-cell table:style-name="ce69" table:formula="of:=IF(OR([.H231]=&quot;&quot;;[.E231]=0);&quot;&quot;;ABS([.H231])/[.E231]*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32]=&quot;&quot;;[.E232]=&quot;&quot;);&quot;&quot;;[.D232]-[.E232])">
            <text:p/>
          </table:table-cell>
          <table:table-cell table:style-name="ce69" table:formula="of:=IF(OR([.H232]=&quot;&quot;;[.E232]=0);&quot;&quot;;ABS([.H232])/[.E232]*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33]=&quot;&quot;;[.E233]=&quot;&quot;);&quot;&quot;;[.D233]-[.E233])">
            <text:p/>
          </table:table-cell>
          <table:table-cell table:style-name="ce69" table:formula="of:=IF(OR([.H233]=&quot;&quot;;[.E233]=0);&quot;&quot;;ABS([.H233])/[.E233]*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34]=&quot;&quot;;[.E234]=&quot;&quot;);&quot;&quot;;[.D234]-[.E234])">
            <text:p/>
          </table:table-cell>
          <table:table-cell table:style-name="ce69" table:formula="of:=IF(OR([.H234]=&quot;&quot;;[.E234]=0);&quot;&quot;;ABS([.H234])/[.E234]*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35]=&quot;&quot;;[.E235]=&quot;&quot;);&quot;&quot;;[.D235]-[.E235])">
            <text:p/>
          </table:table-cell>
          <table:table-cell table:style-name="ce69" table:formula="of:=IF(OR([.H235]=&quot;&quot;;[.E235]=0);&quot;&quot;;ABS([.H235])/[.E235]*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36]=&quot;&quot;;[.E236]=&quot;&quot;);&quot;&quot;;[.D236]-[.E236])">
            <text:p/>
          </table:table-cell>
          <table:table-cell table:style-name="ce69" table:formula="of:=IF(OR([.H236]=&quot;&quot;;[.E236]=0);&quot;&quot;;ABS([.H236])/[.E236]*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37]=&quot;&quot;;[.E237]=&quot;&quot;);&quot;&quot;;[.D237]-[.E237])">
            <text:p/>
          </table:table-cell>
          <table:table-cell table:style-name="ce69" table:formula="of:=IF(OR([.H237]=&quot;&quot;;[.E237]=0);&quot;&quot;;ABS([.H237])/[.E237]*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38]=&quot;&quot;;[.E238]=&quot;&quot;);&quot;&quot;;[.D238]-[.E238])">
            <text:p/>
          </table:table-cell>
          <table:table-cell table:style-name="ce69" table:formula="of:=IF(OR([.H238]=&quot;&quot;;[.E238]=0);&quot;&quot;;ABS([.H238])/[.E238]*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39]=&quot;&quot;;[.E239]=&quot;&quot;);&quot;&quot;;[.D239]-[.E239])">
            <text:p/>
          </table:table-cell>
          <table:table-cell table:style-name="ce69" table:formula="of:=IF(OR([.H239]=&quot;&quot;;[.E239]=0);&quot;&quot;;ABS([.H239])/[.E239]*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40]=&quot;&quot;;[.E240]=&quot;&quot;);&quot;&quot;;[.D240]-[.E240])">
            <text:p/>
          </table:table-cell>
          <table:table-cell table:style-name="ce69" table:formula="of:=IF(OR([.H240]=&quot;&quot;;[.E240]=0);&quot;&quot;;ABS([.H240])/[.E240]*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41]=&quot;&quot;;[.E241]=&quot;&quot;);&quot;&quot;;[.D241]-[.E241])">
            <text:p/>
          </table:table-cell>
          <table:table-cell table:style-name="ce69" table:formula="of:=IF(OR([.H241]=&quot;&quot;;[.E241]=0);&quot;&quot;;ABS([.H241])/[.E241]*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42]=&quot;&quot;;[.E242]=&quot;&quot;);&quot;&quot;;[.D242]-[.E242])">
            <text:p/>
          </table:table-cell>
          <table:table-cell table:style-name="ce69" table:formula="of:=IF(OR([.H242]=&quot;&quot;;[.E242]=0);&quot;&quot;;ABS([.H242])/[.E242]*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43]=&quot;&quot;;[.E243]=&quot;&quot;);&quot;&quot;;[.D243]-[.E243])">
            <text:p/>
          </table:table-cell>
          <table:table-cell table:style-name="ce69" table:formula="of:=IF(OR([.H243]=&quot;&quot;;[.E243]=0);&quot;&quot;;ABS([.H243])/[.E243]*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44]=&quot;&quot;;[.E244]=&quot;&quot;);&quot;&quot;;[.D244]-[.E244])">
            <text:p/>
          </table:table-cell>
          <table:table-cell table:style-name="ce69" table:formula="of:=IF(OR([.H244]=&quot;&quot;;[.E244]=0);&quot;&quot;;ABS([.H244])/[.E244]*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45]=&quot;&quot;;[.E245]=&quot;&quot;);&quot;&quot;;[.D245]-[.E245])">
            <text:p/>
          </table:table-cell>
          <table:table-cell table:style-name="ce69" table:formula="of:=IF(OR([.H245]=&quot;&quot;;[.E245]=0);&quot;&quot;;ABS([.H245])/[.E245]*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46]=&quot;&quot;;[.E246]=&quot;&quot;);&quot;&quot;;[.D246]-[.E246])">
            <text:p/>
          </table:table-cell>
          <table:table-cell table:style-name="ce69" table:formula="of:=IF(OR([.H246]=&quot;&quot;;[.E246]=0);&quot;&quot;;ABS([.H246])/[.E246]*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47]=&quot;&quot;;[.E247]=&quot;&quot;);&quot;&quot;;[.D247]-[.E247])">
            <text:p/>
          </table:table-cell>
          <table:table-cell table:style-name="ce69" table:formula="of:=IF(OR([.H247]=&quot;&quot;;[.E247]=0);&quot;&quot;;ABS([.H247])/[.E247]*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48]=&quot;&quot;;[.E248]=&quot;&quot;);&quot;&quot;;[.D248]-[.E248])">
            <text:p/>
          </table:table-cell>
          <table:table-cell table:style-name="ce69" table:formula="of:=IF(OR([.H248]=&quot;&quot;;[.E248]=0);&quot;&quot;;ABS([.H248])/[.E248]*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49]=&quot;&quot;;[.E249]=&quot;&quot;);&quot;&quot;;[.D249]-[.E249])">
            <text:p/>
          </table:table-cell>
          <table:table-cell table:style-name="ce69" table:formula="of:=IF(OR([.H249]=&quot;&quot;;[.E249]=0);&quot;&quot;;ABS([.H249])/[.E249]*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50]=&quot;&quot;;[.E250]=&quot;&quot;);&quot;&quot;;[.D250]-[.E250])">
            <text:p/>
          </table:table-cell>
          <table:table-cell table:style-name="ce69" table:formula="of:=IF(OR([.H250]=&quot;&quot;;[.E250]=0);&quot;&quot;;ABS([.H250])/[.E250]*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51]=&quot;&quot;;[.E251]=&quot;&quot;);&quot;&quot;;[.D251]-[.E251])">
            <text:p/>
          </table:table-cell>
          <table:table-cell table:style-name="ce69" table:formula="of:=IF(OR([.H251]=&quot;&quot;;[.E251]=0);&quot;&quot;;ABS([.H251])/[.E251]*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52]=&quot;&quot;;[.E252]=&quot;&quot;);&quot;&quot;;[.D252]-[.E252])">
            <text:p/>
          </table:table-cell>
          <table:table-cell table:style-name="ce69" table:formula="of:=IF(OR([.H252]=&quot;&quot;;[.E252]=0);&quot;&quot;;ABS([.H252])/[.E252]*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53]=&quot;&quot;;[.E253]=&quot;&quot;);&quot;&quot;;[.D253]-[.E253])">
            <text:p/>
          </table:table-cell>
          <table:table-cell table:style-name="ce69" table:formula="of:=IF(OR([.H253]=&quot;&quot;;[.E253]=0);&quot;&quot;;ABS([.H253])/[.E253]*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54]=&quot;&quot;;[.E254]=&quot;&quot;);&quot;&quot;;[.D254]-[.E254])">
            <text:p/>
          </table:table-cell>
          <table:table-cell table:style-name="ce69" table:formula="of:=IF(OR([.H254]=&quot;&quot;;[.E254]=0);&quot;&quot;;ABS([.H254])/[.E254]*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55]=&quot;&quot;;[.E255]=&quot;&quot;);&quot;&quot;;[.D255]-[.E255])">
            <text:p/>
          </table:table-cell>
          <table:table-cell table:style-name="ce69" table:formula="of:=IF(OR([.H255]=&quot;&quot;;[.E255]=0);&quot;&quot;;ABS([.H255])/[.E255]*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56]=&quot;&quot;;[.E256]=&quot;&quot;);&quot;&quot;;[.D256]-[.E256])">
            <text:p/>
          </table:table-cell>
          <table:table-cell table:style-name="ce69" table:formula="of:=IF(OR([.H256]=&quot;&quot;;[.E256]=0);&quot;&quot;;ABS([.H256])/[.E256]*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57]=&quot;&quot;;[.E257]=&quot;&quot;);&quot;&quot;;[.D257]-[.E257])">
            <text:p/>
          </table:table-cell>
          <table:table-cell table:style-name="ce69" table:formula="of:=IF(OR([.H257]=&quot;&quot;;[.E257]=0);&quot;&quot;;ABS([.H257])/[.E257]*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58]=&quot;&quot;;[.E258]=&quot;&quot;);&quot;&quot;;[.D258]-[.E258])">
            <text:p/>
          </table:table-cell>
          <table:table-cell table:style-name="ce69" table:formula="of:=IF(OR([.H258]=&quot;&quot;;[.E258]=0);&quot;&quot;;ABS([.H258])/[.E258]*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59]=&quot;&quot;;[.E259]=&quot;&quot;);&quot;&quot;;[.D259]-[.E259])">
            <text:p/>
          </table:table-cell>
          <table:table-cell table:style-name="ce69" table:formula="of:=IF(OR([.H259]=&quot;&quot;;[.E259]=0);&quot;&quot;;ABS([.H259])/[.E259]*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60]=&quot;&quot;;[.E260]=&quot;&quot;);&quot;&quot;;[.D260]-[.E260])">
            <text:p/>
          </table:table-cell>
          <table:table-cell table:style-name="ce69" table:formula="of:=IF(OR([.H260]=&quot;&quot;;[.E260]=0);&quot;&quot;;ABS([.H260])/[.E260]*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61]=&quot;&quot;;[.E261]=&quot;&quot;);&quot;&quot;;[.D261]-[.E261])">
            <text:p/>
          </table:table-cell>
          <table:table-cell table:style-name="ce69" table:formula="of:=IF(OR([.H261]=&quot;&quot;;[.E261]=0);&quot;&quot;;ABS([.H261])/[.E261]*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62]=&quot;&quot;;[.E262]=&quot;&quot;);&quot;&quot;;[.D262]-[.E262])">
            <text:p/>
          </table:table-cell>
          <table:table-cell table:style-name="ce69" table:formula="of:=IF(OR([.H262]=&quot;&quot;;[.E262]=0);&quot;&quot;;ABS([.H262])/[.E262]*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63]=&quot;&quot;;[.E263]=&quot;&quot;);&quot;&quot;;[.D263]-[.E263])">
            <text:p/>
          </table:table-cell>
          <table:table-cell table:style-name="ce69" table:formula="of:=IF(OR([.H263]=&quot;&quot;;[.E263]=0);&quot;&quot;;ABS([.H263])/[.E263]*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64]=&quot;&quot;;[.E264]=&quot;&quot;);&quot;&quot;;[.D264]-[.E264])">
            <text:p/>
          </table:table-cell>
          <table:table-cell table:style-name="ce69" table:formula="of:=IF(OR([.H264]=&quot;&quot;;[.E264]=0);&quot;&quot;;ABS([.H264])/[.E264]*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65]=&quot;&quot;;[.E265]=&quot;&quot;);&quot;&quot;;[.D265]-[.E265])">
            <text:p/>
          </table:table-cell>
          <table:table-cell table:style-name="ce69" table:formula="of:=IF(OR([.H265]=&quot;&quot;;[.E265]=0);&quot;&quot;;ABS([.H265])/[.E265]*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66]=&quot;&quot;;[.E266]=&quot;&quot;);&quot;&quot;;[.D266]-[.E266])">
            <text:p/>
          </table:table-cell>
          <table:table-cell table:style-name="ce69" table:formula="of:=IF(OR([.H266]=&quot;&quot;;[.E266]=0);&quot;&quot;;ABS([.H266])/[.E266]*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67]=&quot;&quot;;[.E267]=&quot;&quot;);&quot;&quot;;[.D267]-[.E267])">
            <text:p/>
          </table:table-cell>
          <table:table-cell table:style-name="ce69" table:formula="of:=IF(OR([.H267]=&quot;&quot;;[.E267]=0);&quot;&quot;;ABS([.H267])/[.E267]*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68]=&quot;&quot;;[.E268]=&quot;&quot;);&quot;&quot;;[.D268]-[.E268])">
            <text:p/>
          </table:table-cell>
          <table:table-cell table:style-name="ce69" table:formula="of:=IF(OR([.H268]=&quot;&quot;;[.E268]=0);&quot;&quot;;ABS([.H268])/[.E268]*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69]=&quot;&quot;;[.E269]=&quot;&quot;);&quot;&quot;;[.D269]-[.E269])">
            <text:p/>
          </table:table-cell>
          <table:table-cell table:style-name="ce69" table:formula="of:=IF(OR([.H269]=&quot;&quot;;[.E269]=0);&quot;&quot;;ABS([.H269])/[.E269]*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70]=&quot;&quot;;[.E270]=&quot;&quot;);&quot;&quot;;[.D270]-[.E270])">
            <text:p/>
          </table:table-cell>
          <table:table-cell table:style-name="ce69" table:formula="of:=IF(OR([.H270]=&quot;&quot;;[.E270]=0);&quot;&quot;;ABS([.H270])/[.E270]*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71]=&quot;&quot;;[.E271]=&quot;&quot;);&quot;&quot;;[.D271]-[.E271])">
            <text:p/>
          </table:table-cell>
          <table:table-cell table:style-name="ce69" table:formula="of:=IF(OR([.H271]=&quot;&quot;;[.E271]=0);&quot;&quot;;ABS([.H271])/[.E271]*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72]=&quot;&quot;;[.E272]=&quot;&quot;);&quot;&quot;;[.D272]-[.E272])">
            <text:p/>
          </table:table-cell>
          <table:table-cell table:style-name="ce69" table:formula="of:=IF(OR([.H272]=&quot;&quot;;[.E272]=0);&quot;&quot;;ABS([.H272])/[.E272]*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73]=&quot;&quot;;[.E273]=&quot;&quot;);&quot;&quot;;[.D273]-[.E273])">
            <text:p/>
          </table:table-cell>
          <table:table-cell table:style-name="ce69" table:formula="of:=IF(OR([.H273]=&quot;&quot;;[.E273]=0);&quot;&quot;;ABS([.H273])/[.E273]*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74]=&quot;&quot;;[.E274]=&quot;&quot;);&quot;&quot;;[.D274]-[.E274])">
            <text:p/>
          </table:table-cell>
          <table:table-cell table:style-name="ce69" table:formula="of:=IF(OR([.H274]=&quot;&quot;;[.E274]=0);&quot;&quot;;ABS([.H274])/[.E274]*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75]=&quot;&quot;;[.E275]=&quot;&quot;);&quot;&quot;;[.D275]-[.E275])">
            <text:p/>
          </table:table-cell>
          <table:table-cell table:style-name="ce69" table:formula="of:=IF(OR([.H275]=&quot;&quot;;[.E275]=0);&quot;&quot;;ABS([.H275])/[.E275]*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76]=&quot;&quot;;[.E276]=&quot;&quot;);&quot;&quot;;[.D276]-[.E276])">
            <text:p/>
          </table:table-cell>
          <table:table-cell table:style-name="ce69" table:formula="of:=IF(OR([.H276]=&quot;&quot;;[.E276]=0);&quot;&quot;;ABS([.H276])/[.E276]*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77]=&quot;&quot;;[.E277]=&quot;&quot;);&quot;&quot;;[.D277]-[.E277])">
            <text:p/>
          </table:table-cell>
          <table:table-cell table:style-name="ce69" table:formula="of:=IF(OR([.H277]=&quot;&quot;;[.E277]=0);&quot;&quot;;ABS([.H277])/[.E277]*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78]=&quot;&quot;;[.E278]=&quot;&quot;);&quot;&quot;;[.D278]-[.E278])">
            <text:p/>
          </table:table-cell>
          <table:table-cell table:style-name="ce69" table:formula="of:=IF(OR([.H278]=&quot;&quot;;[.E278]=0);&quot;&quot;;ABS([.H278])/[.E278]*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79]=&quot;&quot;;[.E279]=&quot;&quot;);&quot;&quot;;[.D279]-[.E279])">
            <text:p/>
          </table:table-cell>
          <table:table-cell table:style-name="ce69" table:formula="of:=IF(OR([.H279]=&quot;&quot;;[.E279]=0);&quot;&quot;;ABS([.H279])/[.E279]*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80]=&quot;&quot;;[.E280]=&quot;&quot;);&quot;&quot;;[.D280]-[.E280])">
            <text:p/>
          </table:table-cell>
          <table:table-cell table:style-name="ce69" table:formula="of:=IF(OR([.H280]=&quot;&quot;;[.E280]=0);&quot;&quot;;ABS([.H280])/[.E280]*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81]=&quot;&quot;;[.E281]=&quot;&quot;);&quot;&quot;;[.D281]-[.E281])">
            <text:p/>
          </table:table-cell>
          <table:table-cell table:style-name="ce69" table:formula="of:=IF(OR([.H281]=&quot;&quot;;[.E281]=0);&quot;&quot;;ABS([.H281])/[.E281]*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82]=&quot;&quot;;[.E282]=&quot;&quot;);&quot;&quot;;[.D282]-[.E282])">
            <text:p/>
          </table:table-cell>
          <table:table-cell table:style-name="ce69" table:formula="of:=IF(OR([.H282]=&quot;&quot;;[.E282]=0);&quot;&quot;;ABS([.H282])/[.E282]*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83]=&quot;&quot;;[.E283]=&quot;&quot;);&quot;&quot;;[.D283]-[.E283])">
            <text:p/>
          </table:table-cell>
          <table:table-cell table:style-name="ce69" table:formula="of:=IF(OR([.H283]=&quot;&quot;;[.E283]=0);&quot;&quot;;ABS([.H283])/[.E283]*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84]=&quot;&quot;;[.E284]=&quot;&quot;);&quot;&quot;;[.D284]-[.E284])">
            <text:p/>
          </table:table-cell>
          <table:table-cell table:style-name="ce69" table:formula="of:=IF(OR([.H284]=&quot;&quot;;[.E284]=0);&quot;&quot;;ABS([.H284])/[.E284]*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85]=&quot;&quot;;[.E285]=&quot;&quot;);&quot;&quot;;[.D285]-[.E285])">
            <text:p/>
          </table:table-cell>
          <table:table-cell table:style-name="ce69" table:formula="of:=IF(OR([.H285]=&quot;&quot;;[.E285]=0);&quot;&quot;;ABS([.H285])/[.E285]*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86]=&quot;&quot;;[.E286]=&quot;&quot;);&quot;&quot;;[.D286]-[.E286])">
            <text:p/>
          </table:table-cell>
          <table:table-cell table:style-name="ce69" table:formula="of:=IF(OR([.H286]=&quot;&quot;;[.E286]=0);&quot;&quot;;ABS([.H286])/[.E286]*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87]=&quot;&quot;;[.E287]=&quot;&quot;);&quot;&quot;;[.D287]-[.E287])">
            <text:p/>
          </table:table-cell>
          <table:table-cell table:style-name="ce69" table:formula="of:=IF(OR([.H287]=&quot;&quot;;[.E287]=0);&quot;&quot;;ABS([.H287])/[.E287]*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88]=&quot;&quot;;[.E288]=&quot;&quot;);&quot;&quot;;[.D288]-[.E288])">
            <text:p/>
          </table:table-cell>
          <table:table-cell table:style-name="ce69" table:formula="of:=IF(OR([.H288]=&quot;&quot;;[.E288]=0);&quot;&quot;;ABS([.H288])/[.E288]*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89]=&quot;&quot;;[.E289]=&quot;&quot;);&quot;&quot;;[.D289]-[.E289])">
            <text:p/>
          </table:table-cell>
          <table:table-cell table:style-name="ce69" table:formula="of:=IF(OR([.H289]=&quot;&quot;;[.E289]=0);&quot;&quot;;ABS([.H289])/[.E289]*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90]=&quot;&quot;;[.E290]=&quot;&quot;);&quot;&quot;;[.D290]-[.E290])">
            <text:p/>
          </table:table-cell>
          <table:table-cell table:style-name="ce69" table:formula="of:=IF(OR([.H290]=&quot;&quot;;[.E290]=0);&quot;&quot;;ABS([.H290])/[.E290]*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91]=&quot;&quot;;[.E291]=&quot;&quot;);&quot;&quot;;[.D291]-[.E291])">
            <text:p/>
          </table:table-cell>
          <table:table-cell table:style-name="ce69" table:formula="of:=IF(OR([.H291]=&quot;&quot;;[.E291]=0);&quot;&quot;;ABS([.H291])/[.E291]*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92]=&quot;&quot;;[.E292]=&quot;&quot;);&quot;&quot;;[.D292]-[.E292])">
            <text:p/>
          </table:table-cell>
          <table:table-cell table:style-name="ce69" table:formula="of:=IF(OR([.H292]=&quot;&quot;;[.E292]=0);&quot;&quot;;ABS([.H292])/[.E292]*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93]=&quot;&quot;;[.E293]=&quot;&quot;);&quot;&quot;;[.D293]-[.E293])">
            <text:p/>
          </table:table-cell>
          <table:table-cell table:style-name="ce69" table:formula="of:=IF(OR([.H293]=&quot;&quot;;[.E293]=0);&quot;&quot;;ABS([.H293])/[.E293]*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94]=&quot;&quot;;[.E294]=&quot;&quot;);&quot;&quot;;[.D294]-[.E294])">
            <text:p/>
          </table:table-cell>
          <table:table-cell table:style-name="ce69" table:formula="of:=IF(OR([.H294]=&quot;&quot;;[.E294]=0);&quot;&quot;;ABS([.H294])/[.E294]*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95]=&quot;&quot;;[.E295]=&quot;&quot;);&quot;&quot;;[.D295]-[.E295])">
            <text:p/>
          </table:table-cell>
          <table:table-cell table:style-name="ce69" table:formula="of:=IF(OR([.H295]=&quot;&quot;;[.E295]=0);&quot;&quot;;ABS([.H295])/[.E295]*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96]=&quot;&quot;;[.E296]=&quot;&quot;);&quot;&quot;;[.D296]-[.E296])">
            <text:p/>
          </table:table-cell>
          <table:table-cell table:style-name="ce69" table:formula="of:=IF(OR([.H296]=&quot;&quot;;[.E296]=0);&quot;&quot;;ABS([.H296])/[.E296]*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97]=&quot;&quot;;[.E297]=&quot;&quot;);&quot;&quot;;[.D297]-[.E297])">
            <text:p/>
          </table:table-cell>
          <table:table-cell table:style-name="ce69" table:formula="of:=IF(OR([.H297]=&quot;&quot;;[.E297]=0);&quot;&quot;;ABS([.H297])/[.E297]*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98]=&quot;&quot;;[.E298]=&quot;&quot;);&quot;&quot;;[.D298]-[.E298])">
            <text:p/>
          </table:table-cell>
          <table:table-cell table:style-name="ce69" table:formula="of:=IF(OR([.H298]=&quot;&quot;;[.E298]=0);&quot;&quot;;ABS([.H298])/[.E298]*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299]=&quot;&quot;;[.E299]=&quot;&quot;);&quot;&quot;;[.D299]-[.E299])">
            <text:p/>
          </table:table-cell>
          <table:table-cell table:style-name="ce69" table:formula="of:=IF(OR([.H299]=&quot;&quot;;[.E299]=0);&quot;&quot;;ABS([.H299])/[.E299]*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300]=&quot;&quot;;[.E300]=&quot;&quot;);&quot;&quot;;[.D300]-[.E300])">
            <text:p/>
          </table:table-cell>
          <table:table-cell table:style-name="ce69" table:formula="of:=IF(OR([.H300]=&quot;&quot;;[.E300]=0);&quot;&quot;;ABS([.H300])/[.E300]*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301]=&quot;&quot;;[.E301]=&quot;&quot;);&quot;&quot;;[.D301]-[.E301])">
            <text:p/>
          </table:table-cell>
          <table:table-cell table:style-name="ce69" table:formula="of:=IF(OR([.H301]=&quot;&quot;;[.E301]=0);&quot;&quot;;ABS([.H301])/[.E301]*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302]=&quot;&quot;;[.E302]=&quot;&quot;);&quot;&quot;;[.D302]-[.E302])">
            <text:p/>
          </table:table-cell>
          <table:table-cell table:style-name="ce69" table:formula="of:=IF(OR([.H302]=&quot;&quot;;[.E302]=0);&quot;&quot;;ABS([.H302])/[.E302]*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303]=&quot;&quot;;[.E303]=&quot;&quot;);&quot;&quot;;[.D303]-[.E303])">
            <text:p/>
          </table:table-cell>
          <table:table-cell table:style-name="ce69" table:formula="of:=IF(OR([.H303]=&quot;&quot;;[.E303]=0);&quot;&quot;;ABS([.H303])/[.E303]*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304]=&quot;&quot;;[.E304]=&quot;&quot;);&quot;&quot;;[.D304]-[.E304])">
            <text:p/>
          </table:table-cell>
          <table:table-cell table:style-name="ce69" table:formula="of:=IF(OR([.H304]=&quot;&quot;;[.E304]=0);&quot;&quot;;ABS([.H304])/[.E304]*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305]=&quot;&quot;;[.E305]=&quot;&quot;);&quot;&quot;;[.D305]-[.E305])">
            <text:p/>
          </table:table-cell>
          <table:table-cell table:style-name="ce69" table:formula="of:=IF(OR([.H305]=&quot;&quot;;[.E305]=0);&quot;&quot;;ABS([.H305])/[.E305]*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306]=&quot;&quot;;[.E306]=&quot;&quot;);&quot;&quot;;[.D306]-[.E306])">
            <text:p/>
          </table:table-cell>
          <table:table-cell table:style-name="ce69" table:formula="of:=IF(OR([.H306]=&quot;&quot;;[.E306]=0);&quot;&quot;;ABS([.H306])/[.E306]*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307]=&quot;&quot;;[.E307]=&quot;&quot;);&quot;&quot;;[.D307]-[.E307])">
            <text:p/>
          </table:table-cell>
          <table:table-cell table:style-name="ce69" table:formula="of:=IF(OR([.H307]=&quot;&quot;;[.E307]=0);&quot;&quot;;ABS([.H307])/[.E307]*100)">
            <text:p/>
          </table:table-cell>
          <table:table-cell table:number-columns-repeated="1015"/>
        </table:table-row>
        <table:table-row table:style-name="ro2">
          <table:table-cell/>
          <table:table-cell table:content-validation-name="val1"/>
          <table:table-cell table:number-columns-repeated="3"/>
          <table:table-cell table:style-name="ce48" table:content-validation-name="val2"/>
          <table:table-cell/>
          <table:table-cell table:style-name="ce69" table:formula="of:=IF(OR([.D308]=&quot;&quot;;[.E308]=&quot;&quot;);&quot;&quot;;[.D308]-[.E308])">
            <text:p/>
          </table:table-cell>
          <table:table-cell table:style-name="ce69" table:formula="of:=IF(OR([.H308]=&quot;&quot;;[.E308]=0);&quot;&quot;;ABS([.H308])/[.E308]*100)">
            <text:p/>
          </table:table-cell>
          <table:table-cell table:number-columns-repeated="1015"/>
        </table:table-row>
        <table:table-row table:style-name="ro7" table:number-rows-repeated="1048267">
          <table:table-cell table:number-columns-repeated="1024"/>
        </table:table-row>
        <table:table-row table:style-name="ro7">
          <table:table-cell table:number-columns-repeated="1024"/>
        </table:table-row>
        <calcext:conditional-formats>
          <calcext:conditional-format calcext:target-range-address="Status.F18:Status.F18">
            <calcext:condition calcext:apply-style-name="ConditionalStyle_1" calcext:value="=&quot;Delayed&quot;" calcext:base-cell-address="Status.F18"/>
            <calcext:condition calcext:apply-style-name="ConditionalStyle_2" calcext:value="=&quot;Done&quot;" calcext:base-cell-address="Status.F18"/>
            <calcext:condition calcext:apply-style-name="ConditionalStyle_3" calcext:value="=&quot;Ongoing&quot;" calcext:base-cell-address="Status.F18"/>
          </calcext:conditional-format>
          <calcext:conditional-format calcext:target-range-address="Status.F33:Status.F33">
            <calcext:condition calcext:apply-style-name="ConditionalStyle_4" calcext:value="=&quot;Delayed&quot;" calcext:base-cell-address="Status.F33"/>
            <calcext:condition calcext:apply-style-name="ConditionalStyle_5" calcext:value="=&quot;Done&quot;" calcext:base-cell-address="Status.F33"/>
            <calcext:condition calcext:apply-style-name="ConditionalStyle_6" calcext:value="=&quot;Ongoing&quot;" calcext:base-cell-address="Status.F33"/>
          </calcext:conditional-format>
          <calcext:conditional-format calcext:target-range-address="Status.F16:Status.F16">
            <calcext:condition calcext:apply-style-name="ConditionalStyle_1" calcext:value="=&quot;Delayed&quot;" calcext:base-cell-address="Status.F16"/>
            <calcext:condition calcext:apply-style-name="ConditionalStyle_2" calcext:value="=&quot;Done&quot;" calcext:base-cell-address="Status.F16"/>
            <calcext:condition calcext:apply-style-name="ConditionalStyle_3" calcext:value="=&quot;Ongoing&quot;" calcext:base-cell-address="Status.F16"/>
          </calcext:conditional-format>
          <calcext:conditional-format calcext:target-range-address="Status.F29:Status.F29">
            <calcext:condition calcext:apply-style-name="ConditionalStyle_7" calcext:value="=&quot;Delayed&quot;" calcext:base-cell-address="Status.F29"/>
            <calcext:condition calcext:apply-style-name="ConditionalStyle_8" calcext:value="=&quot;Done&quot;" calcext:base-cell-address="Status.F29"/>
            <calcext:condition calcext:apply-style-name="ConditionalStyle_9" calcext:value="=&quot;Ongoing&quot;" calcext:base-cell-address="Status.F29"/>
          </calcext:conditional-format>
          <calcext:conditional-format calcext:target-range-address="Status.F26:Status.F28">
            <calcext:condition calcext:apply-style-name="ConditionalStyle_1" calcext:value="=&quot;Delayed&quot;" calcext:base-cell-address="Status.F26"/>
            <calcext:condition calcext:apply-style-name="ConditionalStyle_2" calcext:value="=&quot;Done&quot;" calcext:base-cell-address="Status.F26"/>
            <calcext:condition calcext:apply-style-name="ConditionalStyle_3" calcext:value="=&quot;Ongoing&quot;" calcext:base-cell-address="Status.F26"/>
          </calcext:conditional-format>
        </calcext:conditional-formats>
      </table:table>
      <table:table table:name="Sheet3" table:style-name="ta3">
        <table:table-column table:style-name="co12" table:number-columns-repeated="1024" table:default-cell-style-name="ce3"/>
        <table:table-row table:style-name="ro7" table:number-rows-repeated="1048575">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fill-character> </loext:fill-character>
      <number:text>-</number:text>
      <number:number number:decimal-places="0" loext:min-decimal-places="0" number:min-integer-digits="0"/>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d4"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onditionalStyle_5f_1" style:display-name="ConditionalStyle_1" style:family="table-cell" style:parent-style-name="Default">
      <style:text-properties style:font-name="Arial" fo:font-family="Arial" style:font-family-generic="swiss"/>
    </style:style>
    <style:style style:name="ConditionalStyle_5f_2" style:display-name="ConditionalStyle_2" style:family="table-cell" style:parent-style-name="Default">
      <style:text-properties style:font-name="Arial" fo:font-family="Arial" style:font-family-generic="swiss"/>
    </style:style>
    <style:style style:name="ConditionalStyle_5f_3" style:display-name="ConditionalStyle_3" style:family="table-cell" style:parent-style-name="Default">
      <style:text-properties style:font-name="Arial" fo:font-family="Arial" style:font-family-generic="swiss"/>
    </style:style>
    <style:style style:name="ConditionalStyle_5f_4" style:display-name="ConditionalStyle_4" style:family="table-cell" style:parent-style-name="Default">
      <style:text-properties style:font-name="Arial" fo:font-family="Arial" style:font-family-generic="swiss"/>
    </style:style>
    <style:style style:name="ConditionalStyle_5f_5" style:display-name="ConditionalStyle_5" style:family="table-cell" style:parent-style-name="Default">
      <style:text-properties style:font-name="Arial" fo:font-family="Arial" style:font-family-generic="swiss"/>
    </style:style>
    <style:style style:name="ConditionalStyle_5f_6" style:display-name="ConditionalStyle_6" style:family="table-cell" style:parent-style-name="Default">
      <style:text-properties style:font-name="Arial" fo:font-family="Arial" style:font-family-generic="swiss"/>
    </style:style>
    <style:style style:name="ConditionalStyle_5f_7" style:display-name="ConditionalStyle_7" style:family="table-cell" style:parent-style-name="Default" style:data-style-name="N0">
      <style:table-cell-properties fo:background-color="#ffffff"/>
      <style:text-properties fo:color="#0000d4" style:text-outline="false" style:text-line-through-style="none" style:text-line-through-type="none" style:font-name="Arial" fo:font-family="Arial" style:font-family-generic="swiss" fo:font-style="normal" fo:text-shadow="none" style:text-underline-style="solid" style:text-underline-width="auto" style:text-underline-color="font-color" fo:font-weight="normal" style:font-style-asian="normal" style:font-weight-asian="normal" style:font-style-complex="normal" style:font-weight-complex="normal"/>
    </style:style>
    <style:style style:name="ConditionalStyle_5f_8" style:display-name="ConditionalStyle_8" style:family="table-cell" style:parent-style-name="Default">
      <style:text-properties style:font-name="Arial" fo:font-family="Arial" style:font-family-generic="swiss"/>
    </style:style>
    <style:style style:name="ConditionalStyle_5f_9" style:display-name="ConditionalStyle_9" style:family="table-cell" style:parent-style-name="Default">
      <style:text-properties style:font-name="Arial" fo:font-family="Arial" style:font-family-generic="swiss"/>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03mm" fo:margin-left="0mm" fo:margin-right="0mm" fo:margin-bottom="2.5mm"/>
      </style:header-style>
      <style:footer-style>
        <style:header-footer-properties fo:min-height="6.03mm" fo:margin-left="0mm" fo:margin-right="0mm" fo:margin-top="2.5mm"/>
      </style:footer-style>
    </style:page-layout>
    <style:page-layout style:name="Mpm4">
      <style:page-layout-properties fo:page-width="210.01mm" fo:page-height="297mm"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79.4mm" fo:page-height="215.9mm" style:num-format="1" style:print-orientation="landscape" fo:margin-top="12.7mm" fo:margin-bottom="24.99mm" fo:margin-left="19mm" fo:margin-right="19mm" style:print-page-order="ttb" style:first-page-number="continue" style:scale-to="100%" style:writing-mode="lr-tb" style:print="charts drawings grid objects zero-values"/>
      <style:header-style>
        <style:header-footer-properties fo:min-height="12.29mm" fo:margin-left="0mm" fo:margin-right="0mm" fo:margin-bottom="8.77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05">00/00/0000</text:date>, <text:time style:data-style-name="N2" text:time-value="21:32:36.617456566">00:00:00</text:time></text:p>
        </style:region-right>
      </style:header>
      <style:header-left style:display="false"/>
      <style:footer>
        <text:p>Page <text:page-number>1</text:page-number> / <text:page-count>99</text:page-count></text:p>
      </style:footer>
      <style:footer-left style:display="false"/>
    </style:master-page>
    <style:master-page style:name="PageStyle_5f_Sheet3" style:display-name="PageStyle_Sheet3"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structions" style:display-name="PageStyle_Instructions" style:page-layout-name="Mpm4">
      <style:header style:display="false"/>
      <style:header-left style:display="false"/>
      <style:footer style:display="false"/>
      <style:footer-left style:display="false"/>
    </style:master-page>
    <style:master-page style:name="PageStyle_5f_Status" style:display-name="PageStyle_Status" style:page-layout-name="Mpm5">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8-11-05">00/00/0000</text:date></text:span></text:p>
        </style:region-right>
      </style:header>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3-08-12T23:45:36</meta:creation-date>
    <meta:initial-creator>swami</meta:initial-creator>
    <dc:language>en-IN</dc:language>
    <meta:print-date>2003-11-22T00:06:36</meta:print-date>
    <dc:date>2018-11-05T21:32:44.952226437</dc:date>
    <meta:editing-cycles>26</meta:editing-cycles>
    <meta:editing-duration>PT6H57M12S</meta:editing-duration>
    <meta:generator>LibreOffice/5.1.6.2$Linux_X86_64 LibreOffice_project/10m0$Build-2</meta:generator>
    <meta:document-statistic meta:table-count="3" meta:cell-count="908" meta:object-count="0"/>
  </office:meta>
</office:document-meta>
</file>